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3"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7"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69"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0"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1"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2"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3" style:family="paragraph" style:parent-style-name="Standard">
      <style:text-properties fo:color="#000000" loext:opacity="100%" style:font-name="arial"/>
    </style:style>
    <style:style style:name="P7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6" style:family="paragraph" style:parent-style-name="Text_20_body">
      <style:text-properties fo:color="#000000" loext:opacity="100%" style:font-name="arial" officeooo:rsid="001ee25d" officeooo:paragraph-rsid="001ee25d"/>
    </style:style>
    <style:style style:name="P77" style:family="paragraph" style:parent-style-name="Preformatted_20_Text">
      <style:paragraph-properties style:writing-mode="lr-tb"/>
    </style:style>
    <style:style style:name="P78" style:family="paragraph" style:parent-style-name="Preformatted_20_Text">
      <style:paragraph-properties fo:margin-top="0in" fo:margin-bottom="0.1965in" style:contextual-spacing="false" style:writing-mode="lr-tb"/>
    </style:style>
    <style:style style:name="P79" style:family="paragraph" style:parent-style-name="Standard">
      <loext:graphic-properties draw:fill="solid" draw:fill-color="#1e1f22"/>
      <style:paragraph-properties fo:background-color="#1e1f22" fo:padding="0in" fo:border="none" style:shadow="none"/>
    </style:style>
    <style:style style:name="P80" style:family="paragraph" style:parent-style-name="Standard">
      <style:text-properties officeooo:rsid="004bb73a" officeooo:paragraph-rsid="004bb73a"/>
    </style:style>
    <style:style style:name="P81"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2" style:family="paragraph" style:parent-style-name="Text_20_body">
      <style:text-properties officeooo:rsid="004bb73a" officeooo:paragraph-rsid="004bb73a"/>
    </style:style>
    <style:style style:name="P83" style:family="paragraph" style:parent-style-name="Standard">
      <style:text-properties officeooo:paragraph-rsid="004bb73a"/>
    </style:style>
    <style:style style:name="P84" style:family="paragraph" style:parent-style-name="Standard">
      <style:text-properties officeooo:rsid="0053547b" officeooo:paragraph-rsid="0053547b"/>
    </style:style>
    <style:style style:name="P85"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7" style:family="paragraph" style:parent-style-name="Standard">
      <style:text-properties officeooo:rsid="0057d012" officeooo:paragraph-rsid="0057d012"/>
    </style:style>
    <style:style style:name="P88"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89" style:family="paragraph" style:parent-style-name="Standard">
      <style:text-properties officeooo:rsid="0058112d" officeooo:paragraph-rsid="0058112d"/>
    </style:style>
    <style:style style:name="P90"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1" style:family="paragraph" style:parent-style-name="Standard">
      <style:text-properties officeooo:rsid="0059f919" officeooo:paragraph-rsid="0059f919"/>
    </style:style>
    <style:style style:name="P92"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3" style:family="paragraph" style:parent-style-name="Standard">
      <style:text-properties officeooo:rsid="005b28fa" officeooo:paragraph-rsid="005b28fa"/>
    </style:style>
    <style:style style:name="P94" style:family="paragraph" style:parent-style-name="Standard">
      <style:text-properties officeooo:rsid="005cfb95" officeooo:paragraph-rsid="005cfb95"/>
    </style:style>
    <style:style style:name="P95"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6" style:family="paragraph" style:parent-style-name="Standard">
      <style:text-properties officeooo:rsid="005da45a" officeooo:paragraph-rsid="005da45a"/>
    </style:style>
    <style:style style:name="P97"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8" style:family="paragraph" style:parent-style-name="Standard">
      <style:text-properties officeooo:rsid="005e3ff0" officeooo:paragraph-rsid="005e3ff0"/>
    </style:style>
    <style:style style:name="P99" style:family="paragraph" style:parent-style-name="Standard">
      <style:text-properties officeooo:rsid="00647d40" officeooo:paragraph-rsid="00647d40"/>
    </style:style>
    <style:style style:name="P100"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1" style:family="paragraph" style:parent-style-name="Standard">
      <style:text-properties officeooo:rsid="00664a19" officeooo:paragraph-rsid="00664a19"/>
    </style:style>
    <style:style style:name="P102"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4" style:family="paragraph" style:parent-style-name="Text_20_body">
      <style:text-properties officeooo:rsid="00690460" officeooo:paragraph-rsid="00690460"/>
    </style:style>
    <style:style style:name="P105" style:family="paragraph" style:parent-style-name="Standard">
      <style:text-properties officeooo:rsid="00690460" officeooo:paragraph-rsid="00690460"/>
    </style:style>
    <style:style style:name="P106" style:family="paragraph" style:parent-style-name="Standard">
      <style:text-properties officeooo:rsid="00691a75" officeooo:paragraph-rsid="00691a75"/>
    </style:style>
    <style:style style:name="P10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8" style:family="paragraph" style:parent-style-name="Standard">
      <style:text-properties officeooo:rsid="006bf110" officeooo:paragraph-rsid="006bf110"/>
    </style:style>
    <style:style style:name="P109" style:family="paragraph" style:parent-style-name="Standard">
      <style:text-properties officeooo:rsid="006c8767" officeooo:paragraph-rsid="006c8767"/>
    </style:style>
    <style:style style:name="P11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1" style:family="paragraph" style:parent-style-name="Standard">
      <style:text-properties officeooo:rsid="006cba33" officeooo:paragraph-rsid="006cba33"/>
    </style:style>
    <style:style style:name="P11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3" style:family="paragraph" style:parent-style-name="Text_20_body">
      <style:text-properties officeooo:rsid="006cba33"/>
    </style:style>
    <style:style style:name="P114" style:family="paragraph" style:parent-style-name="Standard">
      <style:text-properties officeooo:rsid="006dea8e" officeooo:paragraph-rsid="006dea8e"/>
    </style:style>
    <style:style style:name="P11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6" style:family="paragraph" style:parent-style-name="Standard">
      <style:text-properties officeooo:rsid="006e0004" officeooo:paragraph-rsid="006e0004"/>
    </style:style>
    <style:style style:name="P11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8" style:family="paragraph" style:parent-style-name="Text_20_body">
      <style:text-properties officeooo:rsid="006e0004" officeooo:paragraph-rsid="006e0004"/>
    </style:style>
    <style:style style:name="P119" style:family="paragraph" style:parent-style-name="Standard">
      <style:text-properties officeooo:rsid="006ed586" officeooo:paragraph-rsid="006ed586"/>
    </style:style>
    <style:style style:name="P12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2" style:family="paragraph" style:parent-style-name="Standard">
      <style:text-properties officeooo:rsid="0076387d" officeooo:paragraph-rsid="0076387d"/>
    </style:style>
    <style:style style:name="P12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4" style:family="paragraph" style:parent-style-name="Text_20_body">
      <style:text-properties officeooo:rsid="0076387d" officeooo:paragraph-rsid="0076387d"/>
    </style:style>
    <style:style style:name="P12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6" style:family="paragraph" style:parent-style-name="Standard">
      <style:text-properties officeooo:rsid="0076bf88" officeooo:paragraph-rsid="0076bf88"/>
    </style:style>
    <style:style style:name="P12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8" style:family="paragraph" style:parent-style-name="Standard">
      <style:text-properties officeooo:rsid="007bd1de" officeooo:paragraph-rsid="007bd1de"/>
    </style:style>
    <style:style style:name="P12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0" style:family="paragraph" style:parent-style-name="Text_20_body">
      <style:text-properties officeooo:rsid="007bd1de" officeooo:paragraph-rsid="007bd1de"/>
    </style:style>
    <style:style style:name="P131" style:family="paragraph" style:parent-style-name="Standard">
      <style:text-properties officeooo:rsid="007dc38c" officeooo:paragraph-rsid="007dc38c"/>
    </style:style>
    <style:style style:name="P13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3" style:family="paragraph" style:parent-style-name="Text_20_body">
      <style:text-properties officeooo:rsid="007dc38c" officeooo:paragraph-rsid="007dc38c"/>
    </style:style>
    <style:style style:name="P134" style:family="paragraph" style:parent-style-name="Standard">
      <style:text-properties officeooo:rsid="007f88ee" officeooo:paragraph-rsid="007f88ee"/>
    </style:style>
    <style:style style:name="P13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6" style:family="paragraph" style:parent-style-name="Text_20_body">
      <style:text-properties officeooo:rsid="0047a538" officeooo:paragraph-rsid="0047a538"/>
    </style:style>
    <style:style style:name="P137" style:family="paragraph" style:parent-style-name="Text_20_body">
      <style:text-properties officeooo:rsid="00749f64" officeooo:paragraph-rsid="00749f64"/>
    </style:style>
    <style:style style:name="P138" style:family="paragraph" style:parent-style-name="Standard">
      <style:text-properties officeooo:paragraph-rsid="0088faef"/>
    </style:style>
    <style:style style:name="P139"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1"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2"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4" style:family="paragraph" style:parent-style-name="Standard">
      <style:text-properties officeooo:rsid="0088faef" officeooo:paragraph-rsid="0088faef"/>
    </style:style>
    <style:style style:name="P14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6" style:family="paragraph" style:parent-style-name="Text_20_body">
      <style:text-properties officeooo:rsid="0088faef" officeooo:paragraph-rsid="0088faef"/>
    </style:style>
    <style:style style:name="P147" style:family="paragraph" style:parent-style-name="Text_20_body">
      <style:text-properties officeooo:rsid="008c1674" officeooo:paragraph-rsid="008c1674"/>
    </style:style>
    <style:style style:name="P148" style:family="paragraph" style:parent-style-name="Text_20_body">
      <style:text-properties officeooo:rsid="008c5dca" officeooo:paragraph-rsid="008c5dca"/>
    </style:style>
    <style:style style:name="P149" style:family="paragraph" style:parent-style-name="Text_20_body">
      <style:text-properties officeooo:rsid="008c5dca" officeooo:paragraph-rsid="008cca11"/>
    </style:style>
    <style:style style:name="P150" style:family="paragraph" style:parent-style-name="Text_20_body">
      <style:text-properties officeooo:rsid="008c5dca" officeooo:paragraph-rsid="008ea058"/>
    </style:style>
    <style:style style:name="P151" style:family="paragraph" style:parent-style-name="Text_20_body">
      <style:text-properties fo:font-weight="bold" officeooo:rsid="008cca11" officeooo:paragraph-rsid="008cca11" style:font-weight-asian="bold" style:font-weight-complex="bold"/>
    </style:style>
    <style:style style:name="P152" style:family="paragraph" style:parent-style-name="Text_20_body">
      <style:text-properties fo:font-weight="bold" officeooo:rsid="008e9440" officeooo:paragraph-rsid="008e9440" style:font-weight-asian="bold" style:font-weight-complex="bold"/>
    </style:style>
    <style:style style:name="P153" style:family="paragraph" style:parent-style-name="Text_20_body">
      <style:text-properties fo:font-weight="bold" officeooo:rsid="008ea058" officeooo:paragraph-rsid="008ea058" style:font-weight-asian="bold" style:font-weight-complex="bold"/>
    </style:style>
    <style:style style:name="P154" style:family="paragraph" style:parent-style-name="Text_20_body">
      <style:text-properties fo:font-weight="bold" officeooo:rsid="009049a8" officeooo:paragraph-rsid="009049a8" style:font-weight-asian="bold" style:font-weight-complex="bold"/>
    </style:style>
    <style:style style:name="P155" style:family="paragraph" style:parent-style-name="Text_20_body">
      <style:text-properties fo:font-weight="bold" officeooo:rsid="00cc74a9" officeooo:paragraph-rsid="00cc74a9"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Standard">
      <style:text-properties officeooo:rsid="00a9c0dc" officeooo:paragraph-rsid="00a9c0dc"/>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2">
      <style:paragraph-properties>
        <style:tab-stops>
          <style:tab-stop style:position="6.6929in" style:type="right" style:leader-style="dotted" style:leader-text="."/>
        </style:tab-stops>
      </style:paragraph-properties>
    </style:style>
    <style:style style:name="P170" style:family="paragraph" style:parent-style-name="Contents_20_3">
      <style:paragraph-properties>
        <style:tab-stops>
          <style:tab-stop style:position="6.6929in" style:type="right" style:leader-style="dotted" style:leader-text="."/>
        </style:tab-stops>
      </style:paragraph-properties>
    </style:style>
    <style:style style:name="P171" style:family="paragraph" style:parent-style-name="Contents_20_4">
      <style:paragraph-properties>
        <style:tab-stops>
          <style:tab-stop style:position="6.6929in" style:type="right" style:leader-style="dotted" style:leader-text="."/>
        </style:tab-stops>
      </style:paragraph-properties>
    </style:style>
    <style:style style:name="P172" style:family="paragraph" style:parent-style-name="Contents_20_5">
      <style:paragraph-properties>
        <style:tab-stops>
          <style:tab-stop style:position="6.6929in" style:type="right" style:leader-style="dotted" style:leader-text="."/>
        </style:tab-stops>
      </style:paragraph-properties>
    </style:style>
    <style:style style:name="P173" style:family="paragraph" style:parent-style-name="Contents_20_6">
      <style:paragraph-properties>
        <style:tab-stops>
          <style:tab-stop style:position="6.6929in" style:type="right" style:leader-style="dotted" style:leader-text="."/>
        </style:tab-stops>
      </style:paragraph-properties>
    </style:style>
    <style:style style:name="P174" style:family="paragraph" style:parent-style-name="Standard">
      <style:text-properties officeooo:rsid="00c1ab31" officeooo:paragraph-rsid="00c1ab31"/>
    </style:style>
    <style:style style:name="P175" style:family="paragraph" style:parent-style-name="Standard">
      <style:text-properties officeooo:rsid="00c1ab31" officeooo:paragraph-rsid="00cf7a74"/>
    </style:style>
    <style:style style:name="P176" style:family="paragraph" style:parent-style-name="Standard">
      <style:text-properties officeooo:rsid="00c1ab31" officeooo:paragraph-rsid="00d3e88a"/>
    </style:style>
    <style:style style:name="P177" style:family="paragraph" style:parent-style-name="Preformatted_20_Text">
      <style:paragraph-properties style:writing-mode="lr-tb"/>
      <style:text-properties officeooo:paragraph-rsid="00a9c0dc"/>
    </style:style>
    <style:style style:name="P178" style:family="paragraph" style:parent-style-name="Standard">
      <style:text-properties officeooo:paragraph-rsid="00a55a52"/>
    </style:style>
    <style:style style:name="P179"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80" style:family="paragraph" style:parent-style-name="Standard">
      <style:text-properties officeooo:rsid="00a55a52" officeooo:paragraph-rsid="00a55a52"/>
    </style:style>
    <style:style style:name="P181" style:family="paragraph" style:parent-style-name="Standard">
      <style:text-properties officeooo:rsid="00a76b7e" officeooo:paragraph-rsid="00a76b7e"/>
    </style:style>
    <style:style style:name="P182"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83" style:family="paragraph" style:parent-style-name="Text_20_body">
      <style:text-properties officeooo:rsid="00a76b7e" officeooo:paragraph-rsid="00a76b7e"/>
    </style:style>
    <style:style style:name="P184" style:family="paragraph" style:parent-style-name="Standard">
      <style:text-properties officeooo:rsid="00af28e0" officeooo:paragraph-rsid="00af28e0"/>
    </style:style>
    <style:style style:name="P185"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6" style:family="paragraph" style:parent-style-name="Standard">
      <style:text-properties officeooo:rsid="00b02af9" officeooo:paragraph-rsid="00b02af9"/>
    </style:style>
    <style:style style:name="P187" style:family="paragraph" style:parent-style-name="Standard">
      <style:text-properties officeooo:rsid="00b33970" officeooo:paragraph-rsid="00b33970"/>
    </style:style>
    <style:style style:name="P188" style:family="paragraph" style:parent-style-name="Standard">
      <style:text-properties officeooo:rsid="00b33970" officeooo:paragraph-rsid="00b561c0"/>
    </style:style>
    <style:style style:name="P189" style:family="paragraph" style:parent-style-name="Standard">
      <style:text-properties officeooo:rsid="00b33970" officeooo:paragraph-rsid="00ba78c9"/>
    </style:style>
    <style:style style:name="P190" style:family="paragraph" style:parent-style-name="Standard">
      <style:text-properties officeooo:paragraph-rsid="009f58b4"/>
    </style:style>
    <style:style style:name="P191" style:family="paragraph" style:parent-style-name="Standard">
      <style:text-properties officeooo:rsid="00b84a90" officeooo:paragraph-rsid="00b84a90"/>
    </style:style>
    <style:style style:name="P192" style:family="paragraph" style:parent-style-name="Standard">
      <style:text-properties fo:font-size="6pt" officeooo:rsid="00b84a90" officeooo:paragraph-rsid="00b84a90" style:font-size-asian="5.25pt" style:font-size-complex="6pt"/>
    </style:style>
    <style:style style:name="P193" style:family="paragraph" style:parent-style-name="Standard">
      <style:text-properties fo:font-size="6pt" officeooo:paragraph-rsid="009f58b4" style:font-size-asian="5.25pt" style:font-size-complex="6pt"/>
    </style:style>
    <style:style style:name="P194" style:family="paragraph" style:parent-style-name="Text_20_body">
      <style:text-properties officeooo:rsid="00b1612a" officeooo:paragraph-rsid="00b1612a"/>
    </style:style>
    <style:style style:name="P195" style:family="paragraph" style:parent-style-name="Text_20_body">
      <style:text-properties officeooo:rsid="00c8497f" officeooo:paragraph-rsid="00c8497f"/>
    </style:style>
    <style:style style:name="P196" style:family="paragraph" style:parent-style-name="Text_20_body">
      <style:text-properties officeooo:paragraph-rsid="00c8497f"/>
    </style:style>
    <style:style style:name="P197" style:family="paragraph" style:parent-style-name="Standard">
      <style:text-properties officeooo:paragraph-rsid="00d3effa"/>
    </style:style>
    <style:style style:name="P198" style:family="paragraph" style:parent-style-name="Standard">
      <style:text-properties officeooo:rsid="00d7cf9b" officeooo:paragraph-rsid="00d7cf9b"/>
    </style:style>
    <style:style style:name="P199"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00" style:family="paragraph" style:parent-style-name="Text_20_body">
      <style:text-properties officeooo:rsid="00d7cf9b" officeooo:paragraph-rsid="00d7cf9b"/>
    </style:style>
    <style:style style:name="P201" style:family="paragraph" style:parent-style-name="Standard">
      <style:text-properties officeooo:rsid="00d9b774" officeooo:paragraph-rsid="00d9b774"/>
    </style:style>
    <style:style style:name="P202" style:family="paragraph" style:parent-style-name="Standard">
      <style:text-properties officeooo:rsid="00e2391c" officeooo:paragraph-rsid="00e2391c"/>
    </style:style>
    <style:style style:name="P203" style:family="paragraph" style:parent-style-name="Standard">
      <style:text-properties officeooo:rsid="00e4274b" officeooo:paragraph-rsid="00e4274b"/>
    </style:style>
    <style:style style:name="P204"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05"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06" style:family="paragraph" style:parent-style-name="Heading_20_1">
      <style:text-properties style:font-name="arial" officeooo:rsid="002094fe" officeooo:paragraph-rsid="002094fe"/>
    </style:style>
    <style:style style:name="P207" style:family="paragraph" style:parent-style-name="Heading_20_1">
      <style:text-properties style:font-name="arial" officeooo:rsid="00218105" officeooo:paragraph-rsid="00218105"/>
    </style:style>
    <style:style style:name="P208" style:family="paragraph" style:parent-style-name="Heading_20_1">
      <style:text-properties style:font-name="arial"/>
    </style:style>
    <style:style style:name="P209" style:family="paragraph" style:parent-style-name="Heading_20_2">
      <style:text-properties style:font-name="arial"/>
    </style:style>
    <style:style style:name="P210" style:family="paragraph" style:parent-style-name="Heading_20_2">
      <style:text-properties officeooo:rsid="00536176" officeooo:paragraph-rsid="007dc38c"/>
    </style:style>
    <style:style style:name="P211" style:family="paragraph" style:parent-style-name="Heading_20_2">
      <style:text-properties officeooo:paragraph-rsid="0088faef"/>
    </style:style>
    <style:style style:name="P212" style:family="paragraph" style:parent-style-name="Heading_20_2">
      <style:text-properties officeooo:rsid="00c1ab31" officeooo:paragraph-rsid="00c2be0e"/>
    </style:style>
    <style:style style:name="P213" style:family="paragraph" style:parent-style-name="Heading_20_2">
      <style:text-properties officeooo:paragraph-rsid="00cf7a74"/>
    </style:style>
    <style:style style:name="P214" style:family="paragraph" style:parent-style-name="Heading_20_2">
      <style:text-properties officeooo:paragraph-rsid="00c8497f"/>
    </style:style>
    <style:style style:name="P215" style:family="paragraph" style:parent-style-name="Preformatted_20_Text" style:list-style-name="L17">
      <style:paragraph-properties style:writing-mode="lr-tb"/>
    </style:style>
    <style:style style:name="P216" style:family="paragraph" style:parent-style-name="Preformatted_20_Text" style:list-style-name="L17">
      <style:paragraph-properties fo:margin-top="0in" fo:margin-bottom="0.1965in" style:contextual-spacing="false" style:writing-mode="lr-tb"/>
    </style:style>
    <style:style style:name="P217" style:family="paragraph" style:parent-style-name="Preformatted_20_Text" style:list-style-name="L17">
      <style:text-properties style:font-name="arial"/>
    </style:style>
    <style:style style:name="P218" style:family="paragraph" style:parent-style-name="Preformatted_20_Text" style:list-style-name="L33"/>
    <style:style style:name="P219" style:family="paragraph" style:parent-style-name="Preformatted_20_Text" style:list-style-name="L33">
      <style:paragraph-properties style:writing-mode="lr-tb"/>
    </style:style>
    <style:style style:name="P220" style:family="paragraph" style:parent-style-name="Preformatted_20_Text" style:list-style-name="L33">
      <style:paragraph-properties fo:margin-top="0in" fo:margin-bottom="0.1965in" style:contextual-spacing="false" style:writing-mode="lr-tb"/>
    </style:style>
    <style:style style:name="P221"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222"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223"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224" style:family="paragraph" style:parent-style-name="Standard">
      <style:text-properties officeooo:rsid="00e4274b" officeooo:paragraph-rsid="00e4274b"/>
    </style:style>
    <style:style style:name="P225" style:family="paragraph" style:parent-style-name="Standard">
      <style:text-properties officeooo:rsid="00e5b3a2" officeooo:paragraph-rsid="00e5b3a2"/>
    </style:style>
    <style:style style:name="P226" style:family="paragraph" style:parent-style-name="Text_20_body" style:list-style-name="L1">
      <style:paragraph-properties fo:margin-top="0in" fo:margin-bottom="0in" style:contextual-spacing="false"/>
      <style:text-properties style:font-name="arial"/>
    </style:style>
    <style:style style:name="P227" style:family="paragraph" style:parent-style-name="Text_20_body" style:list-style-name="L6">
      <style:text-properties style:font-name="arial"/>
    </style:style>
    <style:style style:name="P228" style:family="paragraph" style:parent-style-name="Text_20_body" style:list-style-name="L7">
      <style:text-properties style:font-name="arial"/>
    </style:style>
    <style:style style:name="P229" style:family="paragraph" style:parent-style-name="Text_20_body" style:list-style-name="L9">
      <style:text-properties style:font-name="arial"/>
    </style:style>
    <style:style style:name="P230" style:family="paragraph" style:parent-style-name="Text_20_body" style:list-style-name="L11">
      <style:paragraph-properties fo:margin-top="0in" fo:margin-bottom="0in" style:contextual-spacing="false"/>
      <style:text-properties style:font-name="arial"/>
    </style:style>
    <style:style style:name="P231" style:family="paragraph" style:parent-style-name="Text_20_body" style:list-style-name="L12">
      <style:paragraph-properties fo:margin-top="0in" fo:margin-bottom="0in" style:contextual-spacing="false"/>
      <style:text-properties style:font-name="arial"/>
    </style:style>
    <style:style style:name="P232" style:family="paragraph" style:parent-style-name="Text_20_body" style:list-style-name="L13">
      <style:text-properties style:font-name="arial"/>
    </style:style>
    <style:style style:name="P233" style:family="paragraph" style:parent-style-name="Text_20_body" style:list-style-name="L17">
      <style:text-properties style:font-name="arial"/>
    </style:style>
    <style:style style:name="P234" style:family="paragraph" style:parent-style-name="Text_20_body" style:list-style-name="L2">
      <style:paragraph-properties fo:margin-top="0in" fo:margin-bottom="0in" style:contextual-spacing="false"/>
    </style:style>
    <style:style style:name="P235" style:family="paragraph" style:parent-style-name="Text_20_body" style:list-style-name="L3">
      <style:paragraph-properties fo:margin-top="0in" fo:margin-bottom="0in" style:contextual-spacing="false"/>
    </style:style>
    <style:style style:name="P236" style:family="paragraph" style:parent-style-name="Text_20_body" style:list-style-name="L4"/>
    <style:style style:name="P237" style:family="paragraph" style:parent-style-name="Text_20_body" style:list-style-name="L5"/>
    <style:style style:name="P238" style:family="paragraph" style:parent-style-name="Text_20_body" style:list-style-name="L6"/>
    <style:style style:name="P239" style:family="paragraph" style:parent-style-name="Text_20_body" style:list-style-name="L6">
      <style:paragraph-properties fo:margin-top="0in" fo:margin-bottom="0in" style:contextual-spacing="false"/>
    </style:style>
    <style:style style:name="P240" style:family="paragraph" style:parent-style-name="Text_20_body" style:list-style-name="L7"/>
    <style:style style:name="P241" style:family="paragraph" style:parent-style-name="Text_20_body" style:list-style-name="L7">
      <style:paragraph-properties fo:margin-top="0in" fo:margin-bottom="0in" style:contextual-spacing="false"/>
    </style:style>
    <style:style style:name="P242" style:family="paragraph" style:parent-style-name="Text_20_body" style:list-style-name="L8"/>
    <style:style style:name="P243" style:family="paragraph" style:parent-style-name="Text_20_body" style:list-style-name="L9"/>
    <style:style style:name="P244" style:family="paragraph" style:parent-style-name="Text_20_body" style:list-style-name="L10"/>
    <style:style style:name="P245" style:family="paragraph" style:parent-style-name="Text_20_body" style:list-style-name="L10">
      <style:paragraph-properties fo:margin-top="0in" fo:margin-bottom="0in" style:contextual-spacing="false"/>
    </style:style>
    <style:style style:name="P246" style:family="paragraph" style:parent-style-name="Text_20_body" style:list-style-name="L11"/>
    <style:style style:name="P247" style:family="paragraph" style:parent-style-name="Text_20_body" style:list-style-name="L11">
      <style:paragraph-properties fo:margin-top="0in" fo:margin-bottom="0in" style:contextual-spacing="false"/>
    </style:style>
    <style:style style:name="P248" style:family="paragraph" style:parent-style-name="Text_20_body" style:list-style-name="L12"/>
    <style:style style:name="P249" style:family="paragraph" style:parent-style-name="Text_20_body" style:list-style-name="L13"/>
    <style:style style:name="P250" style:family="paragraph" style:parent-style-name="Text_20_body" style:list-style-name="L14"/>
    <style:style style:name="P251" style:family="paragraph" style:parent-style-name="Text_20_body" style:list-style-name="L15"/>
    <style:style style:name="P252" style:family="paragraph" style:parent-style-name="Text_20_body" style:list-style-name="L15">
      <style:paragraph-properties fo:margin-top="0in" fo:margin-bottom="0in" style:contextual-spacing="false"/>
    </style:style>
    <style:style style:name="P253" style:family="paragraph" style:parent-style-name="Text_20_body" style:list-style-name="L16"/>
    <style:style style:name="P254" style:family="paragraph" style:parent-style-name="Text_20_body" style:list-style-name="L16">
      <style:paragraph-properties fo:margin-top="0in" fo:margin-bottom="0in" style:contextual-spacing="false"/>
    </style:style>
    <style:style style:name="P255" style:family="paragraph" style:parent-style-name="Text_20_body" style:list-style-name="L17"/>
    <style:style style:name="P256" style:family="paragraph" style:parent-style-name="Text_20_body" style:list-style-name="L17">
      <style:paragraph-properties fo:margin-top="0in" fo:margin-bottom="0in" style:contextual-spacing="false"/>
    </style:style>
    <style:style style:name="P257" style:family="paragraph" style:parent-style-name="Text_20_body" style:list-style-name="L18"/>
    <style:style style:name="P258" style:family="paragraph" style:parent-style-name="Text_20_body" style:list-style-name="L18">
      <style:paragraph-properties fo:margin-top="0in" fo:margin-bottom="0in" style:contextual-spacing="false"/>
    </style:style>
    <style:style style:name="P259" style:family="paragraph" style:parent-style-name="Text_20_body" style:list-style-name="L19"/>
    <style:style style:name="P260" style:family="paragraph" style:parent-style-name="Text_20_body" style:list-style-name="L19">
      <style:paragraph-properties fo:margin-top="0in" fo:margin-bottom="0in" style:contextual-spacing="false"/>
    </style:style>
    <style:style style:name="P261" style:family="paragraph" style:parent-style-name="Text_20_body" style:list-style-name="L20"/>
    <style:style style:name="P262" style:family="paragraph" style:parent-style-name="Text_20_body" style:list-style-name="L20">
      <style:paragraph-properties fo:margin-top="0in" fo:margin-bottom="0in" style:contextual-spacing="false"/>
    </style:style>
    <style:style style:name="P263" style:family="paragraph" style:parent-style-name="Text_20_body" style:list-style-name="L21"/>
    <style:style style:name="P264" style:family="paragraph" style:parent-style-name="Text_20_body" style:list-style-name="L21">
      <style:paragraph-properties fo:margin-top="0in" fo:margin-bottom="0in" style:contextual-spacing="false"/>
    </style:style>
    <style:style style:name="P265" style:family="paragraph" style:parent-style-name="Text_20_body" style:list-style-name="L22"/>
    <style:style style:name="P266" style:family="paragraph" style:parent-style-name="Text_20_body" style:list-style-name="L22">
      <style:paragraph-properties fo:margin-top="0in" fo:margin-bottom="0in" style:contextual-spacing="false"/>
    </style:style>
    <style:style style:name="P267" style:family="paragraph" style:parent-style-name="Text_20_body" style:list-style-name="L23"/>
    <style:style style:name="P268" style:family="paragraph" style:parent-style-name="Text_20_body" style:list-style-name="L23">
      <style:paragraph-properties fo:margin-top="0in" fo:margin-bottom="0in" style:contextual-spacing="false"/>
    </style:style>
    <style:style style:name="P269" style:family="paragraph" style:parent-style-name="Text_20_body" style:list-style-name="L24"/>
    <style:style style:name="P270" style:family="paragraph" style:parent-style-name="Text_20_body" style:list-style-name="L24">
      <style:paragraph-properties fo:margin-top="0in" fo:margin-bottom="0in" style:contextual-spacing="false"/>
    </style:style>
    <style:style style:name="P271" style:family="paragraph" style:parent-style-name="Text_20_body" style:list-style-name="L25"/>
    <style:style style:name="P272" style:family="paragraph" style:parent-style-name="Text_20_body" style:list-style-name="L25">
      <style:paragraph-properties fo:margin-top="0in" fo:margin-bottom="0in" style:contextual-spacing="false"/>
    </style:style>
    <style:style style:name="P273" style:family="paragraph" style:parent-style-name="Text_20_body" style:list-style-name="L26"/>
    <style:style style:name="P274" style:family="paragraph" style:parent-style-name="Text_20_body" style:list-style-name="L27"/>
    <style:style style:name="P275" style:family="paragraph" style:parent-style-name="Text_20_body" style:list-style-name="L27">
      <style:paragraph-properties fo:margin-top="0in" fo:margin-bottom="0in" style:contextual-spacing="false"/>
    </style:style>
    <style:style style:name="P276" style:family="paragraph" style:parent-style-name="Text_20_body" style:list-style-name="L28"/>
    <style:style style:name="P277" style:family="paragraph" style:parent-style-name="Text_20_body" style:list-style-name="L28">
      <style:paragraph-properties fo:margin-top="0in" fo:margin-bottom="0in" style:contextual-spacing="false"/>
    </style:style>
    <style:style style:name="P278" style:family="paragraph" style:parent-style-name="Text_20_body" style:list-style-name="L29"/>
    <style:style style:name="P279" style:family="paragraph" style:parent-style-name="Text_20_body" style:list-style-name="L29">
      <style:paragraph-properties fo:margin-top="0in" fo:margin-bottom="0in" style:contextual-spacing="false"/>
    </style:style>
    <style:style style:name="P280" style:family="paragraph" style:parent-style-name="Text_20_body" style:list-style-name="L30"/>
    <style:style style:name="P281" style:family="paragraph" style:parent-style-name="Text_20_body" style:list-style-name="L30">
      <style:paragraph-properties fo:margin-top="0in" fo:margin-bottom="0in" style:contextual-spacing="false"/>
    </style:style>
    <style:style style:name="P282" style:family="paragraph" style:parent-style-name="Text_20_body" style:list-style-name="L31"/>
    <style:style style:name="P283" style:family="paragraph" style:parent-style-name="Text_20_body" style:list-style-name="L31">
      <style:paragraph-properties fo:margin-top="0in" fo:margin-bottom="0in" style:contextual-spacing="false"/>
    </style:style>
    <style:style style:name="P284" style:family="paragraph" style:parent-style-name="Text_20_body" style:list-style-name="L32"/>
    <style:style style:name="P285" style:family="paragraph" style:parent-style-name="Text_20_body" style:list-style-name="L32">
      <style:paragraph-properties fo:margin-top="0in" fo:margin-bottom="0in" style:contextual-spacing="false"/>
    </style:style>
    <style:style style:name="P286" style:family="paragraph" style:parent-style-name="Text_20_body" style:list-style-name="L33"/>
    <style:style style:name="P287" style:family="paragraph" style:parent-style-name="Text_20_body" style:list-style-name="L33">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officeooo:rsid="00e4274b"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officeooo:rsid="00e4274b"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style:font-size-asian="10pt" style:font-style-asian="normal"/>
    </style:style>
    <style:style style:name="T33" style:family="text">
      <style:text-properties fo:color="#a9b7c6" loext:opacity="100%" fo:font-size="10pt" fo:font-style="normal" style:font-size-asian="10pt" style:font-style-asian="normal"/>
    </style:style>
    <style:style style:name="T34" style:family="text">
      <style:text-properties fo:color="#a9b7c6" loext:opacity="100%" fo:font-size="10pt" style:font-size-asian="10pt"/>
    </style:style>
    <style:style style:name="T35" style:family="text">
      <style:text-properties fo:color="#c77dbb" loext:opacity="100%" style:font-name="JetBrains Mono" fo:font-size="10pt" fo:font-style="normal" fo:font-weight="normal" style:font-size-asian="10pt" style:font-style-asian="normal" style:font-weight-asian="normal"/>
    </style:style>
    <style:style style:name="T36" style:family="text">
      <style:text-properties fo:color="#c77dbb" loext:opacity="100%" style:font-name="JetBrains Mono" fo:font-size="10pt" fo:font-style="normal" fo:font-weight="normal" officeooo:rsid="004bb73a" style:font-size-asian="10pt" style:font-style-asian="normal" style:font-weight-asian="normal"/>
    </style:style>
    <style:style style:name="T37"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8" style:family="text">
      <style:text-properties fo:color="#c77dbb" loext:opacity="100%" style:font-name="JetBrains Mono" fo:font-size="10pt" fo:font-style="normal" style:font-size-asian="10pt" style:font-style-asian="normal"/>
    </style:style>
    <style:style style:name="T39" style:family="text">
      <style:text-properties fo:color="#c77dbb" loext:opacity="100%" fo:font-size="10pt" fo:font-style="normal" style:font-size-asian="10pt" style:font-style-asian="normal"/>
    </style:style>
    <style:style style:name="T40" style:family="text">
      <style:text-properties fo:color="#c77dbb" loext:opacity="100%" fo:font-size="10pt" style:font-size-asian="10pt"/>
    </style:style>
    <style:style style:name="T41" style:family="text">
      <style:text-properties fo:color="#56a8f5" loext:opacity="100%" style:font-name="JetBrains Mono" fo:font-size="10pt" fo:font-style="normal" fo:font-weight="normal" style:font-size-asian="10pt" style:font-style-asian="normal" style:font-weight-asian="normal"/>
    </style:style>
    <style:style style:name="T42" style:family="text">
      <style:text-properties fo:color="#56a8f5" loext:opacity="100%" style:font-name="JetBrains Mono" fo:font-size="10pt" fo:font-style="normal" fo:font-weight="normal" officeooo:rsid="0053547b" style:font-size-asian="10pt" style:font-style-asian="normal" style:font-weight-asian="normal"/>
    </style:style>
    <style:style style:name="T43" style:family="text">
      <style:text-properties fo:color="#56a8f5" loext:opacity="100%" style:font-name="JetBrains Mono" fo:font-size="10pt" fo:font-style="normal" fo:font-weight="normal" officeooo:rsid="00e4274b" style:font-size-asian="10pt" style:font-style-asian="normal" style:font-weight-asian="normal"/>
    </style:style>
    <style:style style:name="T44" style:family="text">
      <style:text-properties fo:color="#56a8f5" loext:opacity="100%" style:font-name="JetBrains Mono" fo:font-size="10pt" fo:font-style="normal" style:font-size-asian="10pt" style:font-style-asian="normal"/>
    </style:style>
    <style:style style:name="T45" style:family="text">
      <style:text-properties fo:color="#56a8f5" loext:opacity="100%" fo:font-size="10pt" fo:font-style="normal" style:font-size-asian="10pt" style:font-style-asian="normal"/>
    </style:style>
    <style:style style:name="T46" style:family="text">
      <style:text-properties fo:color="#56a8f5" loext:opacity="100%" fo:font-size="10pt" fo:font-style="normal" fo:font-weight="normal" style:font-size-asian="10pt" style:font-style-asian="normal" style:font-weight-asian="normal"/>
    </style:style>
    <style:style style:name="T47" style:family="text">
      <style:text-properties fo:color="#56a8f5" loext:opacity="100%" fo:font-size="10pt" style:font-size-asian="10pt"/>
    </style:style>
    <style:style style:name="T48" style:family="text">
      <style:text-properties fo:color="#7a7e85" loext:opacity="100%" style:font-name="JetBrains Mono" fo:font-size="10pt" fo:font-style="normal" fo:font-weight="normal" style:font-size-asian="10pt" style:font-style-asian="normal" style:font-weight-asian="normal"/>
    </style:style>
    <style:style style:name="T49" style:family="text">
      <style:text-properties fo:color="#7a7e85" loext:opacity="100%" style:font-name="JetBrains Mono" fo:font-size="10pt" fo:font-style="normal" fo:font-weight="normal" officeooo:rsid="0053547b" style:font-size-asian="10pt" style:font-style-asian="normal" style:font-weight-asian="normal"/>
    </style:style>
    <style:style style:name="T50" style:family="text">
      <style:text-properties fo:color="#7a7e85" loext:opacity="100%" style:font-name="JetBrains Mono" fo:font-size="10pt" fo:font-style="normal" fo:font-weight="normal" officeooo:rsid="00e4274b" style:font-size-asian="10pt" style:font-style-asian="normal" style:font-weight-asian="normal"/>
    </style:style>
    <style:style style:name="T51" style:family="text">
      <style:text-properties fo:color="#7a7e85" loext:opacity="100%" style:font-name="JetBrains Mono" fo:font-size="10pt" fo:font-style="normal" style:font-size-asian="10pt" style:font-style-asian="normal"/>
    </style:style>
    <style:style style:name="T52" style:family="text">
      <style:text-properties fo:color="#7a7e85" loext:opacity="100%" fo:font-size="10pt" fo:font-style="normal" style:font-size-asian="10pt" style:font-style-asian="normal"/>
    </style:style>
    <style:style style:name="T53" style:family="text">
      <style:text-properties fo:color="#7a7e85" loext:opacity="100%" fo:font-size="10pt" style:font-size-asian="10pt"/>
    </style:style>
    <style:style style:name="T54" style:family="text">
      <style:text-properties fo:color="#c77dba" loext:opacity="100%" style:font-name="JetBrains Mono" fo:font-size="10pt" fo:font-style="italic" fo:font-weight="normal" style:font-size-asian="10pt" style:font-style-asian="italic" style:font-weight-asian="normal"/>
    </style:style>
    <style:style style:name="T55" style:family="text">
      <style:text-properties fo:color="#c77dba" loext:opacity="100%" style:font-name="JetBrains Mono" fo:font-size="10pt" fo:font-style="italic" style:font-size-asian="10pt" style:font-style-asian="italic"/>
    </style:style>
    <style:style style:name="T56" style:family="text">
      <style:text-properties fo:color="#c77dba" loext:opacity="100%" fo:font-size="10pt" fo:font-style="italic" style:font-size-asian="10pt" style:font-style-asian="italic"/>
    </style:style>
    <style:style style:name="T57" style:family="text">
      <style:text-properties fo:color="#000000" loext:opacity="100%"/>
    </style:style>
    <style:style style:name="T58" style:family="text">
      <style:text-properties fo:color="#000000" loext:opacity="100%" fo:font-style="italic"/>
    </style:style>
    <style:style style:name="T5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0" style:family="text">
      <style:text-properties fo:color="#000000" loext:opacity="100%" style:font-name="JetBrains Mono" fo:font-size="10pt" fo:font-style="normal" fo:font-weight="normal" style:font-size-asian="10pt" style:font-style-asian="normal" style:font-weight-asian="normal"/>
    </style:style>
    <style:style style:name="T61" style:family="text">
      <style:text-properties fo:color="#000000" loext:opacity="100%" style:font-name="arial" fo:font-size="12pt" fo:font-weight="normal" officeooo:rsid="002d01c0" style:font-size-asian="12pt" style:font-weight-asian="normal" style:font-size-complex="12pt" style:font-weight-complex="normal"/>
    </style:style>
    <style:style style:name="T62" style:family="text">
      <style:text-properties fo:color="#2aacb8" loext:opacity="100%" style:font-name="JetBrains Mono" fo:font-size="10pt" fo:font-style="normal" fo:font-weight="normal" style:font-size-asian="10pt" style:font-style-asian="normal" style:font-weight-asian="normal"/>
    </style:style>
    <style:style style:name="T63" style:family="text">
      <style:text-properties fo:color="#2aacb8" loext:opacity="100%" style:font-name="JetBrains Mono" fo:font-size="10pt" fo:font-style="normal" style:font-size-asian="10pt" style:font-style-asian="normal"/>
    </style:style>
    <style:style style:name="T64" style:family="text">
      <style:text-properties fo:color="#2aacb8" loext:opacity="100%" fo:font-size="10pt" fo:font-style="normal" style:font-size-asian="10pt" style:font-style-asian="normal"/>
    </style:style>
    <style:style style:name="T65" style:family="text">
      <style:text-properties fo:color="#2aacb8" loext:opacity="100%" fo:font-size="10pt" style:font-size-asian="10pt"/>
    </style:style>
    <style:style style:name="T66" style:family="text">
      <style:text-properties fo:color="#d5b778" loext:opacity="100%" style:font-name="JetBrains Mono" fo:font-size="10pt" fo:font-style="normal" fo:font-weight="normal" style:font-size-asian="10pt" style:font-style-asian="normal" style:font-weight-asian="normal"/>
    </style:style>
    <style:style style:name="T67" style:family="text">
      <style:text-properties fo:color="#d5b778" loext:opacity="100%" fo:font-size="10pt" fo:font-style="normal" style:font-size-asian="10pt" style:font-style-asian="normal"/>
    </style:style>
    <style:style style:name="T68" style:family="text">
      <style:text-properties fo:color="#bababa" loext:opacity="100%" style:font-name="JetBrains Mono" fo:font-size="10pt" fo:font-style="normal" fo:font-weight="normal" style:font-size-asian="10pt" style:font-style-asian="normal" style:font-weight-asian="normal"/>
    </style:style>
    <style:style style:name="T69" style:family="text">
      <style:text-properties fo:color="#bababa" loext:opacity="100%" fo:font-size="10pt" fo:font-style="normal" style:font-size-asian="10pt" style:font-style-asian="normal"/>
    </style:style>
    <style:style style:name="T70" style:family="text">
      <style:text-properties officeooo:rsid="0037a74b"/>
    </style:style>
    <style:style style:name="T71" style:family="text">
      <style:text-properties fo:font-style="italic"/>
    </style:style>
    <style:style style:name="T72" style:family="text">
      <style:text-properties style:font-name="arial"/>
    </style:style>
    <style:style style:name="T73" style:family="text">
      <style:text-properties style:font-name="arial" fo:font-size="12pt" fo:font-weight="normal" style:font-size-asian="12pt" style:font-weight-asian="normal" style:font-size-complex="12pt" style:font-weight-complex="normal"/>
    </style:style>
    <style:style style:name="T74" style:family="text">
      <style:text-properties officeooo:rsid="004146d1"/>
    </style:style>
    <style:style style:name="T75" style:family="text">
      <style:text-properties officeooo:rsid="00427c6f"/>
    </style:style>
    <style:style style:name="T76" style:family="text">
      <style:text-properties officeooo:rsid="0043e12a"/>
    </style:style>
    <style:style style:name="T77" style:family="text">
      <style:text-properties officeooo:rsid="004bb73a"/>
    </style:style>
    <style:style style:name="T78" style:family="text">
      <style:text-properties officeooo:rsid="004cf507"/>
    </style:style>
    <style:style style:name="T79" style:family="text">
      <style:text-properties officeooo:rsid="004edaa8"/>
    </style:style>
    <style:style style:name="T80" style:family="text">
      <style:text-properties officeooo:rsid="0053547b"/>
    </style:style>
    <style:style style:name="T81" style:family="text">
      <style:text-properties fo:font-weight="bold" style:font-weight-asian="bold" style:font-weight-complex="bold"/>
    </style:style>
    <style:style style:name="T82" style:family="text">
      <style:text-properties officeooo:rsid="0053df1e"/>
    </style:style>
    <style:style style:name="T83" style:family="text">
      <style:text-properties officeooo:rsid="00542a94"/>
    </style:style>
    <style:style style:name="T84" style:family="text">
      <style:text-properties officeooo:rsid="005e3ff0"/>
    </style:style>
    <style:style style:name="T85" style:family="text">
      <style:text-properties officeooo:rsid="0060804e"/>
    </style:style>
    <style:style style:name="T86" style:family="text">
      <style:text-properties fo:color="#57aaf7" loext:opacity="100%" style:font-name="JetBrains Mono" fo:font-size="10pt" fo:font-style="italic" fo:font-weight="normal" style:font-size-asian="10pt" style:font-style-asian="italic" style:font-weight-asian="normal"/>
    </style:style>
    <style:style style:name="T8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8" style:family="text">
      <style:text-properties fo:color="#57aaf7" loext:opacity="100%" style:font-name="JetBrains Mono" fo:font-size="10pt" fo:font-style="italic" style:font-size-asian="10pt" style:font-style-asian="italic"/>
    </style:style>
    <style:style style:name="T8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0" style:family="text">
      <style:text-properties officeooo:rsid="00647d40"/>
    </style:style>
    <style:style style:name="T91" style:family="text">
      <style:text-properties officeooo:rsid="0076bf88"/>
    </style:style>
    <style:style style:name="T92" style:family="text">
      <style:text-properties officeooo:rsid="00799c64"/>
    </style:style>
    <style:style style:name="T93" style:family="text">
      <style:text-properties officeooo:rsid="007a834b"/>
    </style:style>
    <style:style style:name="T94" style:family="text">
      <style:text-properties officeooo:rsid="007dc38c"/>
    </style:style>
    <style:style style:name="T95" style:family="text">
      <style:text-properties officeooo:rsid="008039ee"/>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officeooo:rsid="0088faef"/>
    </style:style>
    <style:style style:name="T98" style:family="text">
      <style:text-properties officeooo:rsid="008c1674"/>
    </style:style>
    <style:style style:name="T99" style:family="text">
      <style:text-properties officeooo:rsid="008c5dca"/>
    </style:style>
    <style:style style:name="T100" style:family="text">
      <style:text-properties officeooo:rsid="008cca11"/>
    </style:style>
    <style:style style:name="T101" style:family="text">
      <style:text-properties officeooo:rsid="008ea058"/>
    </style:style>
    <style:style style:name="T102" style:family="text">
      <style:text-properties officeooo:rsid="0092c199"/>
    </style:style>
    <style:style style:name="T103" style:family="text">
      <style:text-properties officeooo:rsid="0094502d"/>
    </style:style>
    <style:style style:name="T104" style:family="text">
      <style:text-properties officeooo:rsid="00955442"/>
    </style:style>
    <style:style style:name="T105" style:family="text">
      <style:text-properties officeooo:rsid="0096ad3c"/>
    </style:style>
    <style:style style:name="T106" style:family="text">
      <style:text-properties officeooo:rsid="009a8b46"/>
    </style:style>
    <style:style style:name="T107" style:family="text">
      <style:text-properties officeooo:rsid="009ba355"/>
    </style:style>
    <style:style style:name="T108" style:family="text">
      <style:text-properties officeooo:rsid="00a37e9b"/>
    </style:style>
    <style:style style:name="T109" style:family="text">
      <style:text-properties officeooo:rsid="00a42ab9"/>
    </style:style>
    <style:style style:name="T110" style:family="text">
      <style:text-properties officeooo:rsid="00a75406"/>
    </style:style>
    <style:style style:name="T111" style:family="text">
      <style:text-properties officeooo:rsid="00a88cfd"/>
    </style:style>
    <style:style style:name="T112" style:family="text">
      <style:text-properties fo:color="#c9211e" loext:opacity="100%" fo:font-weight="bold" style:font-weight-asian="bold" style:font-weight-complex="bold"/>
    </style:style>
    <style:style style:name="T113" style:family="text">
      <style:text-properties officeooo:rsid="00bc08e3"/>
    </style:style>
    <style:style style:name="T114" style:family="text">
      <style:text-properties officeooo:rsid="00c2be0e"/>
    </style:style>
    <style:style style:name="T115" style:family="text">
      <style:text-properties officeooo:rsid="00c4630a"/>
    </style:style>
    <style:style style:name="T116" style:family="text">
      <style:text-properties officeooo:rsid="00cb8097"/>
    </style:style>
    <style:style style:name="T117" style:family="text">
      <style:text-properties officeooo:rsid="00d3e88a"/>
    </style:style>
    <style:style style:name="T118" style:family="text">
      <style:text-properties officeooo:rsid="00db4112"/>
    </style:style>
    <style:style style:name="T119" style:family="text">
      <style:text-properties officeooo:rsid="00e4274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2346_3394150493" text:style-name="Index_20_Link" text:visited-style-name="Index_20_Link">Produktions-System<text:tab/>3</text:a></text:p>
          <text:p text:style-name="P168"><text:a xlink:type="simple" xlink:href="#__RefHeading___Toc2348_3394150493" text:style-name="Index_20_Link" text:visited-style-name="Index_20_Link">Backend:<text:tab/>3</text:a></text:p>
          <text:p text:style-name="P169"><text:a xlink:type="simple" xlink:href="#__RefHeading___Toc60929_3296530384" text:style-name="Index_20_Link" text:visited-style-name="Index_20_Link">GitHub:<text:tab/>3</text:a></text:p>
          <text:p text:style-name="P168"><text:a xlink:type="simple" xlink:href="#__RefHeading___Toc2350_3394150493" text:style-name="Index_20_Link" text:visited-style-name="Index_20_Link">Produktionsserver<text:tab/>4</text:a></text:p>
          <text:p text:style-name="P169"><text:a xlink:type="simple" xlink:href="#__RefHeading___Toc8058_3394150493" text:style-name="Index_20_Link" text:visited-style-name="Index_20_Link">Apache config:<text:tab/>4</text:a></text:p>
          <text:p text:style-name="P168"><text:a xlink:type="simple" xlink:href="#__RefHeading___Toc2352_3394150493" text:style-name="Index_20_Link" text:visited-style-name="Index_20_Link">Vuetify<text:tab/>8</text:a></text:p>
          <text:p text:style-name="P168"><text:a xlink:type="simple" xlink:href="#__RefHeading___Toc2354_3394150493" text:style-name="Index_20_Link" text:visited-style-name="Index_20_Link">Vuex-Store<text:tab/>8</text:a></text:p>
          <text:p text:style-name="P169"><text:a xlink:type="simple" xlink:href="#__RefHeading___Toc2356_3394150493" text:style-name="Index_20_Link" text:visited-style-name="Index_20_Link">Variable Anzahl an Textfeldern genieren, wie z.B. beim erfassen der externenID<text:tab/>9</text:a></text:p>
          <text:p text:style-name="P170"><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70"><text:a xlink:type="simple" xlink:href="#__RefHeading___Toc2360_3394150493" text:style-name="Index_20_Link" text:visited-style-name="Index_20_Link">Codeanalyse Schritt für Schritt<text:tab/>10</text:a></text:p>
          <text:p text:style-name="P171"><text:a xlink:type="simple" xlink:href="#__RefHeading___Toc2362_3394150493" text:style-name="Index_20_Link" text:visited-style-name="Index_20_Link">1. Überprüfung, ob textInventarNummern kürzer ist als dialogFormFields<text:tab/>10</text:a></text:p>
          <text:p text:style-name="P171"><text:a xlink:type="simple" xlink:href="#__RefHeading___Toc2364_3394150493" text:style-name="Index_20_Link" text:visited-style-name="Index_20_Link">1.1 Wenn ja, fehlende Elemente hinzufügen<text:tab/>10</text:a></text:p>
          <text:p text:style-name="P171"><text:a xlink:type="simple" xlink:href="#__RefHeading___Toc2366_3394150493" text:style-name="Index_20_Link" text:visited-style-name="Index_20_Link">2. Überprüfung, ob textInventarNummern länger ist als dialogFormFields<text:tab/>11</text:a></text:p>
          <text:p text:style-name="P171"><text:a xlink:type="simple" xlink:href="#__RefHeading___Toc2368_3394150493" text:style-name="Index_20_Link" text:visited-style-name="Index_20_Link">3. Was passiert, wenn die Längen gleich sind?<text:tab/>11</text:a></text:p>
          <text:p text:style-name="P170"><text:a xlink:type="simple" xlink:href="#__RefHeading___Toc2370_3394150493" text:style-name="Index_20_Link" text:visited-style-name="Index_20_Link">Warum ist diese Anpassung notwendig?<text:tab/>11</text:a></text:p>
          <text:p text:style-name="P170"><text:a xlink:type="simple" xlink:href="#__RefHeading___Toc2372_3394150493" text:style-name="Index_20_Link" text:visited-style-name="Index_20_Link">Beispiel zur Veranschaulichung<text:tab/>12</text:a></text:p>
          <text:p text:style-name="P171"><text:a xlink:type="simple" xlink:href="#__RefHeading___Toc2374_3394150493" text:style-name="Index_20_Link" text:visited-style-name="Index_20_Link">Szenario 1: Array ist zu kurz<text:tab/>12</text:a></text:p>
          <text:p text:style-name="P171"><text:a xlink:type="simple" xlink:href="#__RefHeading___Toc2376_3394150493" text:style-name="Index_20_Link" text:visited-style-name="Index_20_Link">Szenario 2: Array ist zu lang<text:tab/>12</text:a></text:p>
          <text:p text:style-name="P171"><text:a xlink:type="simple" xlink:href="#__RefHeading___Toc2378_3394150493" text:style-name="Index_20_Link" text:visited-style-name="Index_20_Link">Szenario 3: Array hat die richtige Länge<text:tab/>13</text:a></text:p>
          <text:p text:style-name="P170"><text:a xlink:type="simple" xlink:href="#__RefHeading___Toc2380_3394150493" text:style-name="Index_20_Link" text:visited-style-name="Index_20_Link">Zusammenfassung<text:tab/>13</text:a></text:p>
          <text:p text:style-name="P170"><text:a xlink:type="simple" xlink:href="#__RefHeading___Toc2382_3394150493" text:style-name="Index_20_Link" text:visited-style-name="Index_20_Link">Weitere Hinweise<text:tab/>13</text:a></text:p>
          <text:p text:style-name="P169"><text:a xlink:type="simple" xlink:href="#__RefHeading___Toc2384_3394150493" text:style-name="Index_20_Link" text:visited-style-name="Index_20_Link">Flexbox<text:tab/>14</text:a></text:p>
          <text:p text:style-name="P169"><text:a xlink:type="simple" xlink:href="#__RefHeading___Toc2386_3394150493" text:style-name="Index_20_Link" text:visited-style-name="Index_20_Link">Steuerung der Farben für die Fortschrifttsanzeige (Stepper) im Leihvorgang:<text:tab/>14</text:a></text:p>
          <text:p text:style-name="P170"><text:a xlink:type="simple" xlink:href="#__RefHeading___Toc2388_3394150493" text:style-name="Index_20_Link" text:visited-style-name="Index_20_Link">Schlussfolgerung<text:tab/>16</text:a></text:p>
          <text:p text:style-name="P170"><text:a xlink:type="simple" xlink:href="#__RefHeading___Toc2390_3394150493" text:style-name="Index_20_Link" text:visited-style-name="Index_20_Link">Lösungsschritte<text:tab/>16</text:a></text:p>
          <text:p text:style-name="P170"><text:a xlink:type="simple" xlink:href="#__RefHeading___Toc2392_3394150493" text:style-name="Index_20_Link" text:visited-style-name="Index_20_Link">Erklärung des Codes<text:tab/>17</text:a></text:p>
          <text:p text:style-name="P170"><text:a xlink:type="simple" xlink:href="#__RefHeading___Toc2394_3394150493" text:style-name="Index_20_Link" text:visited-style-name="Index_20_Link">Wichtige Hinweise<text:tab/>17</text:a></text:p>
          <text:p text:style-name="P170"><text:a xlink:type="simple" xlink:href="#__RefHeading___Toc2396_3394150493" text:style-name="Index_20_Link" text:visited-style-name="Index_20_Link">Zusammenfassung<text:tab/>18</text:a></text:p>
          <text:p text:style-name="P172"><text:a xlink:type="simple" xlink:href="#__RefHeading___Toc2398_3394150493" text:style-name="Index_20_Link" text:visited-style-name="Index_20_Link">You said:<text:tab/>18</text:a></text:p>
          <text:p text:style-name="P173"><text:a xlink:type="simple" xlink:href="#__RefHeading___Toc2400_3394150493" text:style-name="Index_20_Link" text:visited-style-name="Index_20_Link">ChatGPT said:<text:tab/>19</text:a></text:p>
          <text:p text:style-name="P170"><text:a xlink:type="simple" xlink:href="#__RefHeading___Toc2402_3394150493" text:style-name="Index_20_Link" text:visited-style-name="Index_20_Link">Hintergrund<text:tab/>19</text:a></text:p>
          <text:p text:style-name="P170"><text:a xlink:type="simple" xlink:href="#__RefHeading___Toc2404_3394150493" text:style-name="Index_20_Link" text:visited-style-name="Index_20_Link">Warum greifen wir auf das erste Element zu?<text:tab/>19</text:a></text:p>
          <text:p text:style-name="P170"><text:a xlink:type="simple" xlink:href="#__RefHeading___Toc2406_3394150493" text:style-name="Index_20_Link" text:visited-style-name="Index_20_Link">Beispiel<text:tab/>19</text:a></text:p>
          <text:p text:style-name="P170"><text:a xlink:type="simple" xlink:href="#__RefHeading___Toc2408_3394150493" text:style-name="Index_20_Link" text:visited-style-name="Index_20_Link">Zusammenfassung<text:tab/>20</text:a></text:p>
          <text:p text:style-name="P169"><text:a xlink:type="simple" xlink:href="#__RefHeading___Toc2410_3394150493" text:style-name="Index_20_Link" text:visited-style-name="Index_20_Link">Änderung der Anzeige ExterneInventarNummer als v-badge<text:tab/>20</text:a></text:p>
          <text:p text:style-name="P168"><text:a xlink:type="simple" xlink:href="#__RefHeading___Toc2412_3394150493" text:style-name="Index_20_Link" text:visited-style-name="Index_20_Link">Backend<text:tab/>21</text:a></text:p>
          <text:p text:style-name="P169"><text:a xlink:type="simple" xlink:href="#__RefHeading___Toc2414_3394150493" text:style-name="Index_20_Link" text:visited-style-name="Index_20_Link">Sicherheit des Backend:<text:tab/>21</text:a></text:p>
          <text:p text:style-name="P169"><text:a xlink:type="simple" xlink:href="#__RefHeading___Toc948265_3394150493" text:style-name="Index_20_Link" text:visited-style-name="Index_20_Link">artikelAbrufen() im Backend und Abfrageaufbau abhängig von den Parametern des Frontend<text:tab/>22</text:a></text:p>
          <text:p text:style-name="P169"><text:a xlink:type="simple" xlink:href="#__RefHeading___Toc13466_2902930553" text:style-name="Index_20_Link" text:visited-style-name="Index_20_Link">Klasse Lager für zentrale Buchungsvorgänge im Lager<text:tab/>24</text:a></text:p>
          <text:p text:style-name="P168"><text:a xlink:type="simple" xlink:href="#__RefHeading___Toc2416_3394150493" text:style-name="Index_20_Link" text:visited-style-name="Index_20_Link">Datenbank<text:tab/>25</text:a></text:p>
          <text:p text:style-name="P169"><text:a xlink:type="simple" xlink:href="#__RefHeading___Toc12288_3394150493" text:style-name="Index_20_Link" text:visited-style-name="Index_20_Link">Inventarbuchungen<text:tab/>25</text:a></text:p>
          <text:p text:style-name="P170"><text:a xlink:type="simple" xlink:href="#__RefHeading___Toc36506_3394150493" text:style-name="Index_20_Link" text:visited-style-name="Index_20_Link">Aufbau Leihvorgänge im Backend für die Verwaltung abrufen (/leihvorgaenge):<text:tab/>26</text:a></text:p>
          <text:p text:style-name="P169"><text:a xlink:type="simple" xlink:href="#__RefHeading___Toc374183_3394150493" text:style-name="Index_20_Link" text:visited-style-name="Index_20_Link">DialogRuecknahme und wie die Daten an den Dialog übergeben werden:<text:tab/>27</text:a></text:p>
          <text:p text:style-name="P169"><text:a xlink:type="simple" xlink:href="#__RefHeading___Toc13468_2902930553" text:style-name="Index_20_Link" text:visited-style-name="Index_20_Link">Alternative für die Datenübergabe von einer Komponente zu einer anderen, ohne vuex-Store<text:tab/>28</text:a></text:p>
          <text:p text:style-name="P169"><text:a xlink:type="simple" xlink:href="#__RefHeading___Toc374185_3394150493" text:style-name="Index_20_Link" text:visited-style-name="Index_20_Link">v-select mit Backenddaten füllen (einzeilig)<text:tab/>28</text:a></text:p>
          <text:p text:style-name="P169"><text:a xlink:type="simple" xlink:href="#__RefHeading___Toc374185_33941504931" text:style-name="Index_20_Link" text:visited-style-name="Index_20_Link">v-select mit Backenddaten füllen (zweizeilig)<text:tab/>29</text:a></text:p>
          <text:p text:style-name="P169"><text:a xlink:type="simple" xlink:href="#__RefHeading___Toc428531_3394150493" text:style-name="Index_20_Link" text:visited-style-name="Index_20_Link">v-expansions-panels anzeigen von Elemente nur wenn expansions expanded ist:<text:tab/>30</text:a></text:p>
          <text:p text:style-name="P169"><text:a xlink:type="simple" xlink:href="#__RefHeading___Toc719453_3394150493" text:style-name="Index_20_Link" text:visited-style-name="Index_20_Link">v-checkbox is checked prüfen:<text:tab/>30</text:a></text:p>
          <text:p text:style-name="P169"><text:a xlink:type="simple" xlink:href="#__RefHeading___Toc719455_3394150493" text:style-name="Index_20_Link" text:visited-style-name="Index_20_Link">v-checkbox standardmäßig checken<text:tab/>31</text:a></text:p>
          <text:p text:style-name="P169"><text:a xlink:type="simple" xlink:href="#__RefHeading___Toc750791_3394150493" text:style-name="Index_20_Link" text:visited-style-name="Index_20_Link">reactive() vs. Ref() und .value<text:tab/>32</text:a></text:p>
          <text:p text:style-name="P169"><text:soft-page-break/><text:a xlink:type="simple" xlink:href="#__RefHeading___Toc948267_3394150493" text:style-name="Index_20_Link" text:visited-style-name="Index_20_Link">undefined mit if abfangen<text:tab/>33</text:a></text:p>
          <text:p text:style-name="P169"><text:a xlink:type="simple" xlink:href="#__RefHeading___Toc1067081_3394150493" text:style-name="Index_20_Link" text:visited-style-name="Index_20_Link">v-if<text:tab/>33</text:a></text:p>
          <text:p text:style-name="P169"><text:a xlink:type="simple" xlink:href="#__RefHeading___Toc1067083_3394150493" text:style-name="Index_20_Link" text:visited-style-name="Index_20_Link">Bedingte Formatierung, v-icon Anzeige oder Farbe abhängig von Werten<text:tab/>33</text:a></text:p>
          <text:p text:style-name="P169"><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9"><text:a xlink:type="simple" xlink:href="#__RefHeading___Toc1685223_3394150493" text:style-name="Index_20_Link" text:visited-style-name="Index_20_Link">vue Suchfunktion spezifisch innerhalb einer idMitglied<text:tab/>34</text:a></text:p>
          <text:p text:style-name="P169"><text:a xlink:type="simple" xlink:href="#__RefHeading___Toc1685223_33941504931" text:style-name="Index_20_Link" text:visited-style-name="Index_20_Link">vue Suchfunktion allgemeine Suchfunktion<text:tab/>35</text:a></text:p>
          <text:p text:style-name="P169"><text:a xlink:type="simple" xlink:href="#__RefHeading___Toc1685225_3394150493" text:style-name="Index_20_Link" text:visited-style-name="Index_20_Link">v-textfield x für löschen im Suchfeld einfügen<text:tab/>36</text:a></text:p>
          <text:p text:style-name="P169"><text:a xlink:type="simple" xlink:href="#__RefHeading___Toc1685227_3394150493" text:style-name="Index_20_Link" text:visited-style-name="Index_20_Link">Datum von der Datenbank in deutsches Format ohne Uhrzeit wandeln<text:tab/>36</text:a></text:p>
          <text:p text:style-name="P169"><text:a xlink:type="simple" xlink:href="#__RefHeading___Toc1685229_3394150493" text:style-name="Index_20_Link" text:visited-style-name="Index_20_Link">Anzeigen von v-Elementen abhängig von einer bestimmten Bedingung, z.B. eines Status<text:tab/>36</text:a></text:p>
          <text:p text:style-name="P169"><text:a xlink:type="simple" xlink:href="#__RefHeading___Toc1685231_3394150493" text:style-name="Index_20_Link" text:visited-style-name="Index_20_Link">Mapping der Daten aus dem Backen im Fronted, Umbennung der Spalten im Frontend-Entwicklung<text:tab/>37</text:a></text:p>
          <text:p text:style-name="P169"><text:a xlink:type="simple" xlink:href="#__RefHeading___Toc1685233_3394150493" text:style-name="Index_20_Link" text:visited-style-name="Index_20_Link">Export von Funktionen js6 (Frontend)<text:tab/>37</text:a></text:p>
          <text:p text:style-name="P169"><text:a xlink:type="simple" xlink:href="#__RefHeading___Toc1685235_3394150493" text:style-name="Index_20_Link" text:visited-style-name="Index_20_Link">Reaktivität eines Objektes über zwei Komponenten sicherstellen<text:tab/>38</text:a></text:p>
          <text:p text:style-name="P169"><text:a xlink:type="simple" xlink:href="#__RefHeading___Toc1801581_3394150493" text:style-name="Index_20_Link" text:visited-style-name="Index_20_Link">DialogNummerAendern.vue öffnen einer Dialog Komponente mit vuex-Store:<text:tab/>39</text:a></text:p>
          <text:p text:style-name="P169"><text:a xlink:type="simple" xlink:href="#__RefHeading___Toc35315_2902930553" text:style-name="Index_20_Link" text:visited-style-name="Index_20_Link">LeihvergangVerwalten Datenabruf und Datenverarbeitung Übersicht<text:tab/>40</text:a></text:p>
          <text:p text:style-name="P169"><text:a xlink:type="simple" xlink:href="#__RefHeading___Toc31313_2578173521" text:style-name="Index_20_Link" text:visited-style-name="Index_20_Link">cartItems Inhalt Warenkorb, Speichertort vuex-Store<text:tab/>44</text:a></text:p>
          <text:p text:style-name="P169"><text:a xlink:type="simple" xlink:href="#__RefHeading___Toc31315_2578173521" text:style-name="Index_20_Link" text:visited-style-name="Index_20_Link">Daten auslesen oder prüfen aus einem Array, wie z.B. cartItems aus dem vuex-Store<text:tab/>44</text:a></text:p>
          <text:p text:style-name="P169"><text:a xlink:type="simple" xlink:href="#__RefHeading___Toc31317_2578173521" text:style-name="Index_20_Link" text:visited-style-name="Index_20_Link">DialogExterneNummer.vue Besonderheit v-select<text:tab/>44</text:a></text:p>
          <text:p text:style-name="P170"><text:a xlink:type="simple" xlink:href="#__RefHeading___Toc60931_3296530384" text:style-name="Index_20_Link" text:visited-style-name="Index_20_Link">Besonderheit, wenn ein Element im v-select ausgewählt wurde, ist es in den anderen v-select nicht mehr auswählbar:<text:tab/>45</text:a></text:p>
          <text:p text:style-name="P170"><text:a xlink:type="simple" xlink:href="#__RefHeading___Toc60933_3296530384" text:style-name="Index_20_Link" text:visited-style-name="Index_20_Link">Übersicht<text:tab/>45</text:a></text:p>
          <text:p text:style-name="P170"><text:a xlink:type="simple" xlink:href="#__RefHeading___Toc60935_3296530384" text:style-name="Index_20_Link" text:visited-style-name="Index_20_Link">Kontext<text:tab/>45</text:a></text:p>
          <text:p text:style-name="P170"><text:a xlink:type="simple" xlink:href="#__RefHeading___Toc60937_3296530384" text:style-name="Index_20_Link" text:visited-style-name="Index_20_Link">Funktion im Detail<text:tab/>45</text:a></text:p>
          <text:p text:style-name="P171"><text:a xlink:type="simple" xlink:href="#__RefHeading___Toc60939_3296530384" text:style-name="Index_20_Link" text:visited-style-name="Index_20_Link">1. Funktionsdeklaration<text:tab/>46</text:a></text:p>
          <text:p text:style-name="P171"><text:a xlink:type="simple" xlink:href="#__RefHeading___Toc60941_3296530384" text:style-name="Index_20_Link" text:visited-style-name="Index_20_Link">2. Ermitteln der bereits ausgewählten IDs<text:tab/>46</text:a></text:p>
          <text:p text:style-name="P171"><text:a xlink:type="simple" xlink:href="#__RefHeading___Toc60943_3296530384" text:style-name="Index_20_Link" text:visited-style-name="Index_20_Link">3. Filtern der verfügbaren Optionen<text:tab/>47</text:a></text:p>
          <text:p text:style-name="P170"><text:a xlink:type="simple" xlink:href="#__RefHeading___Toc60945_3296530384" text:style-name="Index_20_Link" text:visited-style-name="Index_20_Link">Zusammenfassung der Funktion<text:tab/>48</text:a></text:p>
          <text:p text:style-name="P170"><text:a xlink:type="simple" xlink:href="#__RefHeading___Toc60947_3296530384" text:style-name="Index_20_Link" text:visited-style-name="Index_20_Link">Verwendung im Template<text:tab/>48</text:a></text:p>
          <text:p text:style-name="P170"><text:a xlink:type="simple" xlink:href="#__RefHeading___Toc60949_3296530384" text:style-name="Index_20_Link" text:visited-style-name="Index_20_Link">Warum ist das wichtig?<text:tab/>49</text:a></text:p>
          <text:p text:style-name="P170"><text:a xlink:type="simple" xlink:href="#__RefHeading___Toc60951_3296530384" text:style-name="Index_20_Link" text:visited-style-name="Index_20_Link">Wichtige Aspekte<text:tab/>49</text:a></text:p>
          <text:p text:style-name="P170"><text:a xlink:type="simple" xlink:href="#__RefHeading___Toc60953_3296530384" text:style-name="Index_20_Link" text:visited-style-name="Index_20_Link">Mögliche Erweiterungen<text:tab/>49</text:a></text:p>
          <text:p text:style-name="P170"><text:a xlink:type="simple" xlink:href="#__RefHeading___Toc60955_3296530384" text:style-name="Index_20_Link" text:visited-style-name="Index_20_Link">Zusammenfassendes Beispiel<text:tab/>49</text:a></text:p>
          <text:p text:style-name="P170"><text:a xlink:type="simple" xlink:href="#__RefHeading___Toc60957_3296530384" text:style-name="Index_20_Link" text:visited-style-name="Index_20_Link">Fazit<text:tab/>50</text:a></text:p>
          <text:p text:style-name="P169"><text:a xlink:type="simple" xlink:href="#__RefHeading___Toc60959_3296530384" text:style-name="Index_20_Link" text:visited-style-name="Index_20_Link">Array erzeugen um die externeID (ExterneInventarNummer) an das Backend zu senden:<text:tab/>50</text:a></text:p>
          <text:p text:style-name="P169"><text:a xlink:type="simple" xlink:href="#__RefHeading___Toc60961_3296530384" text:style-name="Index_20_Link" text:visited-style-name="Index_20_Link">Vuex-Store showDialogExterneInventarNummer Inhalt:<text:tab/>51</text:a></text:p>
          <text:p text:style-name="P169"><text:a xlink:type="simple" xlink:href="#__RefHeading___Toc60963_3296530384" text:style-name="Index_20_Link" text:visited-style-name="Index_20_Link">Vuex-Store showDialogArtikelTausch:<text:tab/>51</text:a></text:p>
          <text:p text:style-name="P169"><text:a xlink:type="simple" xlink:href="#__RefHeading___Toc60965_3296530384" text:style-name="Index_20_Link" text:visited-style-name="Index_20_Link">Vuex-Store showDialogRuecknahmeArtikel:<text:tab/>51</text:a></text:p>
          <text:p text:style-name="P169"><text:a xlink:type="simple" xlink:href="#__RefHeading___Toc60967_3296530384" text:style-name="Index_20_Link" text:visited-style-name="Index_20_Link">Vuex-Store showDialogRuecknahmeArtikel:<text:tab/>52</text:a></text:p>
          <text:p text:style-name="P169"><text:a xlink:type="simple" xlink:href="#__RefHeading___Toc60969_3296530384" text:style-name="Index_20_Link" text:visited-style-name="Index_20_Link">v-select und v-textfield Design-Varianten<text:tab/>52</text:a></text:p>
          <text:p text:style-name="P169"><text:a xlink:type="simple" xlink:href="#__RefHeading___Toc60971_3296530384" text:style-name="Index_20_Link" text:visited-style-name="Index_20_Link">v-select Design-Varianten<text:tab/>53</text:a></text:p>
        </text:index-body>
      </text:table-of-content>
      <text:h text:style-name="P206" text:outline-level="1"/>
      <text:p text:style-name="P2"/>
      <text:h text:style-name="P206" text:outline-level="1"><text:soft-page-break/></text:h>
      <text:h text:style-name="P206" text:outline-level="1"/>
      <text:h text:style-name="P206" text:outline-level="1"/>
      <text:h text:style-name="P206"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07"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442995202" text:style-name="L1">
        <text:list-item>
          <text:p text:style-name="P226">Klicke oben rechts auf dein Profilbild und wähle "Settings" aus.</text:p>
        </text:list-item>
      </text:list>
      <text:list xml:id="list3695494347" text:style-name="L2">
        <text:list-item>
          <text:p text:style-name="P234"><text:span text:style-name="T72">In den Einstellungen gehe zu </text:span><text:span text:style-name="Strong_20_Emphasis"><text:span text:style-name="T72">Developer settings</text:span></text:span><text:span text:style-name="T72"> → </text:span><text:span text:style-name="Strong_20_Emphasis"><text:span text:style-name="T72">Personal access tokens</text:span></text:span><text:span text:style-name="T72"> → </text:span><text:span text:style-name="Strong_20_Emphasis"><text:span text:style-name="T72">Tokens (classic)</text:span></text:span><text:span text:style-name="T72">.</text:span></text:p>
        </text:list-item>
      </text:list>
      <text:list xml:id="list2245810453" text:style-name="L3">
        <text:list-item>
          <text:p text:style-name="P235"><text:span text:style-name="T72">Erstelle einen neuen Token, indem du auf </text:span><text:span text:style-name="Strong_20_Emphasis"><text:span text:style-name="T72">Generate new token</text:span></text:span><text:span text:style-name="T72"> klickst. Wähle die nötigen Berechtigungen aus (zum Beispiel </text:span><text:span text:style-name="Source_20_Text"><text:span text:style-name="T72">repo</text:span></text:span><text:span text:style-name="T72"> für Lese- und Schreibzugriff auf deine Repositories).</text:span></text:p>
        </text:list-item>
      </text:list>
      <text:list xml:id="list646395107" text:style-name="L4">
        <text:list-item>
          <text:p text:style-name="P236"><text:span text:style-name="T72">Kopiere den Token </text:span><text:span text:style-name="Strong_20_Emphasis"><text:span text:style-name="T72">sofort</text:span></text:span><text:span text:style-name="T72">, da du ihn später nicht mehr sehen kannst.</text:span></text:p>
        </text:list-item>
      </text:list>
      <text:p text:style-name="P1"/>
      <text:h text:style-name="P208"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08"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5">Kann aber auch über:</text:p>
      <text:p text:style-name="P75">&lt;script setup&gt;</text:p>
      <text:p text:style-name="P75">import {useDisplay} from "vuetify";</text:p>
      <text:p text:style-name="P75">const { smAndUp } = useDisplay();</text:p>
      <text:p text:style-name="P76"><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5"/>
      <text:h text:style-name="P208" text:outline-level="1"><text:bookmark-start text:name="__RefHeading___Toc2354_3394150493"/>Vuex-Store<text:bookmark-end text:name="__RefHeading___Toc2354_3394150493"/></text:h>
      <text:p text:style-name="P67">Daten im vuex-Store sind nur für die aktuelle Sitzung gespeichert, beim Neuladen der Seite, wird der Store gelöscht.</text:p>
      <text:p text:style-name="P67"><text:soft-page-break/>Mit vuex-persistedstate wird der vuex-Store bei Bedarf im localStore zwischengespeichert. Keine sensible Daten speichern!!!</text:p>
      <text:p text:style-name="P61">Hiermit werden die States bis zur Beendigung der Sitzung, durch schließen des Browsers oder des Tabs, in SessionStorage gespeichert.</text:p>
      <text:p text:style-name="P31"><text:span text:style-name="T39">plugins</text:span><text:span text:style-name="T27">: [</text:span><text:line-break/><text:span text:style-name="T27"> <text:s text:c="3"/></text:span><text:span text:style-name="T45">createPersistedState</text:span><text:span text:style-name="T27">({</text:span><text:line-break/><text:span text:style-name="T27"> <text:s text:c="7"/></text:span><text:span text:style-name="T39">paths</text:span><text:span text:style-name="T27">: [</text:span><text:span text:style-name="T2">'cartItems'</text:span><text:span text:style-name="T27">,</text:span><text:span text:style-name="T2">'userData'</text:span><text:span text:style-name="T27">], </text:span><text:span text:style-name="T52">// persistieren der gewünschten Objekten</text:span><text:line-break/><text:span text:style-name="T52"> <text:s text:c="7"/></text:span><text:span text:style-name="T39">storage</text:span><text:span text:style-name="T27">: </text:span><text:span text:style-name="T56">window</text:span><text:span text:style-name="T27">.</text:span><text:span text:style-name="T39">sessionStorage</text:span><text:span text:style-name="T27">, </text:span><text:span text:style-name="T52">// Verwendung von sessionStorage statt localStorage</text:span><text:line-break/><text:span text:style-name="T52"> <text:s text:c="3"/></text:span><text:span text:style-name="T27">}),</text:span></text:p>
      <text:p text:style-name="P60"/>
      <text:p text:style-name="P63">Aufgrund der Umstellung persistent, kann es zu diesem Fehler kommen:</text:p>
      <text:p text:style-name="P63">Uncaught TypeError: cyclic object value</text:p>
      <text:p text:style-name="P63">In diesem Fall muss mit .value gearbeitet werden, wenn es ein ref Object ist!</text:p>
      <text:p text:style-name="P63">Beispiel:</text:p>
      <text:p text:style-name="P32"><text:span text:style-name="T33">existingItem</text:span><text:span text:style-name="T27">.</text:span><text:span text:style-name="T33">externeID</text:span><text:span text:style-name="T27">.</text:span><text:span text:style-name="T45">push</text:span><text:span text:style-name="T27">(value.</text:span><text:span text:style-name="T33">externeID</text:span><text:span text:style-name="T27">.</text:span><text:span text:style-name="T39">value</text:span><text:span text:style-name="T27">);</text:span><text:line-break/></text:p>
      <text:p text:style-name="P62"/>
      <text:p text:style-name="P62"/>
      <text:h text:style-name="P209" text:outline-level="2"><text:bookmark-start text:name="__RefHeading___Toc2356_3394150493"/>Variable Anzahl an Textfeldern genieren, wie z.B. beim erfassen der externenID<text:bookmark-end text:name="__RefHeading___Toc2356_3394150493"/></text:h>
      <text:h text:style-name="P209" text:outline-level="2"/>
      <text:p text:style-name="P64">Dazu muss das Array initalisert werden:</text:p>
      <text:p text:style-name="P33"><text:span text:style-name="T18">const </text:span><text:span text:style-name="T33">idArtikel </text:span><text:span text:style-name="T27">= computed(()=&gt; </text:span><text:span text:style-name="T56">store</text:span><text:span text:style-name="T27">.</text:span><text:span text:style-name="T39">getters</text:span><text:span text:style-name="T27">.</text:span><text:span text:style-name="T39">getShowDialogExterneInventarNummer</text:span><text:span text:style-name="T27">.</text:span><text:span text:style-name="T39">idArtikel</text:span><text:span text:style-name="T27">)</text:span><text:line-break/><text:span text:style-name="T18">const </text:span><text:span text:style-name="T33">textInventarNummern </text:span><text:span text:style-name="T27">= ref([]);</text:span></text:p>
      <text:p text:style-name="P140"/>
      <text:p text:style-name="P33"><text:span text:style-name="T27">watch(</text:span><text:line-break/><text:span text:style-name="T27"> <text:s text:c="3"/>() =&gt; </text:span><text:span text:style-name="T33">showDialog</text:span><text:span text:style-name="T27">.</text:span><text:span text:style-name="T39">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2">// Dialog wird geöffnet</text:span><text:line-break/><text:span text:style-name="T52"> <text:s text:c="7"/></text:span><text:span text:style-name="T33">textInventarNummern</text:span><text:span text:style-name="T27">.</text:span><text:span text:style-name="T39">value </text:span><text:span text:style-name="T27">= [...</text:span><text:span text:style-name="T56">store</text:span><text:span text:style-name="T27">.</text:span><text:span text:style-name="T39">getters</text:span><text:span text:style-name="T27">.</text:span><text:span text:style-name="T39">getExterneNummernForArtikel</text:span><text:span text:style-name="T27">(</text:span><text:span text:style-name="T33">idArtikel</text:span><text:span text:style-name="T27">.</text:span><text:span text:style-name="T39">value</text:span><text:span text:style-name="T27">)];</text:span><text:line-break/><text:line-break/><text:span text:style-name="T27"> <text:s text:c="7"/></text:span><text:span text:style-name="T52">// Anpassung der Länge von textInventarNummern</text:span><text:line-break/><text:span text:style-name="T52"> <text:s text:c="7"/></text:span><text:span text:style-name="T18">if </text:span><text:span text:style-name="T27">(</text:span><text:span text:style-name="T33">textInventarNummern</text:span><text:span text:style-name="T27">.</text:span><text:span text:style-name="T39">value</text:span><text:span text:style-name="T27">.</text:span><text:span text:style-name="T39">length </text:span><text:span text:style-name="T27">&lt; </text:span><text:span text:style-name="T33">dialogFormFields</text:span><text:span text:style-name="T27">.</text:span><text:span text:style-name="T39">value</text:span><text:span text:style-name="T27">) {</text:span><text:line-break/><text:span text:style-name="T27"> <text:s text:c="9"/></text:span><text:span text:style-name="T18">const </text:span><text:span text:style-name="T33">differenz </text:span><text:span text:style-name="T27">= </text:span><text:span text:style-name="T33">dialogFormFields</text:span><text:span text:style-name="T27">.</text:span><text:span text:style-name="T39">value </text:span><text:span text:style-name="T27">- </text:span><text:span text:style-name="T33">textInventarNummern</text:span><text:span text:style-name="T27">.</text:span><text:span text:style-name="T39">value</text:span><text:span text:style-name="T27">.</text:span><text:span text:style-name="T39">length</text:span><text:span text:style-name="T27">;</text:span><text:line-break/><text:span text:style-name="T27"> <text:s text:c="9"/></text:span><text:span text:style-name="T33">textInventarNummern</text:span><text:span text:style-name="T27">.</text:span><text:span text:style-name="T39">value</text:span><text:span text:style-name="T27">.</text:span><text:span text:style-name="T45">push</text:span><text:span text:style-name="T27">(...</text:span><text:span text:style-name="T56">Array</text:span><text:span text:style-name="T27">(</text:span><text:span text:style-name="T33">differenz</text:span><text:span text:style-name="T27">).</text:span><text:span text:style-name="T45">fill</text:span><text:span text:style-name="T27">(</text:span><text:span text:style-name="T2">''</text:span><text:span text:style-name="T27">));</text:span><text:line-break/><text:span text:style-name="T27"> <text:s text:c="7"/>} </text:span><text:span text:style-name="T18">else if </text:span><text:span text:style-name="T27">(</text:span><text:span text:style-name="T33">textInventarNummern</text:span><text:span text:style-name="T27">.</text:span><text:span text:style-name="T39">value</text:span><text:span text:style-name="T27">.</text:span><text:span text:style-name="T39">length </text:span><text:span text:style-name="T27">&gt; </text:span><text:span text:style-name="T33">dialogFormFields</text:span><text:span text:style-name="T27">.</text:span><text:span text:style-name="T39">value</text:span><text:span text:style-name="T27">) {</text:span><text:line-break/><text:span text:style-name="T27"> <text:s text:c="9"/></text:span><text:span text:style-name="T33">textInventarNummern</text:span><text:span text:style-name="T27">.</text:span><text:span text:style-name="T39">value </text:span><text:span text:style-name="T27">= </text:span><text:span text:style-name="T33">textInventarNummern</text:span><text:span text:style-name="T27">.</text:span><text:span text:style-name="T39">value</text:span><text:span text:style-name="T27">.</text:span><text:span text:style-name="T45">slice</text:span><text:span text:style-name="T27">(</text:span><text:span text:style-name="T64">0</text:span><text:span text:style-name="T27">, </text:span><text:span text:style-name="T33">dialogFormFields</text:span><text:span text:style-name="T27">.</text:span><text:span text:style-name="T39">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39">immediate</text:span><text:span text:style-name="T27">: </text:span><text:span text:style-name="T18">true </text:span><text:span text:style-name="T27">}</text:span><text:line-break/><text:span text:style-name="T27">);</text:span></text:p>
      <text:p text:style-name="P64"/>
      <text:p text:style-name="P64"/>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2">Der Code, den Sie nicht verstehen, ist dafür verantwortlich, die Länge des Arrays </text:span><text:span text:style-name="Source_20_Text"><text:span text:style-name="T72">textInventarNummern</text:span></text:span><text:span text:style-name="T72"> an die Anzahl der Dialog-Formularfelder (</text:span><text:span text:style-name="Source_20_Text"><text:span text:style-name="T72">dialogFormFields.value</text:span></text:span><text:span text:style-name="T72">) </text:span><text:soft-page-break/><text:span text:style-name="T72">anzupassen. Dies ist wichtig, damit jedes Eingabefeld im Dialog korrekt mit einem Element im Array </text:span><text:span text:style-name="Source_20_Text"><text:span text:style-name="T72">textInventarNummern</text:span></text:span><text:span text:style-name="T72"> verknüpft ist.</text:span></text:p>
      <text:p text:style-name="P5"/>
      <text:h text:style-name="Heading_20_3" text:outline-level="3"><text:bookmark-start text:name="__RefHeading___Toc2360_3394150493"/><text:span text:style-name="Strong_20_Emphasis"><text:span text:style-name="T72">Codeanalyse Schritt für Schritt</text:span></text:span><text:bookmark-end text:name="__RefHeading___Toc2360_3394150493"/></text:h>
      <text:p text:style-name="P16">Der Code lautet:</text:p>
      <text:p text:style-name="P6">javascript</text:p>
      <text:p text:style-name="P6">Copy code</text:p>
      <text:p text:style-name="P77"><text:span text:style-name="Source_20_Text"><text:span text:style-name="T72">// Anpassung der Länge von textInventarNummern</text:span></text:span></text:p>
      <text:p text:style-name="P77"><text:span text:style-name="Source_20_Text"><text:span text:style-name="T72">if (textInventarNummern.value.length &lt; dialogFormFields.value) {</text:span></text:span></text:p>
      <text:p text:style-name="P77"><text:span text:style-name="Source_20_Text"><text:span text:style-name="T72"><text:s text:c="2"/>const differenz = dialogFormFields.value - textInventarNummern.value.length;</text:span></text:span></text:p>
      <text:p text:style-name="P77"><text:span text:style-name="Source_20_Text"><text:span text:style-name="T72"><text:s text:c="2"/>textInventarNummern.value.push(...Array(differenz).fill(''));</text:span></text:span></text:p>
      <text:p text:style-name="P77"><text:span text:style-name="Source_20_Text"><text:span text:style-name="T72">} else if (textInventarNummern.value.length &gt; dialogFormFields.value) {</text:span></text:span></text:p>
      <text:p text:style-name="P77"><text:span text:style-name="Source_20_Text"><text:span text:style-name="T72"><text:s text:c="2"/>textInventarNummern.value = textInventarNummern.value.slice(0, dialogFormFields.value);</text:span></text:span></text:p>
      <text:p text:style-name="P78"><text:span text:style-name="Source_20_Text"><text:span text:style-name="T72">}</text:span></text:span></text:p>
      <text:h text:style-name="Heading_20_4" text:outline-level="4"><text:bookmark-start text:name="__RefHeading___Toc2362_3394150493"/><text:span text:style-name="Strong_20_Emphasis"><text:span text:style-name="T72">1. Überprüfung, ob </text:span></text:span><text:span text:style-name="Strong_20_Emphasis"><text:span text:style-name="Source_20_Text"><text:span text:style-name="T72">textInventarNummern</text:span></text:span></text:span><text:span text:style-name="Strong_20_Emphasis"><text:span text:style-name="T72"> kürzer ist als </text:span></text:span><text:span text:style-name="Strong_20_Emphasis"><text:span text:style-name="Source_20_Text"><text:span text:style-name="T72">dialogFormFields</text:span></text:span></text:span><text:bookmark-end text:name="__RefHeading___Toc2362_3394150493"/></text:h>
      <text:p text:style-name="P6">javascript</text:p>
      <text:p text:style-name="P6">Copy code</text:p>
      <text:p text:style-name="P77"><text:span text:style-name="Source_20_Text"><text:span text:style-name="T72">if (textInventarNummern.value.length &lt; dialogFormFields.value) {</text:span></text:span></text:p>
      <text:p text:style-name="P77"><text:span text:style-name="Source_20_Text"><text:span text:style-name="T72"><text:s text:c="2"/>// ...</text:span></text:span></text:p>
      <text:p text:style-name="P78"><text:span text:style-name="Source_20_Text"><text:span text:style-name="T72">}</text:span></text:span></text:p>
      <text:list xml:id="list3987120661" text:style-name="L5">
        <text:list-item>
          <text:p text:style-name="P237"><text:span text:style-name="Strong_20_Emphasis"><text:span text:style-name="T72">Zweck:</text:span></text:span><text:span text:style-name="T72"> Prüfen, ob das Array </text:span><text:span text:style-name="Source_20_Text"><text:span text:style-name="T72">textInventarNummern</text:span></text:span><text:span text:style-name="T72"> weniger Elemente enthält, als die Anzahl der Dialogfelder (</text:span><text:span text:style-name="Source_20_Text"><text:span text:style-name="T72">dialogFormFields.value</text:span></text:span><text:span text:style-name="T72">).</text:span></text:p>
        </text:list-item>
      </text:list>
      <text:h text:style-name="Heading_20_4" text:outline-level="4"><text:bookmark-start text:name="__RefHeading___Toc2364_3394150493"/><text:span text:style-name="Strong_20_Emphasis"><text:span text:style-name="T72">1.1 Wenn ja, fehlende Elemente hinzufügen</text:span></text:span><text:bookmark-end text:name="__RefHeading___Toc2364_3394150493"/></text:h>
      <text:p text:style-name="P6">javascript</text:p>
      <text:p text:style-name="P6">Copy code</text:p>
      <text:p text:style-name="P77"><text:span text:style-name="Source_20_Text"><text:span text:style-name="T72">const differenz = dialogFormFields.value - textInventarNummern.value.length;</text:span></text:span></text:p>
      <text:p text:style-name="P78"><text:span text:style-name="Source_20_Text"><text:span text:style-name="T72">textInventarNummern.value.push(...Array(differenz).fill(''));</text:span></text:span></text:p>
      <text:list xml:id="list240989118" text:style-name="L6">
        <text:list-item>
          <text:p text:style-name="P238"><text:span text:style-name="Strong_20_Emphasis"><text:span text:style-name="T72">Berechnung der Differenz:</text:span></text:span></text:p>
          <text:list>
            <text:list-item>
              <text:p text:style-name="P238"><text:span text:style-name="Source_20_Text"><text:span text:style-name="T72">differenz</text:span></text:span><text:span text:style-name="T72"> ist die Anzahl der fehlenden Elemente, die hinzugefügt werden müssen, um die Länge von </text:span><text:span text:style-name="Source_20_Text"><text:span text:style-name="T72">textInventarNummern</text:span></text:span><text:span text:style-name="T72"> an </text:span><text:span text:style-name="Source_20_Text"><text:span text:style-name="T72">dialogFormFields.value</text:span></text:span><text:span text:style-name="T72"> anzupassen.</text:span></text:p>
            </text:list-item>
            <text:list-item>
              <text:p text:style-name="P238"><text:span text:style-name="Strong_20_Emphasis"><text:span text:style-name="T72">Beispiel:</text:span></text:span></text:p>
              <text:list>
                <text:list-item>
                  <text:p text:style-name="P238"><text:span text:style-name="T72">Angenommen, </text:span><text:span text:style-name="Source_20_Text"><text:span text:style-name="T72">dialogFormFields.value</text:span></text:span><text:span text:style-name="T72"> ist 5 und </text:span><text:span text:style-name="Source_20_Text"><text:span text:style-name="T72">textInventarNummern.value.length</text:span></text:span><text:span text:style-name="T72"> ist 3.</text:span></text:p>
                </text:list-item>
                <text:list-item>
                  <text:p text:style-name="P238"><text:span text:style-name="T72">Dann ist </text:span><text:span text:style-name="Source_20_Text"><text:span text:style-name="T72">differenz = 5 - 3 = 2</text:span></text:span><text:span text:style-name="T72">.</text:span></text:p>
                </text:list-item>
              </text:list>
            </text:list-item>
          </text:list>
        </text:list-item>
        <text:list-item>
          <text:p text:style-name="P238"><text:span text:style-name="Strong_20_Emphasis"><text:span text:style-name="T72">Hinzufügen der fehlenden Elemente:</text:span></text:span></text:p>
          <text:list>
            <text:list-item>
              <text:p text:style-name="P238"><text:span text:style-name="Source_20_Text"><text:span text:style-name="T72">Array(differenz).fill('')</text:span></text:span><text:span text:style-name="T72"> erzeugt ein Array mit </text:span><text:span text:style-name="Source_20_Text"><text:span text:style-name="T72">differenz</text:span></text:span><text:span text:style-name="T72"> Anzahl von leeren Strings.</text:span></text:p>
              <text:list>
                <text:list-item>
                  <text:p text:style-name="P239"><text:span text:style-name="T72">Im Beispiel: </text:span><text:span text:style-name="Source_20_Text"><text:span text:style-name="T72">Array(2).fill('')</text:span></text:span><text:span text:style-name="T72"> ergibt </text:span><text:span text:style-name="Source_20_Text"><text:span text:style-name="T72">['', '']</text:span></text:span><text:span text:style-name="T72">.</text:span></text:p>
                </text:list-item>
              </text:list>
            </text:list-item>
            <text:list-item>
              <text:p text:style-name="P238"><text:span text:style-name="Source_20_Text"><text:span text:style-name="T72">textInventarNummern.value.push(...Array(differenz).fill(''))</text:span></text:span><text:span text:style-name="T72"> fügt diese leeren Strings am Ende von </text:span><text:span text:style-name="Source_20_Text"><text:span text:style-name="T72">textInventarNummern</text:span></text:span><text:span text:style-name="T72"> hinzu.</text:span></text:p>
              <text:list>
                <text:list-item>
                  <text:p text:style-name="P239"><text:soft-page-break/><text:span text:style-name="T72">Das </text:span><text:span text:style-name="Source_20_Text"><text:span text:style-name="T72">...</text:span></text:span><text:span text:style-name="T72"> ist der Spread-Operator, der die Elemente des Arrays einzeln einfügt.</text:span></text:p>
                </text:list-item>
              </text:list>
            </text:list-item>
            <text:list-item>
              <text:p text:style-name="P238"><text:span text:style-name="Strong_20_Emphasis"><text:span text:style-name="T72">Ergebnis:</text:span></text:span></text:p>
              <text:list>
                <text:list-item>
                  <text:p text:style-name="P239"><text:span text:style-name="T72">Nach dem Hinzufügen hat </text:span><text:span text:style-name="Source_20_Text"><text:span text:style-name="T72">textInventarNummern.value</text:span></text:span><text:span text:style-name="T72"> die gleiche Länge wie </text:span><text:span text:style-name="Source_20_Text"><text:span text:style-name="T72">dialogFormFields.value</text:span></text:span><text:span text:style-name="T72">.</text:span></text:p>
                </text:list-item>
              </text:list>
            </text:list-item>
          </text:list>
        </text:list-item>
        <text:list-item>
          <text:p text:style-name="P238"><text:span text:style-name="Strong_20_Emphasis"><text:span text:style-name="T72">Warum wird das gemacht?</text:span></text:span></text:p>
          <text:list>
            <text:list-item>
              <text:p text:style-name="P227">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2">2. Überprüfung, ob </text:span></text:span><text:span text:style-name="Strong_20_Emphasis"><text:span text:style-name="Source_20_Text"><text:span text:style-name="T72">textInventarNummern</text:span></text:span></text:span><text:span text:style-name="Strong_20_Emphasis"><text:span text:style-name="T72"> länger ist als </text:span></text:span><text:span text:style-name="Strong_20_Emphasis"><text:span text:style-name="Source_20_Text"><text:span text:style-name="T72">dialogFormFields</text:span></text:span></text:span><text:bookmark-end text:name="__RefHeading___Toc2366_3394150493"/></text:h>
      <text:p text:style-name="P6">javascript</text:p>
      <text:p text:style-name="P6">Copy code</text:p>
      <text:p text:style-name="P77"><text:span text:style-name="Source_20_Text"><text:span text:style-name="T72">else if (textInventarNummern.value.length &gt; dialogFormFields.value) {</text:span></text:span></text:p>
      <text:p text:style-name="P77"><text:span text:style-name="Source_20_Text"><text:span text:style-name="T72"><text:s text:c="2"/>textInventarNummern.value = textInventarNummern.value.slice(0, dialogFormFields.value);</text:span></text:span></text:p>
      <text:p text:style-name="P78"><text:span text:style-name="Source_20_Text"><text:span text:style-name="T72">}</text:span></text:span></text:p>
      <text:list xml:id="list719174041" text:style-name="L7">
        <text:list-item>
          <text:p text:style-name="P240"><text:span text:style-name="Strong_20_Emphasis"><text:span text:style-name="T72">Zweck:</text:span></text:span><text:span text:style-name="T72"> Prüfen, ob das Array </text:span><text:span text:style-name="Source_20_Text"><text:span text:style-name="T72">textInventarNummern</text:span></text:span><text:span text:style-name="T72"> mehr Elemente enthält, als die Anzahl der Dialogfelder.</text:span></text:p>
        </text:list-item>
        <text:list-item>
          <text:p text:style-name="P240"><text:span text:style-name="Strong_20_Emphasis"><text:span text:style-name="T72">Wenn ja, überschüssige Elemente entfernen:</text:span></text:span></text:p>
          <text:list>
            <text:list-item>
              <text:p text:style-name="P240"><text:span text:style-name="Source_20_Text"><text:span text:style-name="T72">textInventarNummern.value.slice(0, dialogFormFields.value)</text:span></text:span><text:span text:style-name="T72"> erzeugt ein neues Array, das nur die ersten </text:span><text:span text:style-name="Source_20_Text"><text:span text:style-name="T72">dialogFormFields.value</text:span></text:span><text:span text:style-name="T72"> Elemente von </text:span><text:span text:style-name="Source_20_Text"><text:span text:style-name="T72">textInventarNummern.value</text:span></text:span><text:span text:style-name="T72"> enthält.</text:span></text:p>
            </text:list-item>
            <text:list-item>
              <text:p text:style-name="P240"><text:span text:style-name="Strong_20_Emphasis"><text:span text:style-name="T72">Beispiel:</text:span></text:span></text:p>
              <text:list>
                <text:list-item>
                  <text:p text:style-name="P240"><text:span text:style-name="T72">Angenommen, </text:span><text:span text:style-name="Source_20_Text"><text:span text:style-name="T72">dialogFormFields.value</text:span></text:span><text:span text:style-name="T72"> ist 3 und </text:span><text:span text:style-name="Source_20_Text"><text:span text:style-name="T72">textInventarNummern.value.length</text:span></text:span><text:span text:style-name="T72"> ist 5.</text:span></text:p>
                </text:list-item>
                <text:list-item>
                  <text:p text:style-name="P240"><text:span text:style-name="Source_20_Text"><text:span text:style-name="T72">textInventarNummern.value.slice(0, 3)</text:span></text:span><text:span text:style-name="T72"> ergibt ein Array mit den ersten 3 Elementen.</text:span></text:p>
                </text:list-item>
              </text:list>
            </text:list-item>
            <text:list-item>
              <text:p text:style-name="P240"><text:span text:style-name="Strong_20_Emphasis"><text:span text:style-name="T72">Ergebnis:</text:span></text:span></text:p>
              <text:list>
                <text:list-item>
                  <text:p text:style-name="P241"><text:span text:style-name="T72">Das Array </text:span><text:span text:style-name="Source_20_Text"><text:span text:style-name="T72">textInventarNummern.value</text:span></text:span><text:span text:style-name="T72"> hat nun die Länge von </text:span><text:span text:style-name="Source_20_Text"><text:span text:style-name="T72">dialogFormFields.value</text:span></text:span><text:span text:style-name="T72">.</text:span></text:p>
                </text:list-item>
              </text:list>
            </text:list-item>
          </text:list>
        </text:list-item>
        <text:list-item>
          <text:p text:style-name="P240"><text:span text:style-name="Strong_20_Emphasis"><text:span text:style-name="T72">Warum wird das gemacht?</text:span></text:span></text:p>
          <text:list>
            <text:list-item>
              <text:p text:style-name="P228">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2">3. Was passiert, wenn die Längen gleich sind?</text:span></text:span><text:bookmark-end text:name="__RefHeading___Toc2368_3394150493"/></text:h>
      <text:list xml:id="list3055815541" text:style-name="L8">
        <text:list-item>
          <text:p text:style-name="P242"><text:span text:style-name="T72">Wenn </text:span><text:span text:style-name="Source_20_Text"><text:span text:style-name="T72">textInventarNummern.value.length</text:span></text:span><text:span text:style-name="T72"> bereits gleich </text:span><text:span text:style-name="Source_20_Text"><text:span text:style-name="T72">dialogFormFields.value</text:span></text:span><text:span text:style-name="T72">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2">Warum ist diese Anpassung notwendig?</text:span></text:span><text:bookmark-end text:name="__RefHeading___Toc2370_3394150493"/></text:h>
      <text:list xml:id="list62458098" text:style-name="L9">
        <text:list-item>
          <text:p text:style-name="P243"><text:span text:style-name="Strong_20_Emphasis"><text:span text:style-name="T72">Konsistenz zwischen Daten und Darstellung:</text:span></text:span></text:p>
          <text:list>
            <text:list-item>
              <text:p text:style-name="P243"><text:soft-page-break/><text:span text:style-name="T72">Jedes Eingabefeld im Dialog ist mit einem Element im </text:span><text:span text:style-name="Source_20_Text"><text:span text:style-name="T72">textInventarNummern</text:span></text:span><text:span text:style-name="T72">-Array verknüpft.</text:span></text:p>
            </text:list-item>
            <text:list-item>
              <text:p text:style-name="P229">Wenn die Anzahl der Eingabefelder sich ändert (z. B. weil der Benutzer die Menge anpasst), muss das Array entsprechend angepasst werden.</text:p>
            </text:list-item>
          </text:list>
        </text:list-item>
        <text:list-item>
          <text:p text:style-name="P243"><text:span text:style-name="Strong_20_Emphasis"><text:span text:style-name="T72">Vermeidung von Fehlern:</text:span></text:span></text:p>
          <text:list>
            <text:list-item>
              <text:p text:style-name="P243"><text:span text:style-name="T72">Wenn das Array kürzer ist als die Anzahl der Felder, würden einige Felder keinen Wert im Array haben, was zu </text:span><text:span text:style-name="Source_20_Text"><text:span text:style-name="T72">undefined</text:span></text:span><text:span text:style-name="T72"> führen kann.</text:span></text:p>
            </text:list-item>
            <text:list-item>
              <text:p text:style-name="P229">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2">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2">Szenario 1: Array ist zu kurz</text:span></text:span><text:bookmark-end text:name="__RefHeading___Toc2374_3394150493"/></text:h>
      <text:list xml:id="list717863693" text:style-name="L10">
        <text:list-item>
          <text:p text:style-name="P244"><text:span text:style-name="Strong_20_Emphasis"><text:span text:style-name="T72">Anfangszustand:</text:span></text:span></text:p>
          <text:list>
            <text:list-item>
              <text:p text:style-name="P244"><text:span text:style-name="Source_20_Text"><text:span text:style-name="T72">dialogFormFields.value</text:span></text:span><text:span text:style-name="T72"> = 4</text:span></text:p>
            </text:list-item>
            <text:list-item>
              <text:p text:style-name="P244"><text:span text:style-name="Source_20_Text"><text:span text:style-name="T72">textInventarNummern.value</text:span></text:span><text:span text:style-name="T72"> = ['ID1', 'ID2']</text:span></text:p>
            </text:list-item>
          </text:list>
        </text:list-item>
        <text:list-item>
          <text:p text:style-name="P244"><text:span text:style-name="Strong_20_Emphasis"><text:span text:style-name="T72">Berechnung:</text:span></text:span></text:p>
          <text:list>
            <text:list-item>
              <text:p text:style-name="P244"><text:span text:style-name="Source_20_Text"><text:span text:style-name="T72">textInventarNummern.value.length</text:span></text:span><text:span text:style-name="T72"> = 2</text:span></text:p>
            </text:list-item>
            <text:list-item>
              <text:p text:style-name="P244"><text:span text:style-name="Source_20_Text"><text:span text:style-name="T72">differenz</text:span></text:span><text:span text:style-name="T72"> = 4 - 2 = 2</text:span></text:p>
            </text:list-item>
          </text:list>
        </text:list-item>
        <text:list-item>
          <text:p text:style-name="P244"><text:span text:style-name="Strong_20_Emphasis"><text:span text:style-name="T72">Aktion:</text:span></text:span></text:p>
          <text:list>
            <text:list-item>
              <text:p text:style-name="P245"><text:span text:style-name="T72">Füge 2 leere Strings hinzu: </text:span><text:span text:style-name="Source_20_Text"><text:span text:style-name="T72">['', '']</text:span></text:span></text:p>
            </text:list-item>
          </text:list>
        </text:list-item>
        <text:list-item>
          <text:p text:style-name="P244"><text:span text:style-name="Strong_20_Emphasis"><text:span text:style-name="T72">Ergebnis:</text:span></text:span></text:p>
          <text:list>
            <text:list-item>
              <text:p text:style-name="P244"><text:span text:style-name="Source_20_Text"><text:span text:style-name="T72">textInventarNummern.value</text:span></text:span><text:span text:style-name="T72"> = ['ID1', 'ID2', '', '']</text:span></text:p>
            </text:list-item>
          </text:list>
        </text:list-item>
      </text:list>
      <text:h text:style-name="Heading_20_4" text:outline-level="4"><text:bookmark-start text:name="__RefHeading___Toc2376_3394150493"/><text:span text:style-name="Strong_20_Emphasis"><text:span text:style-name="T72">Szenario 2: Array ist zu lang</text:span></text:span><text:bookmark-end text:name="__RefHeading___Toc2376_3394150493"/></text:h>
      <text:list xml:id="list2144521712" text:style-name="L11">
        <text:list-item>
          <text:p text:style-name="P246"><text:span text:style-name="Strong_20_Emphasis"><text:span text:style-name="T72">Anfangszustand:</text:span></text:span></text:p>
          <text:list>
            <text:list-item>
              <text:p text:style-name="P246"><text:span text:style-name="Source_20_Text"><text:span text:style-name="T72">dialogFormFields.value</text:span></text:span><text:span text:style-name="T72"> = 3</text:span></text:p>
            </text:list-item>
            <text:list-item>
              <text:p text:style-name="P246"><text:span text:style-name="Source_20_Text"><text:span text:style-name="T72">textInventarNummern.value</text:span></text:span><text:span text:style-name="T72"> = ['ID1', 'ID2', 'ID3', 'ID4']</text:span></text:p>
            </text:list-item>
          </text:list>
        </text:list-item>
        <text:list-item>
          <text:p text:style-name="P246"><text:span text:style-name="Strong_20_Emphasis"><text:span text:style-name="T72">Berechnung:</text:span></text:span></text:p>
          <text:list>
            <text:list-item>
              <text:p text:style-name="P247"><text:span text:style-name="Source_20_Text"><text:span text:style-name="T72">textInventarNummern.value.length</text:span></text:span><text:span text:style-name="T72"> = 4</text:span></text:p>
            </text:list-item>
          </text:list>
        </text:list-item>
        <text:list-item>
          <text:p text:style-name="P246"><text:span text:style-name="Strong_20_Emphasis"><text:span text:style-name="T72">Aktion:</text:span></text:span></text:p>
          <text:list>
            <text:list-item>
              <text:p text:style-name="P230">Schneide das Array auf die ersten 3 Elemente zu.</text:p>
            </text:list-item>
          </text:list>
        </text:list-item>
        <text:list-item>
          <text:p text:style-name="P246"><text:span text:style-name="Strong_20_Emphasis"><text:span text:style-name="T72">Ergebnis:</text:span></text:span></text:p>
          <text:list>
            <text:list-item>
              <text:p text:style-name="P246"><text:span text:style-name="Source_20_Text"><text:span text:style-name="T72">textInventarNummern.value</text:span></text:span><text:span text:style-name="T72"> = ['ID1', 'ID2', 'ID3']</text:span></text:p>
            </text:list-item>
          </text:list>
        </text:list-item>
      </text:list>
      <text:h text:style-name="Heading_20_4" text:outline-level="4"><text:bookmark-start text:name="__RefHeading___Toc2378_3394150493"/><text:soft-page-break/><text:span text:style-name="Strong_20_Emphasis"><text:span text:style-name="T72">Szenario 3: Array hat die richtige Länge</text:span></text:span><text:bookmark-end text:name="__RefHeading___Toc2378_3394150493"/></text:h>
      <text:list xml:id="list3888164128" text:style-name="L12">
        <text:list-item>
          <text:p text:style-name="P248"><text:span text:style-name="Strong_20_Emphasis"><text:span text:style-name="T72">Anfangszustand:</text:span></text:span></text:p>
          <text:list>
            <text:list-item>
              <text:p text:style-name="P248"><text:span text:style-name="Source_20_Text"><text:span text:style-name="T72">dialogFormFields.value</text:span></text:span><text:span text:style-name="T72"> = 3</text:span></text:p>
            </text:list-item>
            <text:list-item>
              <text:p text:style-name="P248"><text:span text:style-name="Source_20_Text"><text:span text:style-name="T72">textInventarNummern.value</text:span></text:span><text:span text:style-name="T72"> = ['ID1', 'ID2', 'ID3']</text:span></text:p>
            </text:list-item>
          </text:list>
        </text:list-item>
        <text:list-item>
          <text:p text:style-name="P248"><text:span text:style-name="Strong_20_Emphasis"><text:span text:style-name="T72">Aktion:</text:span></text:span></text:p>
          <text:list>
            <text:list-item>
              <text:p text:style-name="P231">Keine Anpassung notwendig.</text:p>
            </text:list-item>
          </text:list>
        </text:list-item>
        <text:list-item>
          <text:p text:style-name="P248"><text:span text:style-name="Strong_20_Emphasis"><text:span text:style-name="T72">Ergebnis:</text:span></text:span></text:p>
          <text:list>
            <text:list-item>
              <text:p text:style-name="P248"><text:span text:style-name="Source_20_Text"><text:span text:style-name="T72">textInventarNummern.value</text:span></text:span><text:span text:style-name="T72"> bleibt unverändert.</text:span></text:p>
            </text:list-item>
          </text:list>
        </text:list-item>
      </text:list>
      <text:p text:style-name="P5"/>
      <text:h text:style-name="Heading_20_3" text:outline-level="3"><text:bookmark-start text:name="__RefHeading___Toc2380_3394150493"/><text:span text:style-name="Strong_20_Emphasis"><text:span text:style-name="T72">Zusammenfassung</text:span></text:span><text:bookmark-end text:name="__RefHeading___Toc2380_3394150493"/></text:h>
      <text:list xml:id="list241234936" text:style-name="L13">
        <text:list-item>
          <text:p text:style-name="P249"><text:span text:style-name="Strong_20_Emphasis"><text:span text:style-name="T72">Ziel des Codes:</text:span></text:span><text:span text:style-name="T72"> Sicherstellen, dass die Länge des Arrays </text:span><text:span text:style-name="Source_20_Text"><text:span text:style-name="T72">textInventarNummern.value</text:span></text:span><text:span text:style-name="T72"> immer der Anzahl der Dialogfelder (</text:span><text:span text:style-name="Source_20_Text"><text:span text:style-name="T72">dialogFormFields.value</text:span></text:span><text:span text:style-name="T72">) entspricht.</text:span></text:p>
        </text:list-item>
        <text:list-item>
          <text:p text:style-name="P249"><text:span text:style-name="Strong_20_Emphasis"><text:span text:style-name="T72">Warum ist das wichtig?</text:span></text:span></text:p>
          <text:list>
            <text:list-item>
              <text:p text:style-name="P232">Damit jedes Eingabefeld im Dialog korrekt mit einem Element im Array verknüpft ist.</text:p>
            </text:list-item>
            <text:list-item>
              <text:p text:style-name="P232">Um Fehler und Inkonsistenzen zu vermeiden.</text:p>
            </text:list-item>
          </text:list>
        </text:list-item>
        <text:list-item>
          <text:p text:style-name="P249"><text:span text:style-name="Strong_20_Emphasis"><text:span text:style-name="T72">Wie funktioniert der Code?</text:span></text:span></text:p>
          <text:list>
            <text:list-item>
              <text:p text:style-name="P249"><text:span text:style-name="Strong_20_Emphasis"><text:span text:style-name="T72">Wenn das Array zu kurz ist:</text:span></text:span><text:span text:style-name="T72"> Fehlende Elemente hinzufügen, indem leere Strings angehängt werden.</text:span></text:p>
            </text:list-item>
            <text:list-item>
              <text:p text:style-name="P249"><text:span text:style-name="Strong_20_Emphasis"><text:span text:style-name="T72">Wenn das Array zu lang ist:</text:span></text:span><text:span text:style-name="T72">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2">Weitere Hinweise</text:span></text:span><text:bookmark-end text:name="__RefHeading___Toc2382_3394150493"/></text:h>
      <text:list xml:id="list3670140616" text:style-name="L14">
        <text:list-item>
          <text:p text:style-name="P250"><text:span text:style-name="Strong_20_Emphasis"><text:span text:style-name="T72">Reaktivität:</text:span></text:span><text:span text:style-name="T72"> Durch die Anpassung von </text:span><text:span text:style-name="Source_20_Text"><text:span text:style-name="T72">textInventarNummern.value</text:span></text:span><text:span text:style-name="T72"> wird sichergestellt, dass die gebundenen Eingabefelder korrekt reagieren und die Werte synchronisiert werden.</text:span></text:p>
        </text:list-item>
        <text:list-item>
          <text:p text:style-name="P250"><text:span text:style-name="Strong_20_Emphasis"><text:span text:style-name="T72">Dynamische Änderungen:</text:span></text:span><text:span text:style-name="T72"> Wenn sich </text:span><text:span text:style-name="Source_20_Text"><text:span text:style-name="T72">dialogFormFields.value</text:span></text:span><text:span text:style-name="T72"> ändert (z. B. weil der Benutzer die Menge anpasst), passt sich </text:span><text:span text:style-name="Source_20_Text"><text:span text:style-name="T72">textInventarNummern.value</text:span></text:span><text:span text:style-name="T72"> automatisch an.</text:span></text:p>
        </text:list-item>
        <text:list-item>
          <text:p text:style-name="P250"><text:span text:style-name="Strong_20_Emphasis"><text:span text:style-name="T72">Vermeidung von </text:span></text:span><text:span text:style-name="Strong_20_Emphasis"><text:span text:style-name="Source_20_Text"><text:span text:style-name="T72">undefined</text:span></text:span></text:span><text:span text:style-name="Strong_20_Emphasis"><text:span text:style-name="T72"> oder </text:span></text:span><text:span text:style-name="Strong_20_Emphasis"><text:span text:style-name="Source_20_Text"><text:span text:style-name="T72">null</text:span></text:span></text:span><text:span text:style-name="Strong_20_Emphasis"><text:span text:style-name="T72"> Werten:</text:span></text:span><text:span text:style-name="T72"> Durch das Füllen mit leeren Strings wird verhindert, dass im Array </text:span><text:span text:style-name="Source_20_Text"><text:span text:style-name="T72">undefined</text:span></text:span><text:span text:style-name="T72">-Werte entstehen, die zu Fehlern führen könnten.</text:span></text:p>
        </text:list-item>
      </text:list>
      <text:p text:style-name="P65"/>
      <text:p text:style-name="P62"/>
      <text:p text:style-name="P69"/>
      <text:p text:style-name="P69"><text:soft-page-break/></text:p>
      <text:p text:style-name="P69"/>
      <text:p text:style-name="P69"/>
      <text:p text:style-name="P69"/>
      <text:p text:style-name="P69"/>
      <text:p text:style-name="P69"/>
      <text:h text:style-name="P209"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6">d-flex</text:p>
      <text:p text:style-name="P66">flex-grow-1</text:p>
      <text:p text:style-name="P66"/>
      <text:p text:style-name="P35"><text:span text:style-name="T67">&lt;v-card </text:span><text:span text:style-name="T69">class</text:span><text:span text:style-name="T2">="d-flex mb-4 bg-transparent rounded-0"</text:span><text:span text:style-name="T67">&gt;</text:span><text:line-break/><text:span text:style-name="T67"> <text:s/>&lt;v-chip</text:span><text:line-break/><text:span text:style-name="T67"> <text:s text:c="5"/></text:span><text:span text:style-name="T69">class</text:span><text:span text:style-name="T2">="flex-grow-1 vChipStep rounded-0 mr-1"</text:span><text:line-break/><text:span text:style-name="T2"> <text:s text:c="5"/></text:span><text:span text:style-name="T69">color</text:span><text:span text:style-name="T2">="primary"</text:span><text:line-break/><text:span text:style-name="T2"> <text:s/></text:span><text:span text:style-name="T67">&gt;</text:span><text:line-break/><text:span text:style-name="T67"> <text:s text:c="3"/>&lt;v-icon </text:span><text:span text:style-name="T69">icon</text:span><text:span text:style-name="T2">="mdi-numeric-1-circle" </text:span><text:span text:style-name="T69">start</text:span><text:span text:style-name="T67">&gt;&lt;/v-icon&gt;</text:span><text:line-break/><text:span text:style-name="T67"> <text:s text:c="3"/></text:span><text:span text:style-name="T27">Mitglied auswählen</text:span><text:line-break/><text:span text:style-name="T27"> <text:s/></text:span><text:span text:style-name="T67">&lt;/v-chip&gt;</text:span><text:line-break/><text:span text:style-name="T67"> <text:s/>&lt;v-chip</text:span><text:line-break/><text:span text:style-name="T67"> <text:s text:c="5"/></text:span><text:span text:style-name="T69">class</text:span><text:span text:style-name="T2">="flex-grow-1 vChipStep rounded-0 mr-1"</text:span><text:line-break/><text:span text:style-name="T2"> <text:s text:c="5"/></text:span><text:span text:style-name="T69">color</text:span><text:span text:style-name="T2">="primary"</text:span><text:line-break/><text:span text:style-name="T2"> <text:s/></text:span><text:span text:style-name="T67">&gt;</text:span><text:line-break/><text:span text:style-name="T67"> <text:s text:c="3"/>&lt;v-icon </text:span><text:span text:style-name="T69">icon</text:span><text:span text:style-name="T2">="mdi-numeric-2-circle" </text:span><text:span text:style-name="T69">start</text:span><text:span text:style-name="T67">&gt;&lt;/v-icon&gt;</text:span><text:line-break/><text:span text:style-name="T67"> <text:s text:c="3"/></text:span><text:span text:style-name="T27">Artikel auswählen</text:span><text:line-break/><text:span text:style-name="T27"> <text:s/></text:span><text:span text:style-name="T67">&lt;/v-chip&gt;</text:span><text:line-break/><text:span text:style-name="T67"> <text:s/>&lt;v-chip</text:span><text:line-break/><text:span text:style-name="T67"> <text:s text:c="5"/></text:span><text:span text:style-name="T69">class</text:span><text:span text:style-name="T2">="flex-grow-1 vChipStep rounded-0"</text:span><text:line-break/><text:span text:style-name="T2"> <text:s text:c="5"/></text:span><text:span text:style-name="T69">color</text:span><text:span text:style-name="T2">="primary"</text:span><text:line-break/><text:span text:style-name="T2"> <text:s/></text:span><text:span text:style-name="T67">&gt;</text:span><text:line-break/><text:span text:style-name="T67"> <text:s text:c="3"/>&lt;v-icon </text:span><text:span text:style-name="T69">icon</text:span><text:span text:style-name="T2">="mdi-numeric-3-circle" </text:span><text:span text:style-name="T69">start</text:span><text:span text:style-name="T67">&gt;&lt;/v-icon&gt;</text:span><text:line-break/><text:span text:style-name="T67"> <text:s text:c="3"/></text:span><text:span text:style-name="T27">Vorgang buchen</text:span><text:line-break/><text:span text:style-name="T27"> <text:s/></text:span><text:span text:style-name="T67">&lt;/v-chip&gt;</text:span><text:line-break/><text:span text:style-name="T67">&lt;/v-card&gt;</text:span></text:p>
      <text:p text:style-name="P34"/>
      <text:h text:style-name="P209"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2">import { ref, watch, onMounted } from 'vue';</text:span></text:span></text:p>
      <text:p text:style-name="Text_20_body"><text:span text:style-name="Strong_20_Emphasis"><text:span text:style-name="T72">Variablen:</text:span></text:span></text:p>
      <text:p text:style-name="P6">javascript</text:p>
      <text:p text:style-name="P6">Copy code</text:p>
      <text:p text:style-name="P77"><text:span text:style-name="Source_20_Text"><text:span text:style-name="T72">const currentPage = ref(0);</text:span></text:span></text:p>
      <text:p text:style-name="P77"><text:span text:style-name="Source_20_Text"><text:span text:style-name="T72">const btnText = ref('Artikel wählen &gt;&gt;');</text:span></text:span></text:p>
      <text:p text:style-name="P78"><text:span text:style-name="Source_20_Text"><text:span text:style-name="T72">const vChipColors = ref(['primary', 'default', 'default']);</text:span></text:span></text:p>
      <text:p text:style-name="Text_20_body"><text:span text:style-name="Strong_20_Emphasis"><text:span text:style-name="T72">Funktionen:</text:span></text:span></text:p>
      <text:p text:style-name="P6">javascript</text:p>
      <text:p text:style-name="P6">Copy code</text:p>
      <text:p text:style-name="P77"><text:span text:style-name="Source_20_Text"><text:span text:style-name="T72">function updateUI() {</text:span></text:span></text:p>
      <text:p text:style-name="P77"><text:span text:style-name="Source_20_Text"><text:span text:style-name="T72"><text:s text:c="2"/>// Update Chip Colors</text:span></text:span></text:p>
      <text:p text:style-name="P77"><text:soft-page-break/><text:span text:style-name="Source_20_Text"><text:span text:style-name="T72"><text:s text:c="2"/>vChipColors.value = ['default', 'default', 'default'];</text:span></text:span></text:p>
      <text:p text:style-name="P77"><text:span text:style-name="Source_20_Text"><text:span text:style-name="T72"><text:s text:c="2"/>vChipColors.value[currentPage.value] = 'primary';</text:span></text:span></text:p>
      <text:p text:style-name="P7"/>
      <text:p text:style-name="P77"><text:span text:style-name="Source_20_Text"><text:span text:style-name="T72"><text:s text:c="2"/>// Update Button Text</text:span></text:span></text:p>
      <text:p text:style-name="P77"><text:span text:style-name="Source_20_Text"><text:span text:style-name="T72"><text:s text:c="2"/>if (currentPage.value === 0) {</text:span></text:span></text:p>
      <text:p text:style-name="P77"><text:span text:style-name="Source_20_Text"><text:span text:style-name="T72"><text:s text:c="4"/>btnText.value = 'Artikel wählen &gt;&gt;';</text:span></text:span></text:p>
      <text:p text:style-name="P77"><text:span text:style-name="Source_20_Text"><text:span text:style-name="T72"><text:s text:c="2"/>} else if (currentPage.value === 1) {</text:span></text:span></text:p>
      <text:p text:style-name="P77"><text:span text:style-name="Source_20_Text"><text:span text:style-name="T72"><text:s text:c="4"/>btnText.value = 'zur Übersicht &gt;&gt;';</text:span></text:span></text:p>
      <text:p text:style-name="P77"><text:span text:style-name="Source_20_Text"><text:span text:style-name="T72"><text:s text:c="2"/>} else if (currentPage.value === 2) {</text:span></text:span></text:p>
      <text:p text:style-name="P77"><text:span text:style-name="Source_20_Text"><text:span text:style-name="T72"><text:s text:c="4"/>btnText.value = 'Vorgang buchen &gt;&gt;';</text:span></text:span></text:p>
      <text:p text:style-name="P77"><text:span text:style-name="Source_20_Text"><text:span text:style-name="T72"><text:s text:c="2"/>}</text:span></text:span></text:p>
      <text:p text:style-name="P77"><text:span text:style-name="Source_20_Text"><text:span text:style-name="T72"><text:s text:c="2"/>console.log('currentPage', currentPage.value);</text:span></text:span></text:p>
      <text:p text:style-name="P77"><text:span text:style-name="Source_20_Text"><text:span text:style-name="T72">}</text:span></text:span></text:p>
      <text:p text:style-name="P7"/>
      <text:p text:style-name="P77"><text:span text:style-name="Source_20_Text"><text:span text:style-name="T72">async function nextPage() {</text:span></text:span></text:p>
      <text:p text:style-name="P77"><text:span text:style-name="Source_20_Text"><text:span text:style-name="T72"><text:s text:c="2"/>if (currentPage.value === 2) {</text:span></text:span></text:p>
      <text:p text:style-name="P77"><text:span text:style-name="Source_20_Text"><text:span text:style-name="T72"><text:s text:c="4"/>await leihvorgangBuchen();</text:span></text:span></text:p>
      <text:p text:style-name="P77"><text:span text:style-name="Source_20_Text"><text:span text:style-name="T72"><text:s text:c="2"/>} else {</text:span></text:span></text:p>
      <text:p text:style-name="P77"><text:span text:style-name="Source_20_Text"><text:span text:style-name="T72"><text:s text:c="4"/>currentPage.value += 1;</text:span></text:span></text:p>
      <text:p text:style-name="P77"><text:span text:style-name="Source_20_Text"><text:span text:style-name="T72"><text:s text:c="4"/>updateUI();</text:span></text:span></text:p>
      <text:p text:style-name="P77"><text:span text:style-name="Source_20_Text"><text:span text:style-name="T72"><text:s text:c="2"/>}</text:span></text:span></text:p>
      <text:p text:style-name="P77"><text:span text:style-name="Source_20_Text"><text:span text:style-name="T72">}</text:span></text:span></text:p>
      <text:p text:style-name="P7"/>
      <text:p text:style-name="P77"><text:span text:style-name="Source_20_Text"><text:span text:style-name="T72">function previousPage() {</text:span></text:span></text:p>
      <text:p text:style-name="P77"><text:span text:style-name="Source_20_Text"><text:span text:style-name="T72"><text:s text:c="2"/>if (currentPage.value &gt; 0) {</text:span></text:span></text:p>
      <text:p text:style-name="P77"><text:span text:style-name="Source_20_Text"><text:span text:style-name="T72"><text:s text:c="4"/>currentPage.value--;</text:span></text:span></text:p>
      <text:p text:style-name="P77"><text:span text:style-name="Source_20_Text"><text:span text:style-name="T72"><text:s text:c="4"/>updateUI();</text:span></text:span></text:p>
      <text:p text:style-name="P77"><text:span text:style-name="Source_20_Text"><text:span text:style-name="T72"><text:s text:c="2"/>}</text:span></text:span></text:p>
      <text:p text:style-name="P78"><text:span text:style-name="Source_20_Text"><text:span text:style-name="T72">}</text:span></text:span></text:p>
      <text:p text:style-name="Text_20_body"><text:span text:style-name="Strong_20_Emphasis"><text:span text:style-name="T72">Initialisierung:</text:span></text:span></text:p>
      <text:p text:style-name="P6">javascript</text:p>
      <text:p text:style-name="P6">Copy code</text:p>
      <text:p text:style-name="P77"><text:span text:style-name="Source_20_Text"><text:span text:style-name="T72">onMounted(() =&gt; {</text:span></text:span></text:p>
      <text:p text:style-name="P77"><text:span text:style-name="Source_20_Text"><text:span text:style-name="T72"><text:s text:c="2"/>updateUI();</text:span></text:span></text:p>
      <text:p text:style-name="P78"><text:span text:style-name="Source_20_Text"><text:span text:style-name="T72">});</text:span></text:span></text:p>
      <text:p text:style-name="Text_20_body"><text:span text:style-name="Strong_20_Emphasis"><text:span text:style-name="T72">Template:</text:span></text:span></text:p>
      <text:p text:style-name="P6">html</text:p>
      <text:p text:style-name="P6">Copy code</text:p>
      <text:p text:style-name="P77"><text:span text:style-name="Source_20_Text"><text:span text:style-name="T72">&lt;v-chip :color="vChipColors[0]" ...&gt; &lt;!-- Schritt 1 --&gt;</text:span></text:span></text:p>
      <text:p text:style-name="P77"><text:span text:style-name="Source_20_Text"><text:span text:style-name="T72"><text:s text:c="2"/>&lt;v-icon icon="mdi-numeric-1-circle" start&gt;&lt;/v-icon&gt;</text:span></text:span></text:p>
      <text:p text:style-name="P77"><text:span text:style-name="Source_20_Text"><text:span text:style-name="T72"><text:s text:c="2"/>Mitglied auswählen</text:span></text:span></text:p>
      <text:p text:style-name="P77"><text:span text:style-name="Source_20_Text"><text:span text:style-name="T72">&lt;/v-chip&gt;</text:span></text:span></text:p>
      <text:p text:style-name="P77"><text:span text:style-name="Source_20_Text"><text:span text:style-name="T72">&lt;v-chip :color="vChipColors[1]" ...&gt; &lt;!-- Schritt 2 --&gt;</text:span></text:span></text:p>
      <text:p text:style-name="P77"><text:span text:style-name="Source_20_Text"><text:span text:style-name="T72"><text:s text:c="2"/>&lt;v-icon icon="mdi-numeric-2-circle" start&gt;&lt;/v-icon&gt;</text:span></text:span></text:p>
      <text:p text:style-name="P77"><text:span text:style-name="Source_20_Text"><text:span text:style-name="T72"><text:s text:c="2"/>Artikel auswählen</text:span></text:span></text:p>
      <text:p text:style-name="P77"><text:span text:style-name="Source_20_Text"><text:span text:style-name="T72">&lt;/v-chip&gt;</text:span></text:span></text:p>
      <text:p text:style-name="P77"><text:span text:style-name="Source_20_Text"><text:span text:style-name="T72">&lt;v-chip :color="vChipColors[2]" ...&gt; &lt;!-- Schritt 3 --&gt;</text:span></text:span></text:p>
      <text:p text:style-name="P77"><text:span text:style-name="Source_20_Text"><text:span text:style-name="T72"><text:s text:c="2"/>&lt;v-icon icon="mdi-numeric-3-circle" start&gt;&lt;/v-icon&gt;</text:span></text:span></text:p>
      <text:p text:style-name="P77"><text:span text:style-name="Source_20_Text"><text:span text:style-name="T72"><text:s text:c="2"/>Vorgang buchen</text:span></text:span></text:p>
      <text:p text:style-name="P78"><text:span text:style-name="Source_20_Text"><text:span text:style-name="T72">&lt;/v-chip&gt;</text:span></text:span></text:p>
      <text:p text:style-name="P5"/>
      <text:h text:style-name="Heading_20_3" text:outline-level="3"><text:bookmark-start text:name="__RefHeading___Toc2388_3394150493"/><text:soft-page-break/><text:span text:style-name="Strong_20_Emphasis"><text:span text:style-name="T72">Schlussfolgerung</text:span></text:span><text:bookmark-end text:name="__RefHeading___Toc2388_3394150493"/></text:h>
      <text:p text:style-name="Text_20_body"><text:span text:style-name="T72">Durch die Verwendung einer Funktion </text:span><text:span text:style-name="Source_20_Text"><text:span text:style-name="T72">updateUI()</text:span></text:span><text:span text:style-name="T72"> können Sie die Aktualisierung der Chip-Farben und des Button-Texts an einer zentralen Stelle verwalten. Dies macht Ihren Code sauberer und leichter wartbar.</text:span></text:p>
      <text:p text:style-name="P30"/>
      <text:p text:style-name="P71">Vuex-Store getters</text:p>
      <text:p text:style-name="P72">getExterneNummernCount<text:span text:style-name="T70">()</text:span></text:p>
      <text:p text:style-name="P62"/>
      <text:p text:style-name="P74"><text:span text:style-name="T96">Das Problem in Ihrem Code entsteht durch den Zugriff auf </text:span><text:span text:style-name="Source_20_Text"><text:span text:style-name="T73">existingItem.externeID.length</text:span></text:span><text:span text:style-name="T96">, da </text:span><text:span text:style-name="Source_20_Text"><text:span text:style-name="T73">existingItem</text:span></text:span><text:span text:style-name="T96"> ein Array von </text:span><text:span text:style-name="Source_20_Text"><text:span text:style-name="T73">cartItem</text:span></text:span><text:span text:style-name="T96">-Objekten ist. Nach der </text:span><text:span text:style-name="Source_20_Text"><text:span text:style-name="T73">filter</text:span></text:span><text:span text:style-name="T96">-Operation bleibt </text:span><text:span text:style-name="Source_20_Text"><text:span text:style-name="T73">existingItem</text:span></text:span><text:span text:style-name="T96"> ein </text:span><text:span text:style-name="Strong_20_Emphasis"><text:span text:style-name="T96">Array</text:span></text:span><text:span text:style-name="T96">, das eine oder mehrere Instanzen von </text:span><text:span text:style-name="Source_20_Text"><text:span text:style-name="T73">cartItem</text:span></text:span><text:span text:style-name="T96"> enthält. Sie können also nicht direkt auf </text:span><text:span text:style-name="Source_20_Text"><text:span text:style-name="T73">existingItem.externeID</text:span></text:span><text:span text:style-name="T96"> zugreifen, da </text:span><text:span text:style-name="Source_20_Text"><text:span text:style-name="T73">existingItem</text:span></text:span><text:span text:style-name="T96"> keine direkte Eigenschaft </text:span><text:span text:style-name="Source_20_Text"><text:span text:style-name="T73">externeID</text:span></text:span><text:span text:style-name="T96"> hat, sondern mehrere Objekte enthält, die diese Eigenschaft haben.</text:span></text:p>
      <text:p text:style-name="P16">Ich erkläre Ihnen, wie Sie das Problem lösen und Ihre gewünschten Schritte erreichen:</text:p>
      <text:list xml:id="list3287168996" text:style-name="L15">
        <text:list-item>
          <text:p text:style-name="P252"><text:span text:style-name="Strong_20_Emphasis"><text:span text:style-name="T72">Filtern des Arrays:</text:span></text:span><text:span text:style-name="T72"> Sie filtern </text:span><text:span text:style-name="Source_20_Text"><text:span text:style-name="T72">cartItems</text:span></text:span><text:span text:style-name="T72">, um alle </text:span><text:span text:style-name="Source_20_Text"><text:span text:style-name="T72">cartItem</text:span></text:span><text:span text:style-name="T72">-Objekte zu erhalten, deren </text:span><text:span text:style-name="Source_20_Text"><text:span text:style-name="T72">IDInventarArtikel</text:span></text:span><text:span text:style-name="T72"> mit dem </text:span><text:span text:style-name="Source_20_Text"><text:span text:style-name="T72">idArtikel</text:span></text:span><text:span text:style-name="T72"> übereinstimmt.</text:span></text:p>
        </text:list-item>
        <text:list-item>
          <text:p text:style-name="P252"><text:span text:style-name="Strong_20_Emphasis"><text:span text:style-name="T72">Bereinigen des Arrays </text:span></text:span><text:span text:style-name="Strong_20_Emphasis"><text:span text:style-name="Source_20_Text"><text:span text:style-name="T72">externeID</text:span></text:span></text:span><text:span text:style-name="Strong_20_Emphasis"><text:span text:style-name="T72">:</text:span></text:span><text:span text:style-name="T72"> Für jedes gefundene </text:span><text:span text:style-name="Source_20_Text"><text:span text:style-name="T72">cartItem</text:span></text:span><text:span text:style-name="T72"> möchten Sie das Array </text:span><text:span text:style-name="Source_20_Text"><text:span text:style-name="T72">externeID</text:span></text:span><text:span text:style-name="T72"> bereinigen, um leere Werte (</text:span><text:span text:style-name="Source_20_Text"><text:span text:style-name="T72">''</text:span></text:span><text:span text:style-name="T72">, </text:span><text:span text:style-name="Source_20_Text"><text:span text:style-name="T72">null</text:span></text:span><text:span text:style-name="T72">, </text:span><text:span text:style-name="Source_20_Text"><text:span text:style-name="T72">undefined</text:span></text:span><text:span text:style-name="T72">) zu entfernen.</text:span></text:p>
        </text:list-item>
        <text:list-item>
          <text:p text:style-name="P251"><text:span text:style-name="Strong_20_Emphasis"><text:span text:style-name="T72">Rückgabe der Länge des bereinigten Arrays:</text:span></text:span><text:span text:style-name="T72"> Nach dem Entfernen der leeren Werte möchten Sie die Länge von </text:span><text:span text:style-name="Source_20_Text"><text:span text:style-name="T72">externeID</text:span></text:span><text:span text:style-name="T72"> erhalten.</text:span></text:p>
        </text:list-item>
      </text:list>
      <text:h text:style-name="Heading_20_3" text:outline-level="3"><text:bookmark-start text:name="__RefHeading___Toc2390_3394150493"/><text:span text:style-name="Strong_20_Emphasis"><text:span text:style-name="T72">Lösungsschritte</text:span></text:span><text:bookmark-end text:name="__RefHeading___Toc2390_3394150493"/></text:h>
      <text:p text:style-name="P16">Um die gewünschten Schritte zu erreichen, gehen wir wie folgt vor:</text:p>
      <text:list xml:id="list2758015429" text:style-name="L16">
        <text:list-item>
          <text:p text:style-name="P254"><text:span text:style-name="Strong_20_Emphasis"><text:span text:style-name="T72">Filterung von </text:span></text:span><text:span text:style-name="Strong_20_Emphasis"><text:span text:style-name="Source_20_Text"><text:span text:style-name="T72">cartItems</text:span></text:span></text:span><text:span text:style-name="Strong_20_Emphasis"><text:span text:style-name="T72"> nach </text:span></text:span><text:span text:style-name="Strong_20_Emphasis"><text:span text:style-name="Source_20_Text"><text:span text:style-name="T72">IDInventarArtikel</text:span></text:span></text:span><text:span text:style-name="Strong_20_Emphasis"><text:span text:style-name="T72">.</text:span></text:span></text:p>
        </text:list-item>
        <text:list-item>
          <text:p text:style-name="P254"><text:span text:style-name="Strong_20_Emphasis"><text:span text:style-name="T72">Bereinigung des </text:span></text:span><text:span text:style-name="Strong_20_Emphasis"><text:span text:style-name="Source_20_Text"><text:span text:style-name="T72">externeID</text:span></text:span></text:span><text:span text:style-name="Strong_20_Emphasis"><text:span text:style-name="T72">-Arrays.</text:span></text:span></text:p>
        </text:list-item>
        <text:list-item>
          <text:p text:style-name="P253"><text:span text:style-name="Strong_20_Emphasis"><text:span text:style-name="T72">Berechnung der Länge des bereinigten Arrays.</text:span></text:span></text:p>
        </text:list-item>
      </text:list>
      <text:p text:style-name="P16">Hier ist der überarbeitete Code:</text:p>
      <text:p text:style-name="P6">javascript</text:p>
      <text:p text:style-name="P6">Copy code</text:p>
      <text:p text:style-name="P77"><text:span text:style-name="Source_20_Text"><text:span text:style-name="T72">getExterneNummernCount: (state) =&gt; (idArtikel) =&gt; {</text:span></text:span></text:p>
      <text:p text:style-name="P77"><text:span text:style-name="Source_20_Text"><text:span text:style-name="T72"><text:s text:c="2"/>// Filtert cartItems nach dem passenden IDInventarArtikel</text:span></text:span></text:p>
      <text:p text:style-name="P77"><text:span text:style-name="Source_20_Text"><text:span text:style-name="T72"><text:s text:c="2"/>const existingItems = state.cartItems.filter((cartItem) =&gt;</text:span></text:span></text:p>
      <text:p text:style-name="P77"><text:span text:style-name="Source_20_Text"><text:span text:style-name="T72"><text:s text:c="4"/>cartItem.IDInventarArtikel === idArtikel</text:span></text:span></text:p>
      <text:p text:style-name="P77"><text:span text:style-name="Source_20_Text"><text:span text:style-name="T72"><text:s text:c="2"/>);</text:span></text:span></text:p>
      <text:p text:style-name="P7"/>
      <text:p text:style-name="P77"><text:span text:style-name="Source_20_Text"><text:span text:style-name="T72"><text:s text:c="2"/>// Falls kein passendes Item gefunden wird, geben wir 0 zurück</text:span></text:span></text:p>
      <text:p text:style-name="P77"><text:span text:style-name="Source_20_Text"><text:span text:style-name="T72"><text:s text:c="2"/>if (existingItems.length === 0) {</text:span></text:span></text:p>
      <text:p text:style-name="P77"><text:span text:style-name="Source_20_Text"><text:span text:style-name="T72"><text:s text:c="4"/>return 0;</text:span></text:span></text:p>
      <text:p text:style-name="P77"><text:span text:style-name="Source_20_Text"><text:span text:style-name="T72"><text:s text:c="2"/>}</text:span></text:span></text:p>
      <text:p text:style-name="P7"/>
      <text:p text:style-name="P77"><text:span text:style-name="Source_20_Text"><text:span text:style-name="T72"><text:s text:c="2"/>// Wir nehmen das erste gefundene Item, da IDInventarArtikel eindeutig sein sollte</text:span></text:span></text:p>
      <text:p text:style-name="P77"><text:span text:style-name="Source_20_Text"><text:span text:style-name="T72"><text:s text:c="2"/>const existingItem = existingItems[0];</text:span></text:span></text:p>
      <text:p text:style-name="P7"/>
      <text:p text:style-name="P77"><text:span text:style-name="Source_20_Text"><text:span text:style-name="T72"><text:s text:c="2"/>// Bereinigen des externeID-Arrays, um leere Werte zu entfernen</text:span></text:span></text:p>
      <text:p text:style-name="P77"><text:span text:style-name="Source_20_Text"><text:span text:style-name="T72"><text:s text:c="2"/>const cleanedExterneID = existingItem.externeID.filter(</text:span></text:span></text:p>
      <text:p text:style-name="P77"><text:span text:style-name="Source_20_Text"><text:span text:style-name="T72"><text:s text:c="4"/>(id) =&gt; id !== '' &amp;&amp; id !== null &amp;&amp; id !== undefined</text:span></text:span></text:p>
      <text:p text:style-name="P77"><text:span text:style-name="Source_20_Text"><text:span text:style-name="T72"><text:s text:c="2"/>);</text:span></text:span></text:p>
      <text:p text:style-name="P7"/>
      <text:p text:style-name="P77"><text:soft-page-break/><text:span text:style-name="Source_20_Text"><text:span text:style-name="T72"><text:s text:c="2"/>// Rückgabe der Länge des bereinigten Arrays</text:span></text:span></text:p>
      <text:p text:style-name="P77"><text:span text:style-name="Source_20_Text"><text:span text:style-name="T72"><text:s text:c="2"/>return cleanedExterneID.length;</text:span></text:span></text:p>
      <text:p text:style-name="P78"><text:span text:style-name="Source_20_Text"><text:span text:style-name="T72">}</text:span></text:span></text:p>
      <text:h text:style-name="Heading_20_3" text:outline-level="3"><text:bookmark-start text:name="__RefHeading___Toc2392_3394150493"/><text:span text:style-name="Strong_20_Emphasis"><text:span text:style-name="T72">Erklärung des Codes</text:span></text:span><text:bookmark-end text:name="__RefHeading___Toc2392_3394150493"/></text:h>
      <text:list xml:id="list3783291579" text:style-name="L17">
        <text:list-item>
          <text:p text:style-name="P255"><text:span text:style-name="Strong_20_Emphasis"><text:span text:style-name="T72">Filterung der </text:span></text:span><text:span text:style-name="Strong_20_Emphasis"><text:span text:style-name="Source_20_Text"><text:span text:style-name="T72">cartItems</text:span></text:span></text:span><text:span text:style-name="Strong_20_Emphasis"><text:span text:style-name="T72">:</text:span></text:span></text:p>
          <text:p text:style-name="P217">javascript</text:p>
          <text:p text:style-name="P217">Copy code</text:p>
          <text:p text:style-name="P215"><text:span text:style-name="Source_20_Text"><text:span text:style-name="T72">const existingItems = state.cartItems.filter((cartItem) =&gt;</text:span></text:span></text:p>
          <text:p text:style-name="P215"><text:span text:style-name="Source_20_Text"><text:span text:style-name="T72"><text:s text:c="2"/>cartItem.IDInventarArtikel === idArtikel</text:span></text:span></text:p>
          <text:p text:style-name="P216"><text:span text:style-name="Source_20_Text"><text:span text:style-name="T72">);</text:span></text:span></text:p>
          <text:list>
            <text:list-item>
              <text:p text:style-name="P256"><text:span text:style-name="T72">Hier filtern wir </text:span><text:span text:style-name="Source_20_Text"><text:span text:style-name="T72">cartItems</text:span></text:span><text:span text:style-name="T72"> und suchen alle Elemente, deren </text:span><text:span text:style-name="Source_20_Text"><text:span text:style-name="T72">IDInventarArtikel</text:span></text:span><text:span text:style-name="T72"> mit </text:span><text:span text:style-name="Source_20_Text"><text:span text:style-name="T72">idArtikel</text:span></text:span><text:span text:style-name="T72"> übereinstimmt.</text:span></text:p>
            </text:list-item>
            <text:list-item>
              <text:p text:style-name="P256"><text:span text:style-name="T72">Der Filter gibt ein Array (</text:span><text:span text:style-name="Source_20_Text"><text:span text:style-name="T72">existingItems</text:span></text:span><text:span text:style-name="T72">) zurück, das die passenden Objekte enthält.</text:span></text:p>
            </text:list-item>
          </text:list>
        </text:list-item>
        <text:list-item>
          <text:p text:style-name="P255"><text:span text:style-name="Strong_20_Emphasis"><text:span text:style-name="T72">Überprüfung, ob ein </text:span></text:span><text:span text:style-name="Strong_20_Emphasis"><text:span text:style-name="Source_20_Text"><text:span text:style-name="T72">cartItem</text:span></text:span></text:span><text:span text:style-name="Strong_20_Emphasis"><text:span text:style-name="T72"> gefunden wurde:</text:span></text:span></text:p>
          <text:p text:style-name="P217">javascript</text:p>
          <text:p text:style-name="P217">Copy code</text:p>
          <text:p text:style-name="P215"><text:span text:style-name="Source_20_Text"><text:span text:style-name="T72">if (existingItems.length === 0) {</text:span></text:span></text:p>
          <text:p text:style-name="P215"><text:span text:style-name="Source_20_Text"><text:span text:style-name="T72"><text:s text:c="2"/>return 0;</text:span></text:span></text:p>
          <text:p text:style-name="P216"><text:span text:style-name="Source_20_Text"><text:span text:style-name="T72">}</text:span></text:span></text:p>
          <text:list>
            <text:list-item>
              <text:p text:style-name="P256"><text:span text:style-name="T72">Wenn keine passenden Elemente gefunden werden, wird </text:span><text:span text:style-name="Source_20_Text"><text:span text:style-name="T72">0</text:span></text:span><text:span text:style-name="T72"> zurückgegeben.</text:span></text:p>
            </text:list-item>
          </text:list>
        </text:list-item>
        <text:list-item>
          <text:p text:style-name="P255"><text:span text:style-name="Strong_20_Emphasis"><text:span text:style-name="T72">Bereinigen des </text:span></text:span><text:span text:style-name="Strong_20_Emphasis"><text:span text:style-name="Source_20_Text"><text:span text:style-name="T72">externeID</text:span></text:span></text:span><text:span text:style-name="Strong_20_Emphasis"><text:span text:style-name="T72">-Arrays:</text:span></text:span></text:p>
          <text:p text:style-name="P217">javascript</text:p>
          <text:p text:style-name="P217">Copy code</text:p>
          <text:p text:style-name="P215"><text:span text:style-name="Source_20_Text"><text:span text:style-name="T72">const existingItem = existingItems[0];</text:span></text:span></text:p>
          <text:p text:style-name="P215"><text:span text:style-name="Source_20_Text"><text:span text:style-name="T72">const cleanedExterneID = existingItem.externeID.filter(</text:span></text:span></text:p>
          <text:p text:style-name="P215"><text:span text:style-name="Source_20_Text"><text:span text:style-name="T72"><text:s text:c="2"/>(id) =&gt; id !== '' &amp;&amp; id !== null &amp;&amp; id !== undefined</text:span></text:span></text:p>
          <text:p text:style-name="P216"><text:span text:style-name="Source_20_Text"><text:span text:style-name="T72">);</text:span></text:span></text:p>
          <text:list>
            <text:list-item>
              <text:p text:style-name="P256"><text:span text:style-name="T72">Wir greifen auf das erste gefundene </text:span><text:span text:style-name="Source_20_Text"><text:span text:style-name="T72">cartItem</text:span></text:span><text:span text:style-name="T72"> (</text:span><text:span text:style-name="Source_20_Text"><text:span text:style-name="T72">existingItem</text:span></text:span><text:span text:style-name="T72">) zu, weil wir davon ausgehen, dass </text:span><text:span text:style-name="Source_20_Text"><text:span text:style-name="T72">IDInventarArtikel</text:span></text:span><text:span text:style-name="T72"> eindeutig ist.</text:span></text:p>
            </text:list-item>
            <text:list-item>
              <text:p text:style-name="P256"><text:span text:style-name="T72">Das </text:span><text:span text:style-name="Source_20_Text"><text:span text:style-name="T72">externeID</text:span></text:span><text:span text:style-name="T72">-Array wird gefiltert, um leere Werte (</text:span><text:span text:style-name="Source_20_Text"><text:span text:style-name="T72">''</text:span></text:span><text:span text:style-name="T72">, </text:span><text:span text:style-name="Source_20_Text"><text:span text:style-name="T72">null</text:span></text:span><text:span text:style-name="T72">, </text:span><text:span text:style-name="Source_20_Text"><text:span text:style-name="T72">undefined</text:span></text:span><text:span text:style-name="T72">) zu entfernen.</text:span></text:p>
            </text:list-item>
          </text:list>
        </text:list-item>
        <text:list-item>
          <text:p text:style-name="P255"><text:span text:style-name="Strong_20_Emphasis"><text:span text:style-name="T72">Rückgabe der Länge des bereinigten </text:span></text:span><text:span text:style-name="Strong_20_Emphasis"><text:span text:style-name="Source_20_Text"><text:span text:style-name="T72">externeID</text:span></text:span></text:span><text:span text:style-name="Strong_20_Emphasis"><text:span text:style-name="T72">-Arrays:</text:span></text:span></text:p>
          <text:p text:style-name="P217">javascript</text:p>
          <text:p text:style-name="P217">Copy code</text:p>
          <text:p text:style-name="P216"><text:span text:style-name="Source_20_Text"><text:span text:style-name="T72">return cleanedExterneID.length;</text:span></text:span></text:p>
          <text:list>
            <text:list-item>
              <text:p text:style-name="P233">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2">Wichtige Hinweise</text:span></text:span><text:bookmark-end text:name="__RefHeading___Toc2394_3394150493"/></text:h>
      <text:list xml:id="list179838528" text:style-name="L18">
        <text:list-item>
          <text:p text:style-name="P258"><text:span text:style-name="Strong_20_Emphasis"><text:span text:style-name="T72">Direkter Zugriff auf </text:span></text:span><text:span text:style-name="Strong_20_Emphasis"><text:span text:style-name="Source_20_Text"><text:span text:style-name="T72">existingItem.externeID</text:span></text:span></text:span><text:span text:style-name="T72"> funktioniert nicht, da </text:span><text:span text:style-name="Source_20_Text"><text:span text:style-name="T72">existingItem</text:span></text:span><text:span text:style-name="T72"> ein Array ist. Deshalb greifen wir auf das erste Element (</text:span><text:span text:style-name="Source_20_Text"><text:span text:style-name="T72">existingItem[0]</text:span></text:span><text:span text:style-name="T72">) zu.</text:span></text:p>
        </text:list-item>
        <text:list-item>
          <text:p text:style-name="P258"><text:span text:style-name="Strong_20_Emphasis"><text:span text:style-name="Source_20_Text"><text:span text:style-name="T72">filter</text:span></text:span></text:span><text:span text:style-name="Strong_20_Emphasis"><text:span text:style-name="T72"> auf </text:span></text:span><text:span text:style-name="Strong_20_Emphasis"><text:span text:style-name="Source_20_Text"><text:span text:style-name="T72">externeID</text:span></text:span></text:span><text:span text:style-name="T72"> wird verwendet, um alle ungültigen Werte zu entfernen.</text:span></text:p>
        </text:list-item>
        <text:list-item>
          <text:p text:style-name="P257"><text:soft-page-break/><text:span text:style-name="T72">Wenn </text:span><text:span text:style-name="Source_20_Text"><text:span text:style-name="T72">IDInventarArtikel</text:span></text:span><text:span text:style-name="T72"> mehrfach vorhanden ist und es </text:span><text:span text:style-name="Strong_20_Emphasis"><text:span text:style-name="T72">mehrere passende Objekte</text:span></text:span><text:span text:style-name="T72"> gibt, müssten Sie eventuell die Längen aller bereinigten Arrays zusammenzählen. Dies ist jedoch abhängig von Ihrer Datenstruktur.</text:span></text:p>
        </text:list-item>
      </text:list>
      <text:p text:style-name="Text_20_body"><text:span text:style-name="Strong_20_Emphasis"><text:span text:style-name="T72">Beispiel für mehrere </text:span></text:span><text:span text:style-name="Strong_20_Emphasis"><text:span text:style-name="Source_20_Text"><text:span text:style-name="T72">cartItems</text:span></text:span></text:span><text:span text:style-name="Strong_20_Emphasis"><text:span text:style-name="T72"> mit demselben </text:span></text:span><text:span text:style-name="Strong_20_Emphasis"><text:span text:style-name="Source_20_Text"><text:span text:style-name="T72">idArtikel</text:span></text:span></text:span><text:span text:style-name="Strong_20_Emphasis"><text:span text:style-name="T72">:</text:span></text:span></text:p>
      <text:p text:style-name="Text_20_body"><text:span text:style-name="T72">Falls mehrere </text:span><text:span text:style-name="Source_20_Text"><text:span text:style-name="T72">cartItems</text:span></text:span><text:span text:style-name="T72"> mit demselben </text:span><text:span text:style-name="Source_20_Text"><text:span text:style-name="T72">idArtikel</text:span></text:span><text:span text:style-name="T72"> vorhanden sind, können Sie die Summe aller </text:span><text:span text:style-name="Source_20_Text"><text:span text:style-name="T72">externeID</text:span></text:span><text:span text:style-name="T72">-Längen berechnen:</text:span></text:p>
      <text:p text:style-name="P6">javascript</text:p>
      <text:p text:style-name="P6">Copy code</text:p>
      <text:p text:style-name="P77"><text:span text:style-name="Source_20_Text"><text:span text:style-name="T72">getExterneNummernCount: (state) =&gt; (idArtikel) =&gt; {</text:span></text:span></text:p>
      <text:p text:style-name="P77"><text:span text:style-name="Source_20_Text"><text:span text:style-name="T72"><text:s text:c="2"/>// Filtert cartItems nach dem passenden IDInventarArtikel</text:span></text:span></text:p>
      <text:p text:style-name="P77"><text:span text:style-name="Source_20_Text"><text:span text:style-name="T72"><text:s text:c="2"/>const existingItems = state.cartItems.filter((cartItem) =&gt;</text:span></text:span></text:p>
      <text:p text:style-name="P77"><text:span text:style-name="Source_20_Text"><text:span text:style-name="T72"><text:s text:c="4"/>cartItem.IDInventarArtikel === idArtikel</text:span></text:span></text:p>
      <text:p text:style-name="P77"><text:span text:style-name="Source_20_Text"><text:span text:style-name="T72"><text:s text:c="2"/>);</text:span></text:span></text:p>
      <text:p text:style-name="P7"/>
      <text:p text:style-name="P77"><text:span text:style-name="Source_20_Text"><text:span text:style-name="T72"><text:s text:c="2"/>// Falls kein passendes Item gefunden wird, geben wir 0 zurück</text:span></text:span></text:p>
      <text:p text:style-name="P77"><text:span text:style-name="Source_20_Text"><text:span text:style-name="T72"><text:s text:c="2"/>if (existingItems.length === 0) {</text:span></text:span></text:p>
      <text:p text:style-name="P77"><text:span text:style-name="Source_20_Text"><text:span text:style-name="T72"><text:s text:c="4"/>return 0;</text:span></text:span></text:p>
      <text:p text:style-name="P77"><text:span text:style-name="Source_20_Text"><text:span text:style-name="T72"><text:s text:c="2"/>}</text:span></text:span></text:p>
      <text:p text:style-name="P7"/>
      <text:p text:style-name="P77"><text:span text:style-name="Source_20_Text"><text:span text:style-name="T72"><text:s text:c="2"/>// Bereinigen und Summieren der Länge der externen IDs aller passenden Items</text:span></text:span></text:p>
      <text:p text:style-name="P77"><text:span text:style-name="Source_20_Text"><text:span text:style-name="T72"><text:s text:c="2"/>return existingItems.reduce((acc, cartItem) =&gt; {</text:span></text:span></text:p>
      <text:p text:style-name="P77"><text:span text:style-name="Source_20_Text"><text:span text:style-name="T72"><text:s text:c="4"/>const cleanedExterneID = cartItem.externeID.filter(</text:span></text:span></text:p>
      <text:p text:style-name="P77"><text:span text:style-name="Source_20_Text"><text:span text:style-name="T72"><text:s text:c="6"/>(id) =&gt; id !== '' &amp;&amp; id !== null &amp;&amp; id !== undefined</text:span></text:span></text:p>
      <text:p text:style-name="P77"><text:span text:style-name="Source_20_Text"><text:span text:style-name="T72"><text:s text:c="4"/>);</text:span></text:span></text:p>
      <text:p text:style-name="P77"><text:span text:style-name="Source_20_Text"><text:span text:style-name="T72"><text:s text:c="4"/>return acc + cleanedExterneID.length;</text:span></text:span></text:p>
      <text:p text:style-name="P77"><text:span text:style-name="Source_20_Text"><text:span text:style-name="T72"><text:s text:c="2"/>}, 0);</text:span></text:span></text:p>
      <text:p text:style-name="P78"><text:span text:style-name="Source_20_Text"><text:span text:style-name="T72">}</text:span></text:span></text:p>
      <text:p text:style-name="Text_20_body"><text:span text:style-name="T72">Hier wird für jedes gefundene </text:span><text:span text:style-name="Source_20_Text"><text:span text:style-name="T72">cartItem</text:span></text:span><text:span text:style-name="T72"> das </text:span><text:span text:style-name="Source_20_Text"><text:span text:style-name="T72">externeID</text:span></text:span><text:span text:style-name="T72">-Array bereinigt und die Gesamtlänge summiert.</text:span></text:p>
      <text:h text:style-name="Heading_20_3" text:outline-level="3"><text:bookmark-start text:name="__RefHeading___Toc2396_3394150493"/><text:span text:style-name="Strong_20_Emphasis"><text:span text:style-name="T72">Zusammenfassung</text:span></text:span><text:bookmark-end text:name="__RefHeading___Toc2396_3394150493"/></text:h>
      <text:list xml:id="list996581842" text:style-name="L19">
        <text:list-item>
          <text:p text:style-name="P260"><text:span text:style-name="T72">Verwenden Sie </text:span><text:span text:style-name="Source_20_Text"><text:span text:style-name="T72">.filter()</text:span></text:span><text:span text:style-name="T72"> auf </text:span><text:span text:style-name="Source_20_Text"><text:span text:style-name="T72">cartItems</text:span></text:span><text:span text:style-name="T72">, um nach dem passenden </text:span><text:span text:style-name="Source_20_Text"><text:span text:style-name="T72">IDInventarArtikel</text:span></text:span><text:span text:style-name="T72"> zu suchen.</text:span></text:p>
        </text:list-item>
        <text:list-item>
          <text:p text:style-name="P260"><text:span text:style-name="T72">Stellen Sie sicher, dass Sie nach der Filterung auf das </text:span><text:span text:style-name="Strong_20_Emphasis"><text:span text:style-name="T72">richtige Objekt</text:span></text:span><text:span text:style-name="T72"> zugreifen (</text:span><text:span text:style-name="Source_20_Text"><text:span text:style-name="T72">existingItems[0]</text:span></text:span><text:span text:style-name="T72">).</text:span></text:p>
        </text:list-item>
        <text:list-item>
          <text:p text:style-name="P260"><text:span text:style-name="Strong_20_Emphasis"><text:span text:style-name="T72">Bereinigen</text:span></text:span><text:span text:style-name="T72"> Sie das </text:span><text:span text:style-name="Source_20_Text"><text:span text:style-name="T72">externeID</text:span></text:span><text:span text:style-name="T72">-Array, bevor Sie die Länge berechnen, um nur gültige Werte zu berücksichtigen.</text:span></text:p>
        </text:list-item>
        <text:list-item>
          <text:p text:style-name="P259"><text:span text:style-name="T72">Passen Sie den Code entsprechend an, wenn es </text:span><text:span text:style-name="Strong_20_Emphasis"><text:span text:style-name="T72">mehrere </text:span></text:span><text:span text:style-name="Strong_20_Emphasis"><text:span text:style-name="Source_20_Text"><text:span text:style-name="T72">cartItems</text:span></text:span></text:span><text:span text:style-name="T72"> mit demselben </text:span><text:span text:style-name="Source_20_Text"><text:span text:style-name="T72">idArtikel</text:span></text:span><text:span text:style-name="T72">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8"><text:span text:style-name="Source_20_Text"><text:span text:style-name="T72">const existingItem = existingItems[0];</text:span></text:span></text:p>
      <text:p text:style-name="Text_20_body"><text:span text:style-name="T72">dient dazu, </text:span><text:span text:style-name="Strong_20_Emphasis"><text:span text:style-name="T72">auf das erste Element</text:span></text:span><text:span text:style-name="T72"> des Arrays </text:span><text:span text:style-name="Source_20_Text"><text:span text:style-name="T72">existingItems</text:span></text:span><text:span text:style-name="T72"> zuzugreifen.</text:span></text:p>
      <text:h text:style-name="Heading_20_3" text:outline-level="3"><text:bookmark-start text:name="__RefHeading___Toc2402_3394150493"/><text:span text:style-name="Strong_20_Emphasis"><text:span text:style-name="T72">Hintergrund</text:span></text:span><text:bookmark-end text:name="__RefHeading___Toc2402_3394150493"/></text:h>
      <text:p text:style-name="Text_20_body"><text:span text:style-name="T72">Nach dem Filtern mit </text:span><text:span text:style-name="Source_20_Text"><text:span text:style-name="T72">filter()</text:span></text:span><text:span text:style-name="T72"> ergibt sich ein </text:span><text:span text:style-name="Strong_20_Emphasis"><text:span text:style-name="T72">Array</text:span></text:span><text:span text:style-name="T72"> (</text:span><text:span text:style-name="Source_20_Text"><text:span text:style-name="T72">existingItems</text:span></text:span><text:span text:style-name="T72">), das alle Elemente aus </text:span><text:span text:style-name="Source_20_Text"><text:span text:style-name="T72">cartItems</text:span></text:span><text:span text:style-name="T72"> enthält, deren </text:span><text:span text:style-name="Source_20_Text"><text:span text:style-name="T72">IDInventarArtikel</text:span></text:span><text:span text:style-name="T72"> mit </text:span><text:span text:style-name="Source_20_Text"><text:span text:style-name="T72">idArtikel</text:span></text:span><text:span text:style-name="T72"> übereinstimmt. Da </text:span><text:span text:style-name="Source_20_Text"><text:span text:style-name="T72">filter()</text:span></text:span><text:span text:style-name="T72"> immer ein </text:span><text:span text:style-name="Strong_20_Emphasis"><text:span text:style-name="T72">Array</text:span></text:span><text:span text:style-name="T72"> zurückgibt, selbst wenn nur ein Element gefunden wurde, ist </text:span><text:span text:style-name="Source_20_Text"><text:span text:style-name="T72">existingItems</text:span></text:span><text:span text:style-name="T72"> immer ein Array.</text:span></text:p>
      <text:p text:style-name="Text_20_body"><text:span text:style-name="T72">Wenn wir sicherstellen können oder davon ausgehen, dass es </text:span><text:span text:style-name="Strong_20_Emphasis"><text:span text:style-name="T72">nur ein passendes Element</text:span></text:span><text:span text:style-name="T72"> für die </text:span><text:span text:style-name="Source_20_Text"><text:span text:style-name="T72">IDInventarArtikel</text:span></text:span><text:span text:style-name="T72"> gibt (d. h., diese ID ist in </text:span><text:span text:style-name="Source_20_Text"><text:span text:style-name="T72">cartItems</text:span></text:span><text:span text:style-name="T72"> eindeutig), dann können wir einfach das </text:span><text:span text:style-name="Strong_20_Emphasis"><text:span text:style-name="T72">erste Element</text:span></text:span><text:span text:style-name="T72"> aus dem Array verwenden – das ist der Zweck von </text:span><text:span text:style-name="Source_20_Text"><text:span text:style-name="T72">existingItems[0]</text:span></text:span><text:span text:style-name="T72">.</text:span></text:p>
      <text:h text:style-name="Heading_20_3" text:outline-level="3"><text:bookmark-start text:name="__RefHeading___Toc2404_3394150493"/><text:span text:style-name="Strong_20_Emphasis"><text:span text:style-name="T72">Warum greifen wir auf das erste Element zu?</text:span></text:span><text:bookmark-end text:name="__RefHeading___Toc2404_3394150493"/></text:h>
      <text:list xml:id="list3914109593" text:style-name="L20">
        <text:list-item>
          <text:p text:style-name="P262"><text:span text:style-name="Strong_20_Emphasis"><text:span text:style-name="T72">Eindeutigkeit</text:span></text:span><text:span text:style-name="T72">: Wenn </text:span><text:span text:style-name="Source_20_Text"><text:span text:style-name="T72">IDInventarArtikel</text:span></text:span><text:span text:style-name="T72"> eine </text:span><text:span text:style-name="Strong_20_Emphasis"><text:span text:style-name="T72">eindeutige Kennung</text:span></text:span><text:span text:style-name="T72"> ist (ähnlich wie eine Primärschlüssel-ID), dann sollte es </text:span><text:span text:style-name="Strong_20_Emphasis"><text:span text:style-name="T72">nur ein einziges </text:span></text:span><text:span text:style-name="Strong_20_Emphasis"><text:span text:style-name="Source_20_Text"><text:span text:style-name="T72">cartItem</text:span></text:span></text:span><text:span text:style-name="T72"> geben, das diese ID hat. In diesem Fall ist </text:span><text:span text:style-name="Source_20_Text"><text:span text:style-name="T72">existingItems</text:span></text:span><text:span text:style-name="T72"> ein Array mit </text:span><text:span text:style-name="Strong_20_Emphasis"><text:span text:style-name="T72">einem einzigen Element</text:span></text:span><text:span text:style-name="T72">.</text:span></text:p>
        </text:list-item>
        <text:list-item>
          <text:p text:style-name="P261"><text:span text:style-name="T72">Durch Zugriff auf </text:span><text:span text:style-name="Source_20_Text"><text:span text:style-name="T72">existingItems[0]</text:span></text:span><text:span text:style-name="T72"> erhalten wir direkt das passende Objekt (</text:span><text:span text:style-name="Source_20_Text"><text:span text:style-name="T72">cartItem</text:span></text:span><text:span text:style-name="T72">),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2">Beispiel</text:span></text:span><text:bookmark-end text:name="__RefHeading___Toc2406_3394150493"/></text:h>
      <text:p text:style-name="Text_20_body"><text:span text:style-name="T72">Angenommen, </text:span><text:span text:style-name="Source_20_Text"><text:span text:style-name="T72">cartItems</text:span></text:span><text:span text:style-name="T72"> enthält folgende Artikel:</text:span></text:p>
      <text:p text:style-name="P6">javascript</text:p>
      <text:p text:style-name="P6">Copy code</text:p>
      <text:p text:style-name="P77"><text:span text:style-name="Source_20_Text"><text:span text:style-name="T72">const cartItems = [</text:span></text:span></text:p>
      <text:p text:style-name="P77"><text:span text:style-name="Source_20_Text"><text:span text:style-name="T72"><text:s text:c="2"/>{ IDInventarArtikel: 1, ArtikelBezeichnung: 'Artikel A', externeID: ['123'] },</text:span></text:span></text:p>
      <text:p text:style-name="P77"><text:span text:style-name="Source_20_Text"><text:span text:style-name="T72"><text:s text:c="2"/>{ IDInventarArtikel: 2, ArtikelBezeichnung: 'Artikel B', externeID: ['456'] },</text:span></text:span></text:p>
      <text:p text:style-name="P78"><text:span text:style-name="Source_20_Text"><text:span text:style-name="T72">];</text:span></text:span></text:p>
      <text:p text:style-name="Text_20_body"><text:span text:style-name="T72">Wenn wir die Funktion </text:span><text:span text:style-name="Source_20_Text"><text:span text:style-name="T72">filter()</text:span></text:span><text:span text:style-name="T72"> nutzen, um alle </text:span><text:span text:style-name="Source_20_Text"><text:span text:style-name="T72">cartItems</text:span></text:span><text:span text:style-name="T72"> mit der </text:span><text:span text:style-name="Source_20_Text"><text:span text:style-name="T72">IDInventarArtikel</text:span></text:span><text:span text:style-name="T72"> von </text:span><text:span text:style-name="Source_20_Text"><text:span text:style-name="T72">1</text:span></text:span><text:span text:style-name="T72"> zu finden:</text:span></text:p>
      <text:p text:style-name="P6">javascript</text:p>
      <text:p text:style-name="P6">Copy code</text:p>
      <text:p text:style-name="P77"><text:span text:style-name="Source_20_Text"><text:span text:style-name="T72">const existingItems = cartItems.filter(</text:span></text:span></text:p>
      <text:p text:style-name="P77"><text:span text:style-name="Source_20_Text"><text:span text:style-name="T72"><text:s text:c="2"/>(cartItem) =&gt; cartItem.IDInventarArtikel === 1</text:span></text:span></text:p>
      <text:p text:style-name="P78"><text:span text:style-name="Source_20_Text"><text:span text:style-name="T72">);</text:span></text:span></text:p>
      <text:p text:style-name="P16">Ergibt dies:</text:p>
      <text:p text:style-name="P6">javascript</text:p>
      <text:p text:style-name="P6">Copy code</text:p>
      <text:p text:style-name="P77"><text:span text:style-name="Source_20_Text"><text:span text:style-name="T72">existingItems = [</text:span></text:span></text:p>
      <text:p text:style-name="P77"><text:soft-page-break/><text:span text:style-name="Source_20_Text"><text:span text:style-name="T72"><text:s text:c="2"/>{ IDInventarArtikel: 1, ArtikelBezeichnung: 'Artikel A', externeID: ['123'] }</text:span></text:span></text:p>
      <text:p text:style-name="P78"><text:span text:style-name="Source_20_Text"><text:span text:style-name="T72">];</text:span></text:span></text:p>
      <text:p text:style-name="Text_20_body"><text:span text:style-name="Source_20_Text"><text:span text:style-name="T72">existingItems</text:span></text:span><text:span text:style-name="T72"> ist ein </text:span><text:span text:style-name="Strong_20_Emphasis"><text:span text:style-name="T72">Array</text:span></text:span><text:span text:style-name="T72">, das </text:span><text:span text:style-name="Strong_20_Emphasis"><text:span text:style-name="T72">ein Objekt</text:span></text:span><text:span text:style-name="T72"> enthält. Da wir aber nur mit </text:span><text:span text:style-name="Strong_20_Emphasis"><text:span text:style-name="T72">einem Artikel</text:span></text:span><text:span text:style-name="T72"> arbeiten möchten, greifen wir auf das erste Element des Arrays zu:</text:span></text:p>
      <text:p text:style-name="P6">javascript</text:p>
      <text:p text:style-name="P6">Copy code</text:p>
      <text:p text:style-name="P78"><text:span text:style-name="Source_20_Text"><text:span text:style-name="T72">const existingItem = existingItems[0];</text:span></text:span></text:p>
      <text:p text:style-name="Text_20_body"><text:span text:style-name="T72">Das Ergebnis ist das einzelne </text:span><text:span text:style-name="Source_20_Text"><text:span text:style-name="T72">cartItem</text:span></text:span><text:span text:style-name="T72">-Objekt:</text:span></text:p>
      <text:p text:style-name="P6">javascript</text:p>
      <text:p text:style-name="P6">Copy code</text:p>
      <text:p text:style-name="P78"><text:span text:style-name="Source_20_Text"><text:span text:style-name="T72">existingItem = { IDInventarArtikel: 1, ArtikelBezeichnung: 'Artikel A', externeID: ['123'] };</text:span></text:span></text:p>
      <text:h text:style-name="Heading_20_3" text:outline-level="3"><text:bookmark-start text:name="__RefHeading___Toc2408_3394150493"/><text:span text:style-name="Strong_20_Emphasis"><text:span text:style-name="T72">Zusammenfassung</text:span></text:span><text:bookmark-end text:name="__RefHeading___Toc2408_3394150493"/></text:h>
      <text:list xml:id="list2936385921" text:style-name="L21">
        <text:list-item>
          <text:p text:style-name="P264"><text:span text:style-name="T72">Nach der </text:span><text:span text:style-name="Source_20_Text"><text:span text:style-name="T72">filter()</text:span></text:span><text:span text:style-name="T72">-Operation bleibt </text:span><text:span text:style-name="Source_20_Text"><text:span text:style-name="T72">existingItems</text:span></text:span><text:span text:style-name="T72"> ein </text:span><text:span text:style-name="Strong_20_Emphasis"><text:span text:style-name="T72">Array</text:span></text:span><text:span text:style-name="T72">, auch wenn nur ein Element darin enthalten ist.</text:span></text:p>
        </text:list-item>
        <text:list-item>
          <text:p text:style-name="P264"><text:span text:style-name="T72">Um einfach mit dem gefilterten </text:span><text:span text:style-name="Strong_20_Emphasis"><text:span text:style-name="T72">Artikel-Objekt</text:span></text:span><text:span text:style-name="T72"> weiterzuarbeiten, greifen wir auf das </text:span><text:span text:style-name="Strong_20_Emphasis"><text:span text:style-name="T72">erste Element</text:span></text:span><text:span text:style-name="T72"> des Arrays (</text:span><text:span text:style-name="Source_20_Text"><text:span text:style-name="T72">existingItems[0]</text:span></text:span><text:span text:style-name="T72">) zu.</text:span></text:p>
        </text:list-item>
        <text:list-item>
          <text:p text:style-name="P263"><text:span text:style-name="T72">Das funktioniert nur dann zuverlässig, wenn </text:span><text:span text:style-name="Strong_20_Emphasis"><text:span text:style-name="T72">klar ist, dass die </text:span></text:span><text:span text:style-name="Strong_20_Emphasis"><text:span text:style-name="Source_20_Text"><text:span text:style-name="T72">IDInventarArtikel</text:span></text:span></text:span><text:span text:style-name="Strong_20_Emphasis"><text:span text:style-name="T72"> eindeutig</text:span></text:span><text:span text:style-name="T72"> ist und das gefilterte Array nur ein Element enthält.</text:span></text:p>
        </text:list-item>
      </text:list>
      <text:p text:style-name="Text_20_body"><text:span text:style-name="T72">Falls es mehrere Elemente mit der gleichen </text:span><text:span text:style-name="Source_20_Text"><text:span text:style-name="T72">IDInventarArtikel</text:span></text:span><text:span text:style-name="T72"> geben könnte, müssten Sie eine andere Methode wählen (zum Beispiel durch Iteration über alle Elemente im </text:span><text:span text:style-name="Source_20_Text"><text:span text:style-name="T72">existingItems</text:span></text:span><text:span text:style-name="T72">-Array).</text:span></text:p>
      <text:p text:style-name="P74"/>
      <text:h text:style-name="P209"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4">cartItems</text:span><text:span text:style-name="T28">.</text:span><text:span text:style-name="T40">value</text:span><text:span text:style-name="T28">.</text:span><text:span text:style-name="T47">forEach</text:span><text:span text:style-name="T28">(item =&gt; {</text:span><text:line-break/><text:span text:style-name="T28"> <text:s text:c="3"/></text:span><text:span text:style-name="T19">const </text:span><text:span text:style-name="T34">menge </text:span><text:span text:style-name="T28">= item.</text:span><text:span text:style-name="T40">Menge</text:span><text:line-break/><text:span text:style-name="T40"> <text:s text:c="3"/></text:span><text:span text:style-name="T19">const </text:span><text:span text:style-name="T34">externeIDCount </text:span><text:span text:style-name="T28">= </text:span><text:span text:style-name="T56">store</text:span><text:span text:style-name="T28">.</text:span><text:span text:style-name="T40">getters</text:span><text:span text:style-name="T28">.</text:span><text:span text:style-name="T40">getExterneNummernCount</text:span><text:span text:style-name="T28">(item.</text:span><text:span text:style-name="T40">IDInventarArtikel</text:span><text:span text:style-name="T28">);</text:span><text:line-break/><text:line-break/><text:span text:style-name="T28"> <text:s text:c="3"/></text:span><text:span text:style-name="T19">if</text:span><text:span text:style-name="T28">(</text:span><text:span text:style-name="T34">menge </text:span><text:span text:style-name="T28">&lt; </text:span><text:span text:style-name="T34">externeIDCount</text:span><text:span text:style-name="T28">){</text:span><text:line-break/><text:span text:style-name="T28"> <text:s text:c="5"/></text:span><text:span text:style-name="T56">console</text:span><text:span text:style-name="T28">.</text:span><text:span text:style-name="T47">log</text:span><text:span text:style-name="T28">(</text:span><text:span text:style-name="T3">'menge &lt; externeIDCount'</text:span><text:span text:style-name="T28">, </text:span><text:span text:style-name="T34">menge</text:span><text:span text:style-name="T28">, </text:span><text:span text:style-name="T34">externeIDCount</text:span><text:span text:style-name="T28">);</text:span><text:line-break/><text:span text:style-name="T28"> <text:s text:c="5"/></text:span><text:span text:style-name="T56">store</text:span><text:span text:style-name="T28">.</text:span><text:span text:style-name="T40">dispatch</text:span><text:span text:style-name="T28">(</text:span><text:span text:style-name="T3">'setExterneInventarNummerToCartItem'</text:span><text:span text:style-name="T28">, {</text:span><text:span text:style-name="T40">idArtikel</text:span><text:span text:style-name="T28">: item.</text:span><text:span text:style-name="T40">IDInventarArtikel</text:span><text:span text:style-name="T28">, </text:span><text:soft-page-break/><text:span text:style-name="T40">correctionInventarNummerCount</text:span><text:span text:style-name="T28">: item.</text:span><text:span text:style-name="T40">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59">In store.js mutation </text:span><text:span text:style-name="T46">setExterneInventarNummerToCartItem</text:span></text:p>
      <text:p text:style-name="P141"/>
      <text:p text:style-name="P55"><text:span text:style-name="T19">if </text:span><text:span text:style-name="T28">(</text:span><text:span text:style-name="T34">existingItem </text:span><text:span text:style-name="T28">&amp;&amp; value.</text:span><text:span text:style-name="T40">correctionInventarNummerCount </text:span><text:span text:style-name="T28">!== </text:span><text:span text:style-name="T19">undefined </text:span><text:span text:style-name="T28">&amp;&amp; value.</text:span><text:span text:style-name="T40">correctionInventarNummerCount </text:span><text:span text:style-name="T28">!== </text:span><text:span text:style-name="T3">''</text:span><text:span text:style-name="T28">) {</text:span><text:line-break/><text:span text:style-name="T28"> <text:s text:c="3"/></text:span><text:span text:style-name="T19">const </text:span><text:span text:style-name="T34">correctionCartItems </text:span><text:span text:style-name="T28">= [];</text:span><text:line-break/><text:span text:style-name="T28"> <text:s text:c="3"/></text:span><text:span text:style-name="T34">correctionCartItems</text:span><text:span text:style-name="T28">.</text:span><text:span text:style-name="T47">push</text:span><text:span text:style-name="T28">(...</text:span><text:span text:style-name="T34">existingItem</text:span><text:span text:style-name="T28">.</text:span><text:span text:style-name="T40">externeID</text:span><text:span text:style-name="T28">);</text:span><text:line-break/><text:span text:style-name="T28"> <text:s text:c="3"/></text:span><text:span text:style-name="T34">existingItem</text:span><text:span text:style-name="T28">.</text:span><text:span text:style-name="T40">externeID </text:span><text:span text:style-name="T28">= [];</text:span><text:line-break/><text:span text:style-name="T28"> <text:s text:c="3"/></text:span><text:span text:style-name="T19">for</text:span><text:span text:style-name="T28">(</text:span><text:span text:style-name="T19">let </text:span><text:span text:style-name="T34">i </text:span><text:span text:style-name="T28">= </text:span><text:span text:style-name="T65">0</text:span><text:span text:style-name="T28">; </text:span><text:span text:style-name="T34">i </text:span><text:span text:style-name="T28">&lt; value.</text:span><text:span text:style-name="T40">correctionInventarNummerCount</text:span><text:span text:style-name="T28">; </text:span><text:span text:style-name="T34">i</text:span><text:span text:style-name="T28">++){</text:span><text:line-break/><text:span text:style-name="T28"> <text:s text:c="7"/></text:span><text:span text:style-name="T34">existingItem</text:span><text:span text:style-name="T28">.</text:span><text:span text:style-name="T40">externeID</text:span><text:span text:style-name="T28">.</text:span><text:span text:style-name="T47">push</text:span><text:span text:style-name="T28">(</text:span><text:span text:style-name="T34">correctionCartItems</text:span><text:span text:style-name="T28">[</text:span><text:span text:style-name="T34">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208" text:outline-level="1"><text:bookmark-start text:name="__RefHeading___Toc2412_3394150493"/>Backend<text:bookmark-end text:name="__RefHeading___Toc2412_3394150493"/></text:h>
      <text:h text:style-name="P209" text:outline-level="2"><text:bookmark-start text:name="__RefHeading___Toc2414_3394150493"/>Sicherheit des Backend:<text:bookmark-end text:name="__RefHeading___Toc2414_3394150493"/></text:h>
      <text:p text:style-name="P59">CORS in app.js:</text:p>
      <text:p text:style-name="P57"><text:span text:style-name="T34">app</text:span><text:span text:style-name="T28">.</text:span><text:span text:style-name="T40">use</text:span><text:span text:style-name="T28">(</text:span><text:span text:style-name="T47">cors</text:span><text:span text:style-name="T28">({</text:span><text:line-break/><text:span text:style-name="T28"> <text:s text:c="3"/></text:span><text:span text:style-name="T40">origin</text:span><text:span text:style-name="T28">: [</text:span><text:span text:style-name="T3">'http://localhost:4000'</text:span><text:span text:style-name="T28">, </text:span><text:span text:style-name="T3">'https://mbdevelop.de'</text:span><text:span text:style-name="T28">], </text:span><text:span text:style-name="T53">// Ersetze dies durch die URL deines Frontends</text:span><text:line-break/><text:span text:style-name="T28">}));</text:span></text:p>
      <text:p text:style-name="P58"/>
      <text:p text:style-name="P58">Allerdings greift dies nur bei Browsers und nicht bei Postman</text:p>
      <text:p text:style-name="P58"/>
      <text:p text:style-name="P221">JWS (Jason-Web-Token) muss das mittelfristige Ziel sein, um nicht nur den Benutzer zu authentifizieren, sondern generell das Backend abzusichern!</text:p>
      <text:p text:style-name="P223"/>
      <text:p text:style-name="P222">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8"/>
      <text:p text:style-name="P70">Daten empfangen aus dem Frontend:</text:p>
      <text:p text:style-name="P46">const {cartItems, IDMitglied, IDBenutzer} = req.body;</text:p>
      <text:p text:style-name="P46">Für mehrere Elemente oder</text:p>
      <text:p text:style-name="P46"><text:soft-page-break/>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5">a</text:span>rtikelAbrufen<text:span text:style-name="T85">()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2">countAbfrageKirterium </text:span><text:span text:style-name="T26">= </text:span><text:span text:style-name="T8">' '</text:span><text:line-break/><text:span text:style-name="T17">if </text:span><text:span text:style-name="T26">(</text:span><text:span text:style-name="T32">IDinventarBuchungenPositionenStatus </text:span><text:span text:style-name="T26">&amp;&amp; </text:span><text:span text:style-name="T32">IDinventarBuchungenPositionenStatus</text:span><text:span text:style-name="T26">.</text:span><text:span text:style-name="T38">length </text:span><text:span text:style-name="T26">&gt; </text:span><text:span text:style-name="T63">0</text:span><text:span text:style-name="T26">) {</text:span><text:line-break/><text:span text:style-name="T26"> <text:s text:c="3"/></text:span><text:span text:style-name="T32">countAbfrageKirterium </text:span><text:span text:style-name="T26">= </text:span><text:span text:style-name="T8">` AND IDinventarBuchungenPositionenStatus IN (</text:span><text:span text:style-name="T26">${</text:span><text:span text:style-name="T32">IDinventarBuchungenPositionenStatus</text:span><text:span text:style-name="T26">}</text:span><text:span text:style-name="T8">)`</text:span><text:line-break/><text:span text:style-name="T26">}</text:span></text:p>
      <text:p text:style-name="P37"/>
      <text:p text:style-name="P42"><text:span text:style-name="T17">let </text:span><text:span text:style-name="T32">sql </text:span><text:span text:style-name="T26">= </text:span><text:span text:style-name="T8">`SELECT</text:span><text:line-break/><text:span text:style-name="T8"> <text:s text:c="18"/>kg.</text:span><text:span text:style-name="T38">Konfektionsgroesse</text:span><text:span text:style-name="T8">,</text:span><text:line-break/><text:span text:style-name="T8"> <text:s text:c="18"/>ia.</text:span><text:span text:style-name="T38">Bildpfad</text:span><text:span text:style-name="T8">,</text:span><text:line-break/><text:span text:style-name="T8"> <text:s text:c="18"/>ia.</text:span><text:span text:style-name="T38">ArtikelBezeichnung</text:span><text:span text:style-name="T8">,</text:span><text:line-break/><text:span text:style-name="T8"> <text:s text:c="18"/>ibp.</text:span><text:span text:style-name="T38">Menge</text:span><text:span text:style-name="T8">,</text:span><text:line-break/><text:span text:style-name="T8"> <text:s text:c="18"/>farbe.</text:span><text:span text:style-name="T38">Bezeichnung</text:span><text:span text:style-name="T8"> AS Farbe,</text:span><text:line-break/><text:span text:style-name="T8"> <text:s text:c="18"/>ibp.</text:span><text:span text:style-name="T38">externeInventarNummer</text:span><text:span text:style-name="T8">,</text:span><text:line-break/><text:span text:style-name="T8"> <text:s text:c="18"/>ibp.</text:span><text:span text:style-name="T38">Preis</text:span><text:span text:style-name="T8">,</text:span><text:line-break/><text:span text:style-name="T8"> <text:s text:c="18"/>ibp.</text:span><text:span text:style-name="T38">IDinventarBuchungenPositionen</text:span><text:span text:style-name="T8">,</text:span><text:line-break/><text:soft-page-break/><text:span text:style-name="T8"> <text:s text:c="18"/>ibps.</text:span><text:span text:style-name="T38">Bezeichnung</text:span><text:span text:style-name="T8"> AS StatusBezeichnung,</text:span><text:line-break/><text:span text:style-name="T8"> <text:s text:c="18"/>ibp.</text:span><text:span text:style-name="T38">IDinventarBuchungenPositionenStatus</text:span><text:span text:style-name="T8">,</text:span><text:line-break/><text:span text:style-name="T8"> <text:s text:c="18"/>ibp.</text:span><text:span text:style-name="T38">StatusDatum</text:span><text:span text:style-name="T8">,</text:span><text:line-break/><text:span text:style-name="T8"> <text:s text:c="18"/>iz.</text:span><text:span text:style-name="T38">Bezeichnung</text:span><text:span text:style-name="T8"> AS ZustandBezeichnung,</text:span><text:line-break/><text:span text:style-name="T8"> <text:s text:c="18"/>ibp.</text:span><text:span text:style-name="T38">Bemerkung</text:span><text:span text:style-name="T8">,</text:span><text:line-break/><text:span text:style-name="T8"> <text:s text:c="18"/>GesamtPreisInfo.</text:span><text:span text:style-name="T38">GesamtPreis</text:span><text:span text:style-name="T8">,</text:span><text:line-break/><text:span text:style-name="T8"> <text:s text:c="18"/>AnzahlPositionenInfo.</text:span><text:span text:style-name="T38">AnzahlPositionen</text:span><text:line-break/><text:span text:style-name="T8"> <text:s text:c="15"/>FROM inventarBuchungen ib</text:span><text:line-break/><text:span text:style-name="T8"> <text:s text:c="14"/>INNER JOIN inventarBuchungenPositionen ibp ON ib.</text:span><text:span text:style-name="T38">IDInventarBuchungen</text:span><text:span text:style-name="T8"> = ibp.</text:span><text:span text:style-name="T38">IDInventarBuchungen</text:span><text:line-break/><text:span text:style-name="T8"> <text:s text:c="14"/>INNER JOIN inventarArtikel ia ON ibp.</text:span><text:span text:style-name="T38">IDInventarArtikel</text:span><text:span text:style-name="T8"> = ia.</text:span><text:span text:style-name="T38">IDInventarArtikel</text:span><text:line-break/><text:span text:style-name="T8"> <text:s text:c="14"/>INNER JOIN konfektionsGroesse kg ON ia.</text:span><text:span text:style-name="T38">IDKonfektionsgroesse</text:span><text:span text:style-name="T8"> = kg.</text:span><text:span text:style-name="T38">IDKonfektionsgroesse</text:span><text:line-break/><text:span text:style-name="T8"> <text:s text:c="14"/>INNER JOIN farbe ON ia.</text:span><text:span text:style-name="T38">IDFarbe</text:span><text:span text:style-name="T8"> = farbe.</text:span><text:span text:style-name="T38">IDFarbe</text:span><text:line-break/><text:span text:style-name="T8"> <text:s text:c="14"/>INNER JOIN inventarBuchungenPositionenStatus ibps ON ibp.</text:span><text:span text:style-name="T38">IDinventarBuchungenPositionenStatus</text:span><text:span text:style-name="T8"> = ibps.</text:span><text:span text:style-name="T38">IDinventarBuchungenPositionenStatus</text:span><text:line-break/><text:span text:style-name="T8"> <text:s text:c="14"/>LEFT JOIN inventarZustand iz ON ibp.</text:span><text:span text:style-name="T38">IDInventarZustand</text:span><text:span text:style-name="T8"> = iz.</text:span><text:span text:style-name="T38">IDInventarZustand</text:span><text:line-break/><text:span text:style-name="T8"> <text:s text:c="14"/>CROSS JOIN </text:span><text:line-break/><text:span text:style-name="T8"> <text:s text:c="14"/>(</text:span><text:line-break/><text:span text:style-name="T8"> <text:s text:c="15"/>SELECT </text:span><text:span text:style-name="T88">SUM</text:span><text:span text:style-name="T8">(ibp2.</text:span><text:span text:style-name="T38">Preis</text:span><text:span text:style-name="T8">) AS GesamtPreis</text:span><text:line-break/><text:span text:style-name="T8"> <text:s text:c="15"/>FROM inventarBuchungenPositionen ibp2</text:span><text:line-break/><text:span text:style-name="T8"> <text:s text:c="15"/>INNER JOIN inventarBuchungen ib2 ON ib2.</text:span><text:span text:style-name="T38">IDInventarBuchungen</text:span><text:span text:style-name="T8"> = ibp2.</text:span><text:span text:style-name="T38">IDInventarBuchungen</text:span><text:line-break/><text:span text:style-name="T8"> <text:s text:c="15"/>WHERE</text:span><text:line-break/><text:span text:style-name="T8"> <text:s text:c="18"/>ib2.</text:span><text:span text:style-name="T38">IDMitglied</text:span><text:span text:style-name="T8"> = ?</text:span></text:p>
      <text:p text:style-name="P121"><text:span text:style-name="T5"><text:tab/> <text:s text:c="6"/></text:span><text:span text:style-name="T23">${</text:span><text:span text:style-name="T31">countAbfrageKirterium</text:span><text:span text:style-name="T23">}</text:span><text:span text:style-name="T61"><text:line-break/></text:span><text:span text:style-name="T5"> <text:s text:c="15"/>) AS GesamtPreisInfo</text:span><text:span text:style-name="T61"><text:line-break/></text:span><text:span text:style-name="T5"> <text:s text:c="14"/>CROSS JOIN </text:span><text:span text:style-name="T61"><text:line-break/></text:span><text:span text:style-name="T5"> <text:s text:c="14"/>(</text:span><text:span text:style-name="T61"><text:line-break/></text:span><text:span text:style-name="T5"> <text:s text:c="15"/>SELECT </text:span><text:span text:style-name="T87">COUNT</text:span><text:span text:style-name="T5">(</text:span><text:span text:style-name="T89">*</text:span><text:span text:style-name="T5">) AS AnzahlPositionen</text:span><text:span text:style-name="T61"><text:line-break/></text:span><text:span text:style-name="T5"> <text:s text:c="15"/>FROM inventarBuchungenPositionen ibp2</text:span><text:span text:style-name="T61"><text:line-break/></text:span><text:span text:style-name="T5"> <text:s text:c="15"/>INNER JOIN inventarBuchungen ib2 ON ib2.</text:span><text:span text:style-name="T37">IDInventarBuchungen</text:span><text:span text:style-name="T5"> = ibp2.</text:span><text:span text:style-name="T37">IDInventarBuchungen</text:span><text:span text:style-name="T61"><text:line-break/></text:span><text:span text:style-name="T5"> <text:s text:c="15"/>WHERE</text:span><text:span text:style-name="T61"><text:line-break/></text:span><text:span text:style-name="T5"> <text:s text:c="18"/>ib2.</text:span><text:span text:style-name="T37">IDMitglied</text:span><text:span text:style-name="T5"> = ?</text:span><text:span text:style-name="T61"><text:line-break/></text:span><text:span text:style-name="T5"> <text:s text:c="19"/></text:span><text:span text:style-name="T23">${</text:span><text:span text:style-name="T31">countAbfrageKirterium</text:span><text:span text:style-name="T23">}</text:span><text:span text:style-name="T61"><text:line-break/></text:span><text:span text:style-name="T5"> <text:s text:c="15"/>) AS AnzahlPositionenInfo</text:span><text:span text:style-name="T61"><text:line-break/></text:span><text:span text:style-name="T5"> <text:s text:c="15"/>WHERE</text:span><text:span text:style-name="T61"><text:line-break/></text:span><text:span text:style-name="T5"> <text:s text:c="19"/>ib.</text:span><text:span text:style-name="T37">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2">IDinventarBuchungenPositionenStatus </text:span><text:span text:style-name="T26">&amp;&amp; </text:span><text:span text:style-name="T32">IDinventarBuchungenPositionenStatus</text:span><text:span text:style-name="T26">.</text:span><text:span text:style-name="T38">length </text:span><text:span text:style-name="T26">&gt; </text:span><text:span text:style-name="T63">0</text:span><text:span text:style-name="T26">) {</text:span><text:line-break/><text:span text:style-name="T26"> <text:s text:c="3"/></text:span><text:span text:style-name="T32">sql </text:span><text:span text:style-name="T26">+= </text:span><text:span text:style-name="T8">` AND IDinventarBuchungenPositionenStatus IN (</text:span><text:span text:style-name="T26">${</text:span><text:span text:style-name="T32">IDinventarBuchungenPositionenStatus</text:span><text:span text:style-name="T26">}</text:span><text:span text:style-name="T8">) </text:span><text:span text:style-name="T26">${</text:span><text:span text:style-name="T32">orderBy</text:span><text:span text:style-name="T26">}</text:span><text:span text:style-name="T8">`</text:span><text:line-break/><text:span text:style-name="T26">}</text:span><text:span text:style-name="T17">else</text:span><text:span text:style-name="T26">{</text:span><text:line-break/><text:span text:style-name="T26"> <text:s text:c="3"/></text:span><text:span text:style-name="T32">sql </text:span><text:span text:style-name="T26">+= </text:span><text:span text:style-name="T32">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oft-page-break/><text:span text:style-name="T44">leihvorgangArtikel</text:span><text:span text:style-name="T26">(idMitglied, filters = {}) {</text:span><text:line-break/><text:span text:style-name="T26"> <text:s text:c="3"/></text:span><text:span text:style-name="T55">console</text:span><text:span text:style-name="T26">.</text:span><text:span text:style-name="T44">log</text:span><text:span text:style-name="T26">(</text:span><text:span text:style-name="T8">'leihvorgangverwalten idMitglied: '</text:span><text:span text:style-name="T26">, idMitglied);</text:span><text:line-break/><text:span text:style-name="T26"> <text:s text:c="3"/></text:span><text:span text:style-name="T17">return </text:span><text:span text:style-name="T55">Api</text:span><text:span text:style-name="T26">.</text:span><text:span text:style-name="T44">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38">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2">IDinventarBuchungenPositionenStatus </text:span><text:span text:style-name="T26">} = req.</text:span><text:span text:style-name="T38">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5">module</text:span><text:span text:style-name="T26">.</text:span><text:span text:style-name="T38">exports </text:span><text:span text:style-name="T26">= Lager;</text:span></text:p>
      <text:p text:style-name="P19"/>
      <text:p text:style-name="P19">Hierzu die Klasse einbinden:</text:p>
      <text:p text:style-name="P18"><text:span text:style-name="T15">const </text:span><text:span text:style-name="T20">Lager = </text:span><text:span text:style-name="T54">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1">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38">connection </text:span><text:span text:style-name="T26">= connection;</text:span><text:line-break/><text:span text:style-name="T26"> <text:s text:c="3"/>}</text:span><text:line-break/><text:line-break/><text:span text:style-name="T26"> <text:s text:c="3"/></text:span><text:span text:style-name="T17">async </text:span><text:span text:style-name="T44">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Buchungen ist leer'</text:span><text:span text:style-name="T26">);</text:span><text:line-break/><text:span text:style-name="T26"> <text:s text:c="11"/></text:span><text:span text:style-name="T17">throw new </text:span><text:span text:style-name="T44">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Artikel ist leer'</text:span><text:span text:style-name="T26">);</text:span><text:line-break/><text:span text:style-name="T26"> <text:s text:c="11"/></text:span><text:span text:style-name="T17">throw new </text:span><text:span text:style-name="T44">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Benutzer ist leer'</text:span><text:span text:style-name="T26">);</text:span><text:line-break/><text:span text:style-name="T26"> <text:s text:c="11"/></text:span><text:span text:style-name="T17">throw new </text:span><text:span text:style-name="T44">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LagerAktivitaet ist leer'</text:span><text:span text:style-name="T26">);</text:span><text:line-break/><text:span text:style-name="T26"> <text:s text:c="11"/></text:span><text:span text:style-name="T17">throw new </text:span><text:span text:style-name="T44">Error</text:span><text:span text:style-name="T26">(</text:span><text:span text:style-name="T8">'idLagerAktivitaet ist leer'</text:span><text:span text:style-name="T26">);</text:span><text:line-break/><text:span text:style-name="T26"> <text:s text:c="7"/>}</text:span><text:line-break/><text:soft-pag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3">0</text:span><text:span text:style-name="T26">){</text:span><text:line-break/><text:span text:style-name="T26"> <text:s text:c="11"/></text:span><text:span text:style-name="T55">console</text:span><text:span text:style-name="T26">.</text:span><text:span text:style-name="T44">log</text:span><text:span text:style-name="T26">(</text:span><text:span text:style-name="T8">'veraenderungBestand falscher Wert'</text:span><text:span text:style-name="T26">);</text:span><text:line-break/><text:span text:style-name="T26"> <text:s text:c="11"/></text:span><text:span text:style-name="T17">throw new </text:span><text:span text:style-name="T44">Error</text:span><text:span text:style-name="T26">(</text:span><text:span text:style-name="T8">'veraenderungBestand ist leer'</text:span><text:span text:style-name="T26">); <text:s text:c="7"/>}</text:span><text:line-break/><text:line-break/><text:span text:style-name="T26"> <text:s text:c="7"/></text:span><text:span text:style-name="T51">//Aktuelle BuchungsAktivitaeten</text:span><text:line-break/><text:span text:style-name="T51"> <text:s text:c="7"/>//1 = Zugang</text:span><text:line-break/><text:span text:style-name="T51"> <text:s text:c="7"/>//2 = Abgang</text:span><text:line-break/><text:span text:style-name="T51"> <text:s text:c="7"/>//3 = storno</text:span><text:line-break/><text:line-break/><text:span text:style-name="T51"> <text:s text:c="7"/></text:span><text:span text:style-name="T17">try</text:span><text:span text:style-name="T26">{</text:span><text:line-break/><text:span text:style-name="T26"> <text:s text:c="11"/></text:span><text:span text:style-name="T17">let </text:span><text:span text:style-name="T32">sql </text:span><text:span text:style-name="T26">= </text:span><text:span text:style-name="T8">`INSERT INTO lagerBuchungen </text:span><text:line-break/><text:span text:style-name="T8"> <text:s text:c="17"/>(</text:span><text:span text:style-name="T38">IDInventarBuchungen</text:span><text:span text:style-name="T8">, </text:span><text:span text:style-name="T38">IDInventarArtikel</text:span><text:span text:style-name="T8">, </text:span><text:span text:style-name="T38">IDBenutzer</text:span><text:span text:style-name="T8">, </text:span><text:span text:style-name="T38">IDLagerAktivitaet</text:span><text:span text:style-name="T8">, </text:span><text:span text:style-name="T38">VeränderungBestand</text:span><text:span text:style-name="T8">) </text:span><text:line-break/><text:span text:style-name="T8"> <text:s text:c="17"/>VALUES (?, ?, ?, ?, ?)`</text:span><text:line-break/><text:line-break/><text:span text:style-name="T8"> <text:s text:c="11"/></text:span><text:span text:style-name="T17">const </text:span><text:span text:style-name="T32">result </text:span><text:span text:style-name="T26">= </text:span><text:span text:style-name="T17">await this</text:span><text:span text:style-name="T26">.</text:span><text:span text:style-name="T38">connection</text:span><text:span text:style-name="T26">.</text:span><text:span text:style-name="T44">execute</text:span><text:span text:style-name="T26">(</text:span><text:span text:style-name="T32">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5">console</text:span><text:span text:style-name="T26">.</text:span><text:span text:style-name="T44">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4">lagerBestandAenderung</text:span><text:span text:style-name="T26">(menge, idInventarArtikel){</text:span><text:line-break/><text:span text:style-name="T26"> <text:s text:c="7"/></text:span><text:span text:style-name="T51">//Lagerbestands-Änderung vornehmen.</text:span><text:line-break/><text:span text:style-name="T51"> <text:s text:c="7"/>//Für Bestandsänderung</text:span><text:line-break/><text:line-break/><text:span text:style-name="T51">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menge ist leer'</text:span><text:span text:style-name="T26">);</text:span><text:line-break/><text:span text:style-name="T26"> <text:s text:c="11"/></text:span><text:span text:style-name="T17">throw new </text:span><text:span text:style-name="T44">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5">console</text:span><text:span text:style-name="T26">.</text:span><text:span text:style-name="T44">log</text:span><text:span text:style-name="T26">(</text:span><text:span text:style-name="T8">'idInventarArtikel ist leer'</text:span><text:span text:style-name="T26">);</text:span><text:line-break/><text:span text:style-name="T26"> <text:s text:c="11"/></text:span><text:span text:style-name="T17">throw new </text:span><text:span text:style-name="T44">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2">sql </text:span><text:span text:style-name="T26">= </text:span><text:span text:style-name="T8">`UPDATE lager SET </text:span><text:span text:style-name="T38">Bestand</text:span><text:span text:style-name="T8"> = </text:span><text:span text:style-name="T38">Bestand</text:span><text:span text:style-name="T8"> + ? WHERE </text:span><text:span text:style-name="T38">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2">result </text:span><text:span text:style-name="T26">= </text:span><text:span text:style-name="T17">await this</text:span><text:span text:style-name="T26">.</text:span><text:span text:style-name="T38">connection</text:span><text:span text:style-name="T26">.</text:span><text:span text:style-name="T44">execute</text:span><text:span text:style-name="T26">(</text:span><text:span text:style-name="T32">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line-break/><text:span text:style-name="T26"> <text:s text:c="3"/>}</text:span><text:line-break/><text:line-break/><text:line-break/><text:span text:style-name="T26">}</text:span><text:line-break/><text:line-break/><text:span text:style-name="T55">module</text:span><text:span text:style-name="T26">.</text:span><text:span text:style-name="T38">exports </text:span><text:span text:style-name="T26">= Lager;</text:span></text:p>
      <text:p text:style-name="P48"/>
      <text:h text:style-name="P208"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1">inventarBuchungenPositionen</text:span> sind sämtliche ausgeliehen Artikel enthalten. Die Menge der jeweiligen Position wird bei der Buchung aufgeteilt in einzelne Buchungen, da jeder Artikel eine externeID bekommen kann, die ich Vorfeld nicht <text:span text:style-name="T74">kenne</text:span>. </text:p>
      <text:p text:style-name="P9">Der Gedanke ist nun, dass jede Position einen Status erhält, damit auch Positionsebene ein Artikel zurück gegeben werden kann. Wenn zum Beispiel eine Person 2 Hexenpeter ausl<text:span text:style-name="T75">ei</text:span>ht und einen davon zurückgibt, kann dieser wieder in den Bestand eingebucht werden, ohne das dazu der Eintrag in der Tabelle <text:span text:style-name="T71">inventarBuchungen</text:span> zwingend geändert werden muss, da die verliehene Artikel in der <text:span text:style-name="T58">inventarBuchungenPositionen</text:span><text:span text:style-name="T57"> verwaltet werden. </text:span></text:p>
      <text:p text:style-name="P73"/>
      <text:p text:style-name="P9">Die Tabelle <text:span text:style-name="T71">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1">inventarBuchungenPositionenStatus</text:span>, dient dazu um den jeweiligen Status einer Position zu definieren. Ich <text:span text:style-name="T75">habe </text:span>mich dafür entschieden, die jeweilige Position bei einem Tau<text:span text:style-name="T76">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8"/>
      <text:h text:style-name="Heading_20_3" text:outline-level="3"><text:bookmark-start text:name="__RefHeading___Toc36506_3394150493"/>Aufbau <text:span text:style-name="T79">Leihvorgänge im Backend für die Verwaltung abrufen (/leihvorgaenge)</text:span>:<text:bookmark-end text:name="__RefHeading___Toc36506_3394150493"/></text:h>
      <text:p text:style-name="P136">Allerdings sehe ich hier Probleme bei der Performance der Anwendung.</text:p>
      <text:p text:style-name="P82">Deshalb werden beim Aufruf der Seite /leihvorgangverwalten nur die nötigsten Daten abgebrufen:</text:p>
      <text:p text:style-name="Standard"/>
      <text:p text:style-name="P80">Die offenen Leihvorgänge nach Mitglieder abrufen:</text:p>
      <text:p text:style-name="P81"><text:span text:style-name="T48">//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Verwalten</text:span><text:span text:style-name="T20">();</text:span><text:line-break/><text:span text:style-name="T20"> <text:s text:c="3"/></text:span><text:span text:style-name="T30">leihvorgaengeMitgliederAbrufen</text:span><text:span text:style-name="T20">.</text:span><text:span text:style-name="T35">value </text:span><text:span text:style-name="T20">= </text:span><text:span text:style-name="T30">response</text:span><text:span text:style-name="T20">.</text:span><text:span text:style-name="T35">data</text:span><text:span text:style-name="T20">.</text:span><text:span text:style-name="T41">map</text:span><text:span text:style-name="T20">(member =&gt; ({</text:span><text:line-break/><text:span text:style-name="T20"> <text:s text:c="5"/>...member,</text:span><text:line-break/><text:span text:style-name="T20"> <text:s text:c="5"/></text:span><text:span text:style-name="T35">leihvorgaengeArtikelDetails</text:span><text:span text:style-name="T20">: [],</text:span><text:line-break/><text:span text:style-name="T20"> <text:s text:c="5"/></text:span><text:span text:style-name="T35">dataLoaded</text:span><text:span text:style-name="T20">: </text:span><text:span text:style-name="T15">false</text:span><text:span text:style-name="T20">,</text:span><text:line-break/><text:span text:style-name="T20"> <text:s text:c="3"/>}));</text:span><text:line-break/><text:soft-page-break/><text:span text:style-name="T20"> <text:s text:c="3"/></text:span><text:span text:style-name="T54">console</text:span><text:span text:style-name="T20">.</text:span><text:span text:style-name="T41">log</text:span><text:span text:style-name="T20">(</text:span><text:span text:style-name="T4">'leihvorgaengeMitgliederAbrufen erfolgreich'</text:span><text:span text:style-name="T20">, </text:span><text:span text:style-name="T30">leihvorgaengeMitgliederAbrufen</text:span><text:span text:style-name="T20">.</text:span><text:span text:style-name="T35">value</text:span><text:span text:style-name="T20">);</text:span><text:line-break/><text:span text:style-name="T20"> <text:s/>} </text:span><text:span text:style-name="T15">catch </text:span><text:span text:style-name="T20">(error) {</text:span><text:line-break/><text:span text:style-name="T20"> <text:s text:c="3"/></text:span><text:span text:style-name="T54">console</text:span><text:span text:style-name="T20">.</text:span><text:span text:style-name="T41">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0"/>
      <text:p text:style-name="P80">Mit klick auf das expansion Element werden die verliehene Artikel abgerufen:</text:p>
      <text:p text:style-name="Standard"/>
      <text:p text:style-name="P79"><text:span text:style-name="T48">// Mit Klick auf eines der Mitglieder werden die verliehene Artikel je Mitglied abgerufen</text:span><text:line-break/><text:span text:style-name="T15">async function </text:span><text:span text:style-name="T41">expansionForLeihvorgang</text:span><text:span text:style-name="T20">(member) {</text:span><text:line-break/><text:span text:style-name="T20"> <text:s/></text:span><text:span text:style-name="T15">if </text:span><text:span text:style-name="T20">(!member.</text:span><text:span text:style-name="T35">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Artikel</text:span><text:span text:style-name="T20">(member.</text:span><text:span text:style-name="T35">easyVereinMitglied_id</text:span><text:span text:style-name="T20">);</text:span><text:line-break/><text:span text:style-name="T20"> <text:s text:c="5"/>member.</text:span><text:span text:style-name="T35">leihvorgaengeArtikelDetails </text:span><text:span text:style-name="T20">= </text:span><text:span text:style-name="T30">response</text:span><text:span text:style-name="T20">.</text:span><text:span text:style-name="T35">data</text:span><text:span text:style-name="T20">;</text:span><text:line-break/><text:span text:style-name="T20"> <text:s text:c="5"/>member.</text:span><text:span text:style-name="T35">dataLoaded </text:span><text:span text:style-name="T20">= </text:span><text:span text:style-name="T15">true</text:span><text:span text:style-name="T20">;</text:span><text:line-break/><text:span text:style-name="T20"> <text:s text:c="5"/></text:span><text:span text:style-name="T48">//Der Gesamtpreis kommt auch über die Abfrage, wird aber in ein separates Element des Objekte member geschrieben</text:span><text:line-break/><text:span text:style-name="T48"> <text:s text:c="5"/></text:span><text:span text:style-name="T20">member.</text:span><text:span text:style-name="T35">gesamtPreis </text:span><text:span text:style-name="T20">= member.</text:span><text:span text:style-name="T35">leihvorgaengeArtikelDetails</text:span><text:span text:style-name="T20">[</text:span><text:span text:style-name="T62">0</text:span><text:span text:style-name="T20">].inventarBuchungenPositionen_GesamtPreis</text:span><text:line-break/><text:span text:style-name="T20"> <text:s text:c="5"/>member.</text:span><text:span text:style-name="T35">anzahlArtikel </text:span><text:span text:style-name="T20">= member.</text:span><text:span text:style-name="T35">leihvorgaengeArtikelDetails</text:span><text:span text:style-name="T20">[</text:span><text:span text:style-name="T62">0</text:span><text:span text:style-name="T20">].inventarBuchungenPositionen_Count</text:span><text:line-break/><text:span text:style-name="T20"> <text:s text:c="5"/></text:span><text:span text:style-name="T54">console</text:span><text:span text:style-name="T20">.</text:span><text:span text:style-name="T41">log</text:span><text:span text:style-name="T20">(</text:span><text:span text:style-name="T4">`Leihvorgänge für Mitglied </text:span><text:span text:style-name="T20">${member.</text:span><text:span text:style-name="T35">easyVereinMitglied_id</text:span><text:span text:style-name="T20">}</text:span><text:span text:style-name="T4"> erfolgreich`</text:span><text:span text:style-name="T20">, member.</text:span><text:span text:style-name="T35">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4">console</text:span><text:span text:style-name="T20">.</text:span><text:span text:style-name="T41">log</text:span><text:span text:style-name="T20">(</text:span><text:span text:style-name="T4">`Abruf der Daten für Mitglied </text:span><text:span text:style-name="T20">${member.</text:span><text:span text:style-name="T35">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3"><text:span text:style-name="T77">Hierbei ist zu beachten, dass die Daten beim Backend nur einmal abgerufen werden. Dies wird</text:span><text:span text:style-name="T36"> </text:span>durch member.dataLoaded <text:span text:style-name="T78">sichergestellt. Sollten die Daten erneute vom Backend abgerufen werden müssen, muss der Wert in member.dataLoaded = false gesetzt werden.</text:span></text:p>
      <text:p text:style-name="P83"/>
      <text:h text:style-name="Heading_20_2" text:outline-level="2"><text:bookmark-start text:name="__RefHeading___Toc374183_3394150493"/>DialogRuecknahme und wie die Daten an den Dialog übergeben werden:<text:bookmark-end text:name="__RefHeading___Toc374183_3394150493"/></text:h>
      <text:p text:style-name="P84">Im vuex-Store gibt es den state <text:span text:style-name="T6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4"/>
      <text:p text:style-name="P85"><text:span text:style-name="T35">showDialogRuecknahmeArtikel</text:span><text:span text:style-name="T20">: {</text:span><text:line-break/><text:span text:style-name="T20"> <text:s text:c="3"/></text:span><text:span text:style-name="T35">showDialog</text:span><text:span text:style-name="T20">: </text:span><text:span text:style-name="T15">false</text:span><text:span text:style-name="T20">,</text:span><text:line-break/><text:span text:style-name="T20"> <text:s text:c="3"/></text:span><text:span text:style-name="T35">IDinventarBuchungenPositionen</text:span><text:span text:style-name="T20">: </text:span><text:span text:style-name="T62">0</text:span><text:span text:style-name="T20">,</text:span><text:line-break/><text:span text:style-name="T20"> <text:s text:c="3"/></text:span><text:span text:style-name="T35">bemerkung</text:span><text:span text:style-name="T20">: </text:span><text:span text:style-name="T4">''</text:span><text:span text:style-name="T20">,</text:span><text:line-break/><text:span text:style-name="T20"> <text:s text:c="3"/></text:span><text:span text:style-name="T35">artikelDetails</text:span><text:span text:style-name="T20">: [],</text:span><text:line-break/><text:span text:style-name="T20"> <text:s text:c="3"/></text:span><text:span text:style-name="T35">artikelZustand</text:span><text:span text:style-name="T20">: </text:span><text:span text:style-name="T4">''</text:span><text:span text:style-name="T20">,</text:span><text:line-break/><text:span text:style-name="T20"> <text:s text:c="3"/></text:span><text:span text:style-name="T35">memberName</text:span><text:span text:style-name="T20">: </text:span><text:span text:style-name="T4">''</text:span><text:line-break/><text:span text:style-name="T20">},</text:span></text:p>
      <text:p text:style-name="P84"/>
      <text:p text:style-name="P84">WICHTIG ist, dass geprüft wird ob das übergebene Objekt leere Werte enthält, wenn z.B. keine artikelDetails übergeben werden müssen, muss dies geprüft werden. Sonst werden die Werte überschrieben bzw. geleert.</text:p>
      <text:p text:style-name="P86"><text:span text:style-name="T42">setShowDialogRuecknahmeArtikel</text:span><text:span text:style-name="T21">(state, value){</text:span><text:span text:style-name="T80"><text:line-break/></text:span><text:span text:style-name="T21"> <text:s text:c="3"/></text:span><text:span text:style-name="T49">//Wird ein Artikel zurückgegeben, wird dieser hier gespeichert</text:span><text:span text:style-name="T80"><text:line-break/></text:span><text:soft-page-break/><text:span text:style-name="T49"> <text:s text:c="3"/>//damit dieser im Hauptformular LeihvorgangVerwalten verarbeitet werden kann</text:span><text:span text:style-name="T80"><text:line-break/><text:line-break/></text:span><text:span text:style-name="T20">state.</text:span><text:span text:style-name="T35">showDialogRuecknahmeArtikel</text:span><text:span text:style-name="T20">.</text:span><text:span text:style-name="T35">showDialog </text:span><text:span text:style-name="T20">= value.</text:span><text:span text:style-name="T35">showDialog</text:span><text:line-break/><text:line-break/><text:span text:style-name="T15">if</text:span><text:span text:style-name="T20">(value.</text:span><text:span text:style-name="T35">IDinventarBuchungenPositionen </text:span><text:span text:style-name="T20">!== </text:span><text:span text:style-name="T4">'' </text:span><text:span text:style-name="T20">&amp;&amp; value.</text:span><text:span text:style-name="T35">IDinventarBuchungenPositionen </text:span><text:span text:style-name="T20">&gt; </text:span><text:span text:style-name="T62">0</text:span><text:span text:style-name="T20">){</text:span><text:line-break/><text:span text:style-name="T20"> <text:s text:c="3"/>state.</text:span><text:span text:style-name="T35">showDialogRuecknahmeArtikel</text:span><text:span text:style-name="T20">.</text:span><text:span text:style-name="T35">IDinventarBuchungenPositionen </text:span><text:span text:style-name="T20">= value.</text:span><text:span text:style-name="T35">IDinventarBuchungenPositionen</text:span><text:span text:style-name="T20">;</text:span><text:line-break/><text:span text:style-name="T20">}</text:span><text:line-break/><text:span text:style-name="T15">if</text:span><text:span text:style-name="T20">(value.</text:span><text:span text:style-name="T35">bemerkung</text:span><text:span text:style-name="T20">.</text:span><text:span text:style-name="T35">length </text:span><text:span text:style-name="T20">&gt; </text:span><text:span text:style-name="T62">0 </text:span><text:span text:style-name="T20">&amp;&amp; value.</text:span><text:span text:style-name="T35">bemerkung </text:span><text:span text:style-name="T20">!== </text:span><text:span text:style-name="T4">''</text:span><text:span text:style-name="T20">){</text:span><text:line-break/><text:span text:style-name="T20"> <text:s text:c="2"/>state.</text:span><text:span text:style-name="T35">showDialogRuecknahmeArtikel</text:span><text:span text:style-name="T20">.</text:span><text:span text:style-name="T35">bemerkung </text:span><text:span text:style-name="T20">= value.</text:span><text:span text:style-name="T35">bemerkung</text:span><text:span text:style-name="T20">;</text:span><text:line-break/><text:span text:style-name="T20">}</text:span><text:line-break/><text:span text:style-name="T15">if </text:span><text:span text:style-name="T20">(value.</text:span><text:span text:style-name="T35">artikelDetails </text:span><text:span text:style-name="T20">&amp;&amp; </text:span><text:span text:style-name="T54">Object</text:span><text:span text:style-name="T20">.</text:span><text:span text:style-name="T41">keys</text:span><text:span text:style-name="T20">(value.</text:span><text:span text:style-name="T35">artikelDetails</text:span><text:span text:style-name="T20">).</text:span><text:span text:style-name="T35">length </text:span><text:span text:style-name="T20">&gt; </text:span><text:span text:style-name="T62">0</text:span><text:span text:style-name="T20">) {</text:span><text:line-break/><text:span text:style-name="T20"> <text:s text:c="3"/>state.</text:span><text:span text:style-name="T35">showDialogRuecknahmeArtikel</text:span><text:span text:style-name="T20">.</text:span><text:span text:style-name="T35">artikelDetails </text:span><text:span text:style-name="T20">= value.</text:span><text:span text:style-name="T35">artikelDetails</text:span><text:span text:style-name="T20">;</text:span><text:line-break/><text:span text:style-name="T20">}</text:span><text:line-break/><text:span text:style-name="T15">if</text:span><text:span text:style-name="T20">(value.</text:span><text:span text:style-name="T35">artikelZustand</text:span><text:span text:style-name="T20">.</text:span><text:span text:style-name="T35">length </text:span><text:span text:style-name="T20">&gt; </text:span><text:span text:style-name="T62">0 </text:span><text:span text:style-name="T20">&amp;&amp; value.</text:span><text:span text:style-name="T35">artikelZustand </text:span><text:span text:style-name="T20">!== </text:span><text:span text:style-name="T4">''</text:span><text:span text:style-name="T20">){</text:span><text:line-break/><text:span text:style-name="T20"> <text:s text:c="3"/>state.</text:span><text:span text:style-name="T35">showDialogRuecknahmeArtikel</text:span><text:span text:style-name="T20">.</text:span><text:span text:style-name="T35">artikelZustand </text:span><text:span text:style-name="T20">= value.</text:span><text:span text:style-name="T35">artikelZustand</text:span><text:span text:style-name="T20">;</text:span><text:line-break/><text:span text:style-name="T20">}</text:span><text:line-break/><text:span text:style-name="T15">if</text:span><text:span text:style-name="T20">(value.</text:span><text:span text:style-name="T35">memberName</text:span><text:span text:style-name="T20">.</text:span><text:span text:style-name="T35">length </text:span><text:span text:style-name="T20">&gt; </text:span><text:span text:style-name="T62">0 </text:span><text:span text:style-name="T20">&amp;&amp; value.</text:span><text:span text:style-name="T35">memberName </text:span><text:span text:style-name="T20">!== </text:span><text:span text:style-name="T4">''</text:span><text:span text:style-name="T20">){</text:span><text:line-break/><text:span text:style-name="T20"> <text:s text:c="3"/>state.</text:span><text:span text:style-name="T35">showDialogRuecknahmeArtikel</text:span><text:span text:style-name="T20">.</text:span><text:span text:style-name="T35">memberName </text:span><text:span text:style-name="T20">= value.</text:span><text:span text:style-name="T35">memberName</text:span><text:span text:style-name="T20">;</text:span><text:line-break/><text:span text:style-name="T20">}</text:span></text:p>
      <text:p text:style-name="P84"/>
      <text:p text:style-name="P84">Besonderheit: <text:s/><text:span text:style-name="T54">Object</text:span><text:span text:style-name="T20">.</text:span><text:span text:style-name="T41">keys</text:span><text:span text:style-name="T20">(value.</text:span><text:span text:style-name="T35">artikelDetails</text:span><text:span text:style-name="T20">).</text:span><text:span text:style-name="T35">length </text:span><text:span text:style-name="T20">&gt; </text:span><text:span text:style-name="T62">0</text:span></text:p>
      <text:p text:style-name="P84">Hiermit kann geprüft werden ob ein Objekt {} ein Elemente enthält oder nicht.!</text:p>
      <text:p text:style-name="P84"/>
      <text:h text:style-name="Heading_20_2" text:outline-level="2"><text:bookmark-start text:name="__RefHeading___Toc13468_2902930553"/>Alternative für die Datenübergabe von einer Komponente zu einer anderen, <text:span text:style-name="T95">ohne vuex-Store</text:span><text:bookmark-end text:name="__RefHeading___Toc13468_2902930553"/></text:h>
      <text:p text:style-name="P134">Die Komponente die die Daten entgegen nimmt, das entsprechende Objekt in props definieren:</text:p>
      <text:p text:style-name="P134"/>
      <text:p text:style-name="P135"><text:span text:style-name="T15">const </text:span><text:span text:style-name="T30">props </text:span><text:span text:style-name="T20">= </text:span><text:span text:style-name="T54">defineProps</text:span><text:span text:style-name="T20">({</text:span><text:line-break/><text:span text:style-name="T20"> <text:s/></text:span><text:span text:style-name="T35">member</text:span><text:span text:style-name="T20">: </text:span><text:span text:style-name="T54">Object</text:span><text:line-break/><text:span text:style-name="T20">})</text:span></text:p>
      <text:p text:style-name="P134"/>
      <text:p text:style-name="P134">In der Komponente die übergibt ein Objekt definieren z.B.</text:p>
      <text:p text:style-name="P134"/>
      <text:p text:style-name="P135"><text:span text:style-name="T15">const </text:span><text:span text:style-name="T30">member </text:span><text:span text:style-name="T20">= ref({});</text:span></text:p>
      <text:p text:style-name="P134"/>
      <text:p text:style-name="P134">An die gewünschte Komponente übergeben:</text:p>
      <text:p text:style-name="P135"><text:span text:style-name="T66">&lt;DialogArtikelTausch </text:span><text:span text:style-name="T68">:member</text:span><text:span text:style-name="T4">="</text:span><text:span text:style-name="T35">selectedMember</text:span><text:span text:style-name="T4">"</text:span><text:span text:style-name="T66">/&gt;</text:span></text:p>
      <text:p text:style-name="P84"/>
      <text:p text:style-name="P134">Innerhalb der übergebenen Komponenten kann dann wie folgt darauf zugegriffen werden</text:p>
      <text:p text:style-name="P134"/>
      <text:p text:style-name="P135"><text:span text:style-name="T54">console</text:span><text:span text:style-name="T20">.</text:span><text:span text:style-name="T41">log</text:span><text:span text:style-name="T20">(</text:span><text:span text:style-name="T4">'member'</text:span><text:span text:style-name="T20">,</text:span><text:span text:style-name="T30">props</text:span><text:span text:style-name="T20">.</text:span><text:span text:style-name="T35">member</text:span><text:span text:style-name="T20">);</text:span></text:p>
      <text:p text:style-name="P134"/>
      <text:h text:style-name="Heading_20_2" text:outline-level="2"><text:bookmark-start text:name="__RefHeading___Toc374185_3394150493"/><text:span text:style-name="T83">v</text:span>-select <text:span text:style-name="T82">mit Backenddaten füllen </text:span><text:span text:style-name="T94">(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1">i =&gt; i.Bezeichnung</text:span>"</text:p>
      <text:p text:style-name="P27">:item-value="<text:span text:style-name="T81">i =&gt; i.IDInventarZustand</text:span>"</text:p>
      <text:p text:style-name="P27"><text:soft-page-break/>i =&gt;i.Bezeichnung (i ist frei wählbar) verwendet werden muss. Bezeichnung bzw. IDInventarZustand entsprechend hierbei den Spaltennamen der Tabelle. In item-value wird die ID versteckt, die ist in der Auswahl nicht sichtbar.</text:p>
      <text:p text:style-name="P26"><text:span text:style-name="T68">:items</text:span><text:span text:style-name="T4">="</text:span><text:span text:style-name="T35">stateItems</text:span><text:span text:style-name="T4">"</text:span><text:line-break/><text:span text:style-name="T68">:item-title</text:span><text:span text:style-name="T4">="</text:span><text:span text:style-name="T20">pr =&gt; pr.Bezeichnung</text:span><text:span text:style-name="T4">"</text:span><text:line-break/><text:span text:style-name="T68">:item-value</text:span><text:span text:style-name="T4">="</text:span><text:span text:style-name="T20">pr =&gt; pr.IDInventarZustand</text:span><text:span text:style-name="T4">"</text:span></text:p>
      <text:p text:style-name="P25"/>
      <text:p text:style-name="P25"/>
      <text:p text:style-name="P26"><text:span text:style-name="T66">&lt;v-select</text:span><text:line-break/><text:span text:style-name="T66"> <text:s text:c="3"/></text:span><text:span text:style-name="T68">v-model</text:span><text:span text:style-name="T4">="</text:span><text:span text:style-name="T35">selectedItem</text:span><text:span text:style-name="T4">"</text:span><text:line-break/><text:span text:style-name="T4"> <text:s text:c="3"/></text:span><text:span text:style-name="T68">:items</text:span><text:span text:style-name="T4">="</text:span><text:span text:style-name="T35">stateItems</text:span><text:span text:style-name="T4">"</text:span><text:line-break/><text:span text:style-name="T4"> <text:s text:c="3"/></text:span><text:span text:style-name="T68">:item-title</text:span><text:span text:style-name="T4">="</text:span><text:span text:style-name="T20">pr =&gt; pr.Bezeichnung</text:span><text:span text:style-name="T4">"</text:span><text:line-break/><text:span text:style-name="T4"> <text:s text:c="3"/></text:span><text:span text:style-name="T68">:item-value</text:span><text:span text:style-name="T4">="</text:span><text:span text:style-name="T20">pr =&gt; pr.IDInventarZustand</text:span><text:span text:style-name="T4">"</text:span><text:line-break/><text:span text:style-name="T4"> <text:s text:c="3"/></text:span><text:span text:style-name="T68">label</text:span><text:span text:style-name="T4">="Bitte den Zustand wählen"</text:span><text:line-break/><text:span text:style-name="T4"> <text:s text:c="3"/></text:span><text:span text:style-name="T68">persistent-hint</text:span><text:line-break/><text:span text:style-name="T68"> <text:s text:c="3"/>return-object</text:span><text:line-break/><text:span text:style-name="T68"> <text:s text:c="3"/>single-line</text:span><text:line-break/><text:span text:style-name="T66">&gt;&lt;/v-select&gt;</text:span><text:line-break/></text:p>
      <text:p text:style-name="P25"/>
      <text:p text:style-name="Standard">ODER</text:p>
      <text:p text:style-name="P180">Wenn kein Objekt an das v-model übergeben werden soll/muss, dann dieses Vorgehensweise verwenden: auf das „return-object“ verzichten, und <text:s/>title und value wie hier aufführen ohne :</text:p>
      <text:p text:style-name="P180">item-title="ExterneNummer" <text:s/></text:p>
      <text:p text:style-name="P180">item-value="ID"</text:p>
      <text:p text:style-name="P179"><text:span text:style-name="T29"><text:s text:c="2"/></text:span><text:span text:style-name="T66">&lt;v-select</text:span><text:line-break/><text:span text:style-name="T66"> <text:s text:c="3"/></text:span><text:span text:style-name="T68">v-for</text:span><text:span text:style-name="T4">="</text:span><text:span text:style-name="T30">i </text:span><text:span text:style-name="T15">in </text:span><text:span text:style-name="T35">dialogFormFields</text:span><text:span text:style-name="T4">" </text:span><text:span text:style-name="T68">:key</text:span><text:span text:style-name="T4">="</text:span><text:span text:style-name="T30">i</text:span><text:span text:style-name="T4">"</text:span><text:line-break/><text:span text:style-name="T4"> <text:s text:c="3"/></text:span><text:span text:style-name="T68">v-model</text:span><text:span text:style-name="T4">="</text:span><text:span text:style-name="T35">textInventarNummern</text:span><text:span text:style-name="T20">[</text:span><text:span text:style-name="T30">i </text:span><text:span text:style-name="T20">- </text:span><text:span text:style-name="T62">1</text:span><text:span text:style-name="T20">]</text:span><text:span text:style-name="T4">"</text:span><text:line-break/><text:span text:style-name="T4"> <text:s text:c="3"/></text:span><text:span text:style-name="T68">:items</text:span><text:span text:style-name="T4">="</text:span><text:span text:style-name="T35">inventarExterneNummern</text:span><text:span text:style-name="T4">"</text:span><text:line-break/><text:span text:style-name="T4"> <text:s text:c="3"/></text:span><text:span text:style-name="T68">item-title</text:span><text:span text:style-name="T4">="ExterneNummer"</text:span><text:line-break/><text:span text:style-name="T4"> <text:s text:c="3"/></text:span><text:span text:style-name="T68">item-value</text:span><text:span text:style-name="T4">="</text:span><text:span text:style-name="T6">ID</text:span><text:span text:style-name="T4">"</text:span><text:line-break/><text:span text:style-name="T4"> <text:s text:c="3"/></text:span><text:span text:style-name="T68">label</text:span><text:span text:style-name="T4">="Bitte eine Inventar-Nummer wählen"</text:span><text:line-break/><text:span text:style-name="T4"> <text:s text:c="3"/></text:span><text:span text:style-name="T68">persistent-hint</text:span><text:line-break/><text:span text:style-name="T68"> <text:s text:c="3"/>single-line</text:span><text:line-break/><text:span text:style-name="T66">&gt;&lt;/v-select&gt;</text:span></text:p>
      <text:p text:style-name="P178"/>
      <text:h text:style-name="P210" text:outline-level="2"><text:bookmark-start text:name="__RefHeading___Toc374185_33941504931"/><text:span text:style-name="T83">v</text:span>-select <text:span text:style-name="T82">mit Backenddaten füllen </text:span><text:span text:style-name="T94">(zweizeilig)</text:span><text:bookmark-end text:name="__RefHeading___Toc374185_33941504931"/></text:h>
      <text:p text:style-name="P133"/>
      <text:p text:style-name="P133">Dazu die gewünschten Spalten in einer Funktion z.B. itemProbs aufbereiten:</text:p>
      <text:p text:style-name="P133">disabled deaktiviert bei Erfüllung einer Bedingung die entsprechende Zeile</text:p>
      <text:p text:style-name="P132"><text:span text:style-name="T48">//Aufbereitung fürs Select mit Subtitle</text:span><text:line-break/><text:span text:style-name="T15">function </text:span><text:span text:style-name="T41">itemProbs</text:span><text:span text:style-name="T20">(stateItemsArtikel){</text:span><text:line-break/><text:span text:style-name="T20"> <text:s/></text:span><text:span text:style-name="T15">return </text:span><text:span text:style-name="T20">{</text:span><text:line-break/><text:span text:style-name="T20"> <text:s text:c="3"/></text:span><text:span text:style-name="T35">title</text:span><text:span text:style-name="T20">: </text:span><text:span text:style-name="T4">`</text:span><text:line-break/><text:span text:style-name="T4"> <text:s text:c="13"/>Bestand: </text:span><text:span text:style-name="T20">${</text:span><text:span text:style-name="T41">parseInt</text:span><text:span text:style-name="T20">(stateItemsArtikel.</text:span><text:span text:style-name="T35">Bestand</text:span><text:span text:style-name="T20">.</text:span><text:span text:style-name="T41">toString</text:span><text:span text:style-name="T20">())}</text:span><text:line-break/><text:span text:style-name="T4"> <text:s text:c="13"/>Farbe: </text:span><text:span text:style-name="T20">${stateItemsArtikel.</text:span><text:span text:style-name="T35">Farbe</text:span><text:span text:style-name="T20">}</text:span><text:line-break/><text:span text:style-name="T4"> <text:s text:c="13"/>Größe: </text:span><text:span text:style-name="T20">${stateItemsArtikel.</text:span><text:span text:style-name="T35">Konfektionsgroesse</text:span><text:span text:style-name="T20">}</text:span><text:line-break/><text:span text:style-name="T4"> <text:s text:c="13"/>Preis: </text:span><text:span text:style-name="T20">${ </text:span><text:span text:style-name="T54">Math</text:span><text:span text:style-name="T20">.</text:span><text:span text:style-name="T41">round</text:span><text:span text:style-name="T20">(((stateItemsArtikel.</text:span><text:span text:style-name="T35">Preis</text:span><text:span text:style-name="T20">) *</text:span><text:span text:style-name="T62">100</text:span><text:span text:style-name="T20">) /</text:span><text:span text:style-name="T62">100</text:span><text:span text:style-name="T20">).</text:span><text:span text:style-name="T41">toFixed</text:span><text:span text:style-name="T20">(</text:span><text:span text:style-name="T62">2</text:span><text:span text:style-name="T20">) }</text:span><text:span text:style-name="T4"> €</text:span><text:line-break/><text:span text:style-name="T4"> <text:s text:c="13"/>`</text:span><text:span text:style-name="T20">,</text:span><text:line-break/><text:span text:style-name="T20"> <text:s text:c="3"/></text:span><text:span text:style-name="T35">subtitle</text:span><text:span text:style-name="T20">: stateItemsArtikel.</text:span><text:span text:style-name="T35">ArtikelBezeichnung</text:span><text:span text:style-name="T20">,</text:span><text:line-break/><text:span text:style-name="T20"> <text:s text:c="3"/></text:span><text:span text:style-name="T35">disabled</text:span><text:span text:style-name="T20">: </text:span><text:span text:style-name="T41">parseInt</text:span><text:span text:style-name="T20">(stateItemsArtikel.</text:span><text:span text:style-name="T35">Bestand</text:span><text:span text:style-name="T20">.</text:span><text:span text:style-name="T41">toString</text:span><text:span text:style-name="T20">()) === </text:span><text:span text:style-name="T62">0</text:span><text:span text:style-name="T20">, </text:span><text:span text:style-name="T48">//Wenn Bestand 0 dann Eintrag disabled</text:span><text:line-break/><text:line-break/><text:soft-page-break/><text:line-break/><text:span text:style-name="T48"> <text:s/></text:span><text:span text:style-name="T20">}</text:span><text:line-break/><text:span text:style-name="T20">}</text:span></text:p>
      <text:p text:style-name="P131"/>
      <text:p text:style-name="P131">Das eigentliche v-select Element wie hier:</text:p>
      <text:p text:style-name="P132"><text:span text:style-name="T66">&lt;v-select</text:span><text:line-break/><text:span text:style-name="T66"> <text:s text:c="3"/></text:span><text:span text:style-name="T68">v-model</text:span><text:span text:style-name="T4">="</text:span><text:span text:style-name="T35">selectedItemNewChoose</text:span><text:span text:style-name="T4">"</text:span><text:line-break/><text:span text:style-name="T4"> <text:s text:c="3"/></text:span><text:span text:style-name="T68">:item-props</text:span><text:span text:style-name="T4">="</text:span><text:span text:style-name="T41">itemProbs</text:span><text:span text:style-name="T4">"</text:span><text:line-break/><text:span text:style-name="T4"> <text:s text:c="3"/></text:span><text:span text:style-name="T68">:items</text:span><text:span text:style-name="T4">="</text:span><text:span text:style-name="T35">stateItemsArtikel</text:span><text:span text:style-name="T4">"</text:span><text:line-break/><text:span text:style-name="T4"> <text:s text:c="3"/></text:span><text:span text:style-name="T68">label</text:span><text:span text:style-name="T4">="Bitte den neuen Artikel wählen"</text:span><text:line-break/><text:span text:style-name="T4"> <text:s text:c="3"/></text:span><text:span text:style-name="T68">persistent-hint</text:span><text:line-break/><text:span text:style-name="T68"> <text:s text:c="3"/>return-object</text:span><text:line-break/><text:span text:style-name="T68"> <text:s text:c="3"/>single-line</text:span><text:line-break/><text:span text:style-name="T68"> <text:s text:c="3"/></text:span><text:span text:style-name="T35">@update</text:span><text:span text:style-name="T68">:modelValue</text:span><text:span text:style-name="T4">="</text:span><text:span text:style-name="T41">handleSelectionChange</text:span><text:span text:style-name="T4">"</text:span><text:line-break/><text:span text:style-name="T66">&gt;&lt;/v-select&gt;</text:span></text:p>
      <text:p text:style-name="P13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7">1. Ein ref Element erzeugen</text:p>
      <text:p text:style-name="P88"><text:span text:style-name="T48">// Ref zur Verfolgung der erweiterten Panels</text:span><text:line-break/><text:span text:style-name="T15">const </text:span><text:span text:style-name="T30">expandedPanels </text:span><text:span text:style-name="T20">= ref([]);</text:span></text:p>
      <text:p text:style-name="P87"/>
      <text:p text:style-name="P87">2. Im v-expansion-panles integrieren</text:p>
      <text:p text:style-name="P88"><text:span text:style-name="T66">&lt;v-expansion-panels </text:span><text:span text:style-name="T68">v-model</text:span><text:span text:style-name="T4">="</text:span><text:span text:style-name="T35">expandedPanels</text:span><text:span text:style-name="T4">" </text:span><text:span text:style-name="T68">multiple</text:span><text:span text:style-name="T66">&gt;</text:span><text:line-break/></text:p>
      <text:p text:style-name="P87"/>
      <text:p text:style-name="P87">3. Gewünschtes Element an eine vorhande ID binden, WICHTIG, da sonst die Zuordnung nicht funktioniert!</text:p>
      <text:p text:style-name="P88"><text:span text:style-name="T48">&lt;!-- Checkbox wird nur angezeigt, wenn das Panel erweitert ist --&gt;</text:span><text:line-break/><text:span text:style-name="T66">&lt;v-checkbox </text:span><text:span text:style-name="T68">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span text:style-name="T66">&gt;</text:span><text:span text:style-name="T20">offene</text:span><text:span text:style-name="T66">&lt;/v-checkbox&gt;</text:span></text:p>
      <text:p text:style-name="P87"/>
      <text:p text:style-name="P87"/>
      <text:h text:style-name="Heading_20_2" text:outline-level="2"><text:bookmark-start text:name="__RefHeading___Toc719453_3394150493"/>v-checkbox is checked prüfen:<text:bookmark-end text:name="__RefHeading___Toc719453_3394150493"/></text:h>
      <text:p text:style-name="P89"/>
      <text:p text:style-name="P89">1. Ein ref Element erstellen</text:p>
      <text:p text:style-name="P90"><text:span text:style-name="T48">// Reaktives Objekt zur Verfolgung des Checkbox-Status</text:span><text:line-break/><text:span text:style-name="T15">const </text:span><text:span text:style-name="T30">checkedItems </text:span><text:span text:style-name="T20">= ref({}); </text:span><text:span text:style-name="T48">// { [ID]: Boolean }</text:span></text:p>
      <text:p text:style-name="P89"/>
      <text:p text:style-name="P89">2. v-model und event Listener @change hinzufügen. Hier ist wieder wichtig, dass eine ID übergeben wird bzw. das Objekt bei @change. In diesem Fall item</text:p>
      <text:p text:style-name="P90"><text:span text:style-name="T66">&lt;v-checkbox</text:span><text:line-break/><text:span text:style-name="T66"> <text:s text:c="3"/></text:span><text:span text:style-name="T68">color</text:span><text:span text:style-name="T4">="orange"</text:span><text:line-break/><text:span text:style-name="T4"> <text:s text:c="3"/></text:span><text:span text:style-name="T68">label</text:span><text:span text:style-name="T4">="ausgeliehen"</text:span><text:line-break/><text:span text:style-name="T4"> <text:s text:c="3"/></text:span><text:span text:style-name="T68">value</text:span><text:span text:style-name="T4">="orange"</text:span><text:line-break/><text:span text:style-name="T4"> <text:s text:c="3"/></text:span><text:span text:style-name="T68">hide-details</text:span><text:line-break/><text:span text:style-name="T68">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68">@change</text:span><text:span text:style-name="T4">="</text:span><text:span text:style-name="T41">handleCheckboxChange</text:span><text:span text:style-name="T20">(</text:span><text:span text:style-name="T30">item</text:span><text:span text:style-name="T20">)</text:span><text:span text:style-name="T4">"</text:span><text:line-break/><text:span text:style-name="T4"> <text:s text:c="3"/></text:span><text:span text:style-name="T68">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6">&gt;&lt;/v-checkbox&gt;</text:span></text:p>
      <text:p text:style-name="P89"/>
      <text:p text:style-name="P91">3. function zum behandlen des Events</text:p>
      <text:p text:style-name="P92"><text:soft-page-break/><text:span text:style-name="T15">function </text:span><text:span text:style-name="T41">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5">value</text:span><text:span text:style-name="T20">[item.</text:span><text:span text:style-name="T35">easyVereinMitglied_id</text:span><text:span text:style-name="T20">];</text:span><text:line-break/><text:span text:style-name="T20"> <text:s/></text:span><text:span text:style-name="T54">console</text:span><text:span text:style-name="T20">.</text:span><text:span text:style-name="T41">log</text:span><text:span text:style-name="T20">(</text:span><text:span text:style-name="T4">`Checkbox für ID </text:span><text:span text:style-name="T20">${item.</text:span><text:span text:style-name="T35">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8">// Beispiel: Füge die ID zu einer Liste hinzu</text:span><text:line-break/><text:span text:style-name="T48"> <text:s text:c="3"/>// checkedIDs.value.push(item.easyVereinMitglied_id);</text:span><text:line-break/><text:span text:style-name="T48"> <text:s text:c="3"/></text:span><text:span text:style-name="T54">console</text:span><text:span text:style-name="T20">.</text:span><text:span text:style-name="T41">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48">// Beispiel: Entferne die ID aus einer Liste</text:span><text:line-break/><text:span text:style-name="T48"> <text:s text:c="3"/>// const index = checkedIDs.value.indexOf(item.easyVereinMitglied_id);</text:span><text:line-break/><text:span text:style-name="T48"> <text:s text:c="3"/>// if(index &gt; -1) checkedIDs.value.splice(index, 1);</text:span><text:line-break/><text:span text:style-name="T48"> <text:s text:c="3"/></text:span><text:span text:style-name="T54">console</text:span><text:span text:style-name="T20">.</text:span><text:span text:style-name="T41">log</text:span><text:span text:style-name="T20">(</text:span><text:span text:style-name="T4">'nicht gecheckt'</text:span><text:span text:style-name="T20">)</text:span><text:line-break/><text:span text:style-name="T20"> <text:s/>}</text:span><text:line-break/><text:line-break/><text:span text:style-name="T20"> <text:s/></text:span><text:span text:style-name="T48">// Weitere Logik hier, z.B. API-Aufrufe</text:span><text:line-break/><text:span text:style-name="T20">}</text:span></text:p>
      <text:p text:style-name="P91"/>
      <text:p text:style-name="P93"><text:span text:style-name="T81">WICHTIG</text:span>: Da die checkboxen die gleiche ID erhalten <text:s text:c="12"/></text:p>
      <text:p text:style-name="P93">v-model="checkedItems[item.easyVereinMitglied_id]" reagieren diese quasi wie Radiobuttons. Wenn eines gecheckt ist, ist das andere unchecked. Durch Zuweisung abweichender ID’s z.B.</text:p>
      <text:p text:style-name="P93">v-model="checkedItems[item.easyVereinMitglied_id+2]" können beide Checkboxen unabhängig voneinander gecheckt werden.</text:p>
      <text:p text:style-name="P93"/>
      <text:h text:style-name="Heading_20_2" text:outline-level="2"><text:bookmark-start text:name="__RefHeading___Toc719455_3394150493"/>v-checkbox standardmäßig checken<text:bookmark-end text:name="__RefHeading___Toc719455_3394150493"/></text:h>
      <text:p text:style-name="P94">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5"><text:span text:style-name="T48">// Funktion zur Initialisierung von checkedItems basierend auf leihvorgaengeMitgliederAbrufen</text:span><text:line-break/><text:span text:style-name="T15">function </text:span><text:span text:style-name="T41">initializeCheckedItems</text:span><text:span text:style-name="T20">(){</text:span><text:line-break/><text:span text:style-name="T20"> <text:s/></text:span><text:span text:style-name="T30">leihvorgaengeMitgliederAbrufen</text:span><text:span text:style-name="T20">.</text:span><text:span text:style-name="T35">value</text:span><text:span text:style-name="T20">.</text:span><text:span text:style-name="T41">forEach</text:span><text:span text:style-name="T20">(item =&gt; {</text:span><text:line-break/><text:span text:style-name="T20"> <text:s text:c="3"/></text:span><text:span text:style-name="T15">if </text:span><text:span text:style-name="T20">(!(item.</text:span><text:span text:style-name="T35">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5">easyVereinMitglied_id</text:span><text:span text:style-name="T20">] = {</text:span><text:line-break/><text:span text:style-name="T20"> <text:s text:c="7"/></text:span><text:span text:style-name="T35">ausgeliehen</text:span><text:span text:style-name="T20">: </text:span><text:span text:style-name="T15">true</text:span><text:span text:style-name="T20">, <text:s text:c="3"/></text:span><text:span text:style-name="T48">// Standardmäßig gecheckt</text:span><text:line-break/><text:span text:style-name="T48"> <text:s text:c="7"/></text:span><text:span text:style-name="T35">abgeschlossen</text:span><text:span text:style-name="T20">: </text:span><text:span text:style-name="T15">false </text:span><text:span text:style-name="T48">// Standardmäßig nicht gecheckt</text:span><text:line-break/><text:span text:style-name="T48"> <text:s text:c="5"/></text:span><text:span text:style-name="T20">};</text:span><text:line-break/><text:span text:style-name="T20"> <text:s text:c="5"/></text:span><text:span text:style-name="T54">console</text:span><text:span text:style-name="T20">.</text:span><text:span text:style-name="T41">log</text:span><text:span text:style-name="T20">(</text:span><text:span text:style-name="T4">`Checkboxen für ID </text:span><text:span text:style-name="T20">${item.</text:span><text:span text:style-name="T35">easyVereinMitglied_id</text:span><text:span text:style-name="T20">.</text:span><text:span text:style-name="T35">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1">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4"/>
      <text:p text:style-name="P94">Aufgerufen wird die Funktion in onMounted:</text:p>
      <text:p text:style-name="P95"><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4">AuthenticationService</text:span><text:span text:style-name="T20">.</text:span><text:span text:style-name="T41">leihvorgangVerwalten</text:span><text:span text:style-name="T20">();</text:span><text:line-break/><text:span text:style-name="T20"> <text:s text:c="3"/></text:span><text:span text:style-name="T30">leihvorgaengeMitgliederAbrufen</text:span><text:span text:style-name="T20">.</text:span><text:span text:style-name="T35">value </text:span><text:span text:style-name="T20">= </text:span><text:span text:style-name="T30">response</text:span><text:span text:style-name="T20">.</text:span><text:span text:style-name="T35">data</text:span><text:span text:style-name="T20">.</text:span><text:span text:style-name="T41">map</text:span><text:span text:style-name="T20">(member =&gt; ({</text:span><text:line-break/><text:span text:style-name="T20"> <text:s text:c="5"/>...member,</text:span><text:line-break/><text:span text:style-name="T20"> <text:s text:c="5"/></text:span><text:span text:style-name="T35">leihvorgaengeArtikelDetails</text:span><text:span text:style-name="T20">: [],</text:span><text:line-break/><text:span text:style-name="T20"> <text:s text:c="5"/></text:span><text:span text:style-name="T35">dataLoaded</text:span><text:span text:style-name="T20">: </text:span><text:span text:style-name="T15">false</text:span><text:span text:style-name="T20">,</text:span><text:line-break/><text:span text:style-name="T20"> <text:s text:c="3"/>}));</text:span><text:line-break/><text:span text:style-name="T20"> <text:s text:c="3"/></text:span><text:span text:style-name="T54">console</text:span><text:span text:style-name="T20">.</text:span><text:span text:style-name="T41">log</text:span><text:span text:style-name="T20">(</text:span><text:span text:style-name="T4">'leihvorgaengeMitgliederAbrufen erfolgreich'</text:span><text:span text:style-name="T20">, </text:span><text:span text:style-name="T30">leihvorgaengeMitgliederAbrufen</text:span><text:span text:style-name="T20">.</text:span><text:span text:style-name="T35">value</text:span><text:span text:style-name="T20">);</text:span><text:line-break/><text:span text:style-name="T20"> <text:s/>} </text:span><text:span text:style-name="T15">catch </text:span><text:span text:style-name="T20">(error) {</text:span><text:line-break/><text:soft-page-break/><text:span text:style-name="T20"> <text:s text:c="3"/></text:span><text:span text:style-name="T54">console</text:span><text:span text:style-name="T20">.</text:span><text:span text:style-name="T41">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1">initializeCheckedItems</text:span><text:span text:style-name="T20">() </text:span><text:span text:style-name="T48">//checkt die Checkbox ausgeliehen standardmäßig</text:span><text:line-break/><text:span text:style-name="T20">});</text:span></text:p>
      <text:p text:style-name="P94"/>
      <text:p text:style-name="P94"/>
      <text:p text:style-name="P96">Um den Status der checkbox zu ermitteln, bzw. auf ein @change Event zu reagieren, habe ich zwei function (entspricht auch dem v-model der jeweiligen checkbox) angelegt:</text:p>
      <text:p text:style-name="P97"><text:span text:style-name="T48">// Funktion zur Initialisierung von checkedItems basierend auf leihvorgaengeMitgliederAbrufen</text:span><text:line-break/><text:span text:style-name="T15">function </text:span><text:span text:style-name="T41">initializeCheckedItems</text:span><text:span text:style-name="T20">(){</text:span><text:line-break/><text:span text:style-name="T20"> <text:s/></text:span><text:span text:style-name="T30">leihvorgaengeMitgliederAbrufen</text:span><text:span text:style-name="T20">.</text:span><text:span text:style-name="T35">value</text:span><text:span text:style-name="T20">.</text:span><text:span text:style-name="T41">forEach</text:span><text:span text:style-name="T20">(item =&gt; {</text:span><text:line-break/><text:span text:style-name="T20"> <text:s text:c="3"/></text:span><text:span text:style-name="T15">if </text:span><text:span text:style-name="T20">(!(item.</text:span><text:span text:style-name="T35">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5">easyVereinMitglied_id</text:span><text:span text:style-name="T20">] = {</text:span><text:line-break/><text:span text:style-name="T20"> <text:s text:c="7"/></text:span><text:span text:style-name="T35">ausgeliehen</text:span><text:span text:style-name="T20">: </text:span><text:span text:style-name="T15">true</text:span><text:span text:style-name="T20">, <text:s text:c="3"/></text:span><text:span text:style-name="T48">// Standardmäßig gecheckt</text:span><text:line-break/><text:span text:style-name="T48"> <text:s text:c="7"/></text:span><text:span text:style-name="T35">abgeschlossen</text:span><text:span text:style-name="T20">: </text:span><text:span text:style-name="T15">false </text:span><text:span text:style-name="T48">// Standardmäßig nicht gecheckt</text:span><text:line-break/><text:span text:style-name="T48"> <text:s text:c="5"/></text:span><text:span text:style-name="T20">};</text:span><text:line-break/><text:span text:style-name="T20"> <text:s text:c="5"/></text:span><text:span text:style-name="T54">console</text:span><text:span text:style-name="T20">.</text:span><text:span text:style-name="T41">log</text:span><text:span text:style-name="T20">(</text:span><text:span text:style-name="T4">`Checkboxen für ID </text:span><text:span text:style-name="T20">${item.</text:span><text:span text:style-name="T35">easyVereinMitglied_id</text:span><text:span text:style-name="T20">.</text:span><text:span text:style-name="T35">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4">console</text:span><text:span text:style-name="T20">.</text:span><text:span text:style-name="T41">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1">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5">easyVereinMitglied_id</text:span><text:span text:style-name="T20">.</text:span><text:span text:style-name="T35">ausgeliehen</text:span><text:span text:style-name="T20">];</text:span><text:line-break/><text:span text:style-name="T20"> <text:s/></text:span><text:span text:style-name="T54">console</text:span><text:span text:style-name="T20">.</text:span><text:span text:style-name="T41">log</text:span><text:span text:style-name="T20">(</text:span><text:span text:style-name="T4">`Checkbox für ID </text:span><text:span text:style-name="T20">${item.</text:span><text:span text:style-name="T35">easyVereinMitglied_id</text:span><text:span text:style-name="T20">.</text:span><text:span text:style-name="T35">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48">// Beispiel: Füge die ID zu einer Liste hinzu</text:span><text:line-break/><text:span text:style-name="T48"> <text:s text:c="3"/>// checkedIDs.value.push(item.easyVereinMitglied_id);</text:span><text:line-break/><text:span text:style-name="T48"> <text:s text:c="3"/></text:span><text:span text:style-name="T54">console</text:span><text:span text:style-name="T20">.</text:span><text:span text:style-name="T41">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48">// Beispiel: Entferne die ID aus einer Liste</text:span><text:line-break/><text:span text:style-name="T48"> <text:s text:c="3"/>// const index = checkedIDs.value.indexOf(item.easyVereinMitglied_id);</text:span><text:line-break/><text:span text:style-name="T48"> <text:s text:c="3"/>// if(index &gt; -1) checkedIDs.value.splice(index, 1);</text:span><text:line-break/><text:span text:style-name="T48"> <text:s text:c="3"/></text:span><text:span text:style-name="T54">console</text:span><text:span text:style-name="T20">.</text:span><text:span text:style-name="T41">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6"/>
      <text:p text:style-name="P96">Somit kann ich auf das jeweilige Event der jeweiligen Chechkox reagieren.</text:p>
      <text:p text:style-name="P96"><text:span text:style-name="T81">WICHTIG</text:span> ist, damit der Standardwert in der o.g. Funktion funktionert, darf value in der v-checkbox nicht gesetzt sein, sonst funktioniert das nicht!</text:p>
      <text:p text:style-name="P96"/>
      <text:p text:style-name="P97"><text:span text:style-name="T66">&lt;v-checkbox</text:span><text:line-break/><text:span text:style-name="T66"> <text:s text:c="3"/></text:span><text:span text:style-name="T68">class</text:span><text:span text:style-name="T4">="ml-3"</text:span><text:line-break/><text:span text:style-name="T4"> <text:s text:c="3"/></text:span><text:span text:style-name="T68">color</text:span><text:span text:style-name="T4">="orange"</text:span><text:line-break/><text:span text:style-name="T4"> <text:s text:c="3"/></text:span><text:span text:style-name="T68">label</text:span><text:span text:style-name="T4">="ausgeliehen"</text:span><text:line-break/><text:span text:style-name="T4"> <text:s text:c="3"/></text:span><text:span text:style-name="T68">hide-details</text:span><text:line-break/><text:span text:style-name="T68">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35">ausgeliehen</text:span><text:span text:style-name="T4">"</text:span><text:line-break/><text:span text:style-name="T4"> <text:s text:c="3"/></text:span><text:span text:style-name="T68">@change</text:span><text:span text:style-name="T4">="</text:span><text:span text:style-name="T41">handleCheckboxAusgeliehen</text:span><text:span text:style-name="T20">(</text:span><text:span text:style-name="T30">item</text:span><text:span text:style-name="T20">)</text:span><text:span text:style-name="T4">"</text:span><text:line-break/><text:span text:style-name="T4"> <text:s text:c="3"/></text:span><text:span text:style-name="T68">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6">&gt;&lt;/v-checkbox&gt;</text:span><text:line-break/><text:span text:style-name="T66">&lt;v-checkbox</text:span><text:line-break/><text:span text:style-name="T66"> <text:s text:c="3"/></text:span><text:span text:style-name="T68">color</text:span><text:span text:style-name="T4">="green"</text:span><text:line-break/><text:span text:style-name="T4"> <text:s text:c="3"/></text:span><text:span text:style-name="T68">label</text:span><text:span text:style-name="T4">="abgeschlossen"</text:span><text:line-break/><text:span text:style-name="T4"> <text:s text:c="3"/></text:span><text:span text:style-name="T68">hide-details</text:span><text:line-break/><text:span text:style-name="T68"> <text:s text:c="3"/>v-model</text:span><text:span text:style-name="T4">="</text:span><text:span text:style-name="T35">checkedItems</text:span><text:span text:style-name="T20">[</text:span><text:span text:style-name="T30">item</text:span><text:span text:style-name="T20">.</text:span><text:span text:style-name="T35">easyVereinMitglied_id</text:span><text:span text:style-name="T20">].</text:span><text:span text:style-name="T35">abgeschlossen</text:span><text:span text:style-name="T4">"</text:span><text:line-break/><text:span text:style-name="T4"> <text:s text:c="3"/></text:span><text:span text:style-name="T68">@change</text:span><text:span text:style-name="T4">="</text:span><text:span text:style-name="T41">handleCheckboxAbgeschlossen</text:span><text:span text:style-name="T20">(</text:span><text:span text:style-name="T30">item</text:span><text:span text:style-name="T20">)</text:span><text:span text:style-name="T4">"</text:span><text:line-break/><text:soft-page-break/><text:span text:style-name="T4"> <text:s text:c="3"/></text:span><text:span text:style-name="T68">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6">&gt;&lt;/v-checkbox&gt;</text:span></text:p>
      <text:p text:style-name="P96"/>
      <text:p text:style-name="P96"/>
      <text:h text:style-name="Heading_20_2" text:outline-level="2"><text:bookmark-start text:name="__RefHeading___Toc750791_3394150493"/>reactive() <text:span text:style-name="T84">vs. Ref() und .value</text:span><text:bookmark-end text:name="__RefHeading___Toc750791_3394150493"/></text:h>
      <text:p text:style-name="P96"/>
      <text:p text:style-name="P98">Wird reactive() verwendet, muss auf .value verzichtet werden, mit ref() hingegen wird .value für den Zugriff benötigt</text:p>
      <text:p text:style-name="P96"/>
      <text:h text:style-name="Heading_20_2" text:outline-level="2"><text:bookmark-start text:name="__RefHeading___Toc948267_3394150493"/>undefined <text:span text:style-name="T90">mit if </text:span>abfangen<text:bookmark-end text:name="__RefHeading___Toc948267_3394150493"/></text:h>
      <text:p text:style-name="P100"><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5">length </text:span><text:span text:style-name="T20">&gt; </text:span><text:span text:style-name="T62">0</text:span><text:span text:style-name="T20">) {</text:span><text:line-break/>}</text:p>
      <text:p text:style-name="P99"/>
      <text:p text:style-name="P101">oder</text:p>
      <text:p text:style-name="P101"/>
      <text:p text:style-name="P102"><text:span text:style-name="T15">if</text:span><text:span text:style-name="T20">(value.</text:span><text:span text:style-name="T35">checkedStateAusgeliehen </text:span><text:span text:style-name="T20">!== </text:span><text:span text:style-name="T15">undefined</text:span><text:span text:style-name="T20">){</text:span><text:span text:style-name="T22">}</text:span></text:p>
      <text:p text:style-name="P101"/>
      <text:p text:style-name="P101"/>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4">So kann abhängig von Werten Farbe oder icon festgelegt werden</text:p>
      <text:p text:style-name="P103"><text:span text:style-name="T66">&lt;v-icon</text:span><text:line-break/><text:span text:style-name="T66"> <text:s text:c="3"/></text:span><text:span text:style-name="T68">:color</text:span><text:span text:style-name="T4">="</text:span><text:span text:style-name="T30">itemArtikelDetails</text:span><text:span text:style-name="T20">.inventarBuchungenPositionen_IDinventarBuchungenPositionenStatus === </text:span><text:span text:style-name="T62">1 </text:span><text:span text:style-name="T20">? </text:span><text:span text:style-name="T4">'orange' </text:span><text:span text:style-name="T20">: </text:span><text:span text:style-name="T4">'green'"</text:span><text:line-break/><text:span text:style-name="T66">&gt;</text:span><text:line-break/><text:span text:style-name="T66"> <text:s/></text:span><text:span text:style-name="T20">{{</text:span><text:span text:style-name="T25"> itemArtikelDetails.inventarBuchungenPositionen_IDinventarBuchungenPositionenStatus === 1 ? 'mdi-share' : 'mdi-lock' </text:span><text:span text:style-name="T20">}}</text:span><text:line-break/><text:span text:style-name="T66">&lt;/v-icon&gt;</text:span></text:p>
      <text:p text:style-name="P105"/>
      <text:p text:style-name="P159">oder mit Text:</text:p>
      <text:p text:style-name="P159"/>
      <text:p text:style-name="P160"><text:span text:style-name="T20">{{</text:span><text:span text:style-name="T25"> item.ExterneInventarNummerPflicht === 1 ? 'Externe Nr. erfassen*' : 'Externe Nr. erfassen' </text:span><text:span text:style-name="T20">}}</text:span></text:p>
      <text:p text:style-name="P15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6">1. State als Array erstellen: <text:s/>showAusgeliehenAbgeschlossen: [],</text:p>
      <text:p text:style-name="P106"/>
      <text:p text:style-name="P106">2. Mutation erstellen. Hier werden, wenn das Objekt nicht besteht, Standardwerte angelegt:</text:p>
      <text:p text:style-name="P107"><text:span text:style-name="T41">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5">showAusgeliehenAbgeschlossen</text:span><text:span text:style-name="T20">.</text:span><text:span text:style-name="T41">find</text:span><text:span text:style-name="T20">(</text:span><text:line-break/><text:soft-page-break/><text:span text:style-name="T20"> <text:s text:c="7"/>(item) =&gt; item.</text:span><text:span text:style-name="T35">idMitglied </text:span><text:span text:style-name="T20">=== value.</text:span><text:span text:style-name="T35">idMitglied</text:span><text:line-break/><text:span text:style-name="T35">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48">// Aktualisiere nur die übergebenen Eigenschaften</text:span><text:line-break/><text:span text:style-name="T48"> <text:s text:c="7"/></text:span><text:span text:style-name="T15">if </text:span><text:span text:style-name="T20">(value.</text:span><text:span text:style-name="T35">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5">checkedStateAusgeliehen </text:span><text:span text:style-name="T20">= value.</text:span><text:span text:style-name="T35">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5">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5">checkedStateAbgeschlossen </text:span><text:span text:style-name="T20">= value.</text:span><text:span text:style-name="T35">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48">// Füge ein neues Element mit Standardwerten hinzu</text:span><text:line-break/><text:span text:style-name="T48"> <text:s text:c="7"/></text:span><text:span text:style-name="T15">const </text:span><text:span text:style-name="T30">newItem </text:span><text:span text:style-name="T20">= {</text:span><text:line-break/><text:span text:style-name="T20"> <text:s text:c="11"/></text:span><text:span text:style-name="T35">idMitglied</text:span><text:span text:style-name="T20">: value.</text:span><text:span text:style-name="T35">idMitglied</text:span><text:span text:style-name="T20">,</text:span><text:line-break/><text:span text:style-name="T20"> <text:s text:c="11"/></text:span><text:span text:style-name="T35">checkedStateAusgeliehen</text:span><text:span text:style-name="T20">: value.</text:span><text:span text:style-name="T35">checkedStateAusgeliehen </text:span><text:span text:style-name="T20">!== </text:span><text:span text:style-name="T15">undefined </text:span><text:span text:style-name="T20">? value.</text:span><text:span text:style-name="T35">checkedStateAusgeliehen </text:span><text:span text:style-name="T20">: </text:span><text:span text:style-name="T15">true</text:span><text:span text:style-name="T20">, </text:span><text:span text:style-name="T48">// Standardwert</text:span><text:line-break/><text:span text:style-name="T48"> <text:s text:c="11"/></text:span><text:span text:style-name="T35">checkedStateAbgeschlossen</text:span><text:span text:style-name="T20">: value.</text:span><text:span text:style-name="T35">checkedStateAbgeschlossen </text:span><text:span text:style-name="T20">!== </text:span><text:span text:style-name="T15">undefined </text:span><text:span text:style-name="T20">? value.</text:span><text:span text:style-name="T35">checkedStateAbgeschlossen </text:span><text:span text:style-name="T20">: </text:span><text:span text:style-name="T15">false</text:span><text:span text:style-name="T20">, </text:span><text:span text:style-name="T48">// Standardwert</text:span><text:line-break/><text:span text:style-name="T48"> <text:s text:c="7"/></text:span><text:span text:style-name="T20">};</text:span><text:line-break/><text:span text:style-name="T20"> <text:s text:c="7"/>state.</text:span><text:span text:style-name="T35">showAusgeliehenAbgeschlossen</text:span><text:span text:style-name="T20">.</text:span><text:span text:style-name="T41">push</text:span><text:span text:style-name="T20">(</text:span><text:span text:style-name="T30">newItem</text:span><text:span text:style-name="T20">);</text:span><text:line-break/><text:span text:style-name="T20"> <text:s text:c="3"/>}</text:span><text:line-break/><text:line-break/><text:span text:style-name="T20"> <text:s text:c="3"/></text:span><text:span text:style-name="T54">console</text:span><text:span text:style-name="T20">.</text:span><text:span text:style-name="T41">log</text:span><text:span text:style-name="T20">(</text:span><text:span text:style-name="T4">'vuex state.showAusgeliehenAbgeschlossen'</text:span><text:span text:style-name="T20">, state.</text:span><text:span text:style-name="T35">showAusgeliehenAbgeschlossen</text:span><text:span text:style-name="T20">);</text:span><text:line-break/><text:span text:style-name="T20">},</text:span><text:line-break/></text:p>
      <text:p text:style-name="P106"/>
      <text:p text:style-name="P106">3. Action anlegen:</text:p>
      <text:p text:style-name="P107"><text:span text:style-name="T41">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6"/>
      <text:p text:style-name="P106">4. Getter anlegen, der die Daten eines bestimmten Mitglieds zurück gibt:</text:p>
      <text:p text:style-name="P107"><text:span text:style-name="T41">getShowAusgeliehenAbgeschlossen</text:span><text:span text:style-name="T20">: (state) =&gt; (idMitglied) =&gt; {</text:span><text:line-break/><text:span text:style-name="T20"> <text:s text:c="3"/></text:span><text:span text:style-name="T15">return </text:span><text:span text:style-name="T20">state.</text:span><text:span text:style-name="T35">showAusgeliehenAbgeschlossen</text:span><text:span text:style-name="T20">.</text:span><text:span text:style-name="T41">find</text:span><text:span text:style-name="T20">(</text:span><text:line-break/><text:span text:style-name="T20"> <text:s text:c="7"/>(item) =&gt; item.</text:span><text:span text:style-name="T35">idMitglied </text:span><text:span text:style-name="T20">=== idMitglied</text:span><text:line-break/><text:span text:style-name="T20"> <text:s text:c="3"/>);</text:span><text:line-break/><text:span text:style-name="T20">},</text:span></text:p>
      <text:p text:style-name="P106"/>
      <text:p text:style-name="P106">5. Abruf der Daten in z.B. einer Funktion</text:p>
      <text:p text:style-name="P107"><text:span text:style-name="T15">const </text:span><text:span text:style-name="T30">checkedAusgeliehen </text:span><text:span text:style-name="T20">= </text:span><text:span text:style-name="T54">store</text:span><text:span text:style-name="T20">.</text:span><text:span text:style-name="T35">getters</text:span><text:span text:style-name="T20">.</text:span><text:span text:style-name="T35">getShowAusgeliehenAbgeschlossen</text:span><text:span text:style-name="T20">(member.</text:span><text:span text:style-name="T35">easyVereinMitglied_id</text:span><text:span text:style-name="T20">).</text:span><text:span text:style-name="T35">checkedStateAusgeliehen</text:span><text:line-break/><text:span text:style-name="T15">const </text:span><text:span text:style-name="T30">checkedAbgeschlossen </text:span><text:span text:style-name="T20">= </text:span><text:span text:style-name="T54">store</text:span><text:span text:style-name="T20">.</text:span><text:span text:style-name="T35">getters</text:span><text:span text:style-name="T20">.</text:span><text:span text:style-name="T35">getShowAusgeliehenAbgeschlossen</text:span><text:span text:style-name="T20">(member.</text:span><text:span text:style-name="T35">easyVereinMitglied_id</text:span><text:span text:style-name="T20">).</text:span><text:span text:style-name="T35">checkedStateAbgeschlossen</text:span></text:p>
      <text:p text:style-name="P106"/>
      <text:p text:style-name="P106"/>
      <text:h text:style-name="Heading_20_2" text:outline-level="2"><text:bookmark-start text:name="__RefHeading___Toc1685223_3394150493"/>vue Suchfunktion spezifisch innerhalb einer idMitglied<text:bookmark-end text:name="__RefHeading___Toc1685223_3394150493"/></text:h>
      <text:p text:style-name="P108"/>
      <text:p text:style-name="P109">1. Ein Objekt erstellen <text:span text:style-name="T97">ACHTUNG: hier wird ein Objekt benötigt</text:span></text:p>
      <text:p text:style-name="P110"><text:span text:style-name="T15">const </text:span><text:span text:style-name="T30">searchArtikels </text:span><text:span text:style-name="T20">= ref({});</text:span></text:p>
      <text:p text:style-name="P109"/>
      <text:p text:style-name="P109">2. Textfeld mit v-model daran binden und die idMitglieder an die Funktion übergeben</text:p>
      <text:p text:style-name="P110"><text:span text:style-name="T68">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p>
      <text:p text:style-name="P109"/>
      <text:p text:style-name="P110"><text:soft-page-break/><text:span text:style-name="T66">&lt;v-text-field</text:span><text:line-break/><text:span text:style-name="T66"> <text:s text:c="3"/></text:span><text:span text:style-name="T68">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68">:loading</text:span><text:span text:style-name="T4">="</text:span><text:span text:style-name="T35">loading</text:span><text:span text:style-name="T4">"</text:span><text:line-break/><text:span text:style-name="T4"> <text:s text:c="3"/></text:span><text:span text:style-name="T68">append-inner-icon</text:span><text:span text:style-name="T4">="mdi-magnify"</text:span><text:line-break/><text:span text:style-name="T4"> <text:s text:c="3"/></text:span><text:span text:style-name="T68">density</text:span><text:span text:style-name="T4">="compact"</text:span><text:line-break/><text:span text:style-name="T4"> <text:s text:c="3"/></text:span><text:span text:style-name="T68">label</text:span><text:span text:style-name="T4">="Artikel suchen"</text:span><text:line-break/><text:span text:style-name="T4"> <text:s text:c="3"/></text:span><text:span text:style-name="T68">variant</text:span><text:span text:style-name="T4">="solo"</text:span><text:line-break/><text:span text:style-name="T4"> <text:s text:c="3"/></text:span><text:span text:style-name="T68">hide-details</text:span><text:line-break/><text:span text:style-name="T68"> <text:s text:c="3"/>single-line</text:span><text:line-break/><text:span text:style-name="T68"> <text:s text:c="3"/>class</text:span><text:span text:style-name="T4">="ma-2"</text:span><text:line-break/><text:span text:style-name="T4"> <text:s text:c="3"/></text:span><text:span text:style-name="T68">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6">&gt;&lt;/v-text-field&gt;</text:span></text:p>
      <text:p text:style-name="P109"/>
      <text:p text:style-name="P109">3. Suchfunktion programmieren</text:p>
      <text:p text:style-name="P110"><text:span text:style-name="T15">function </text:span><text:span text:style-name="T41">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5">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1">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48">// Wenn kein Suchbegriff eingegeben wurde, alle Artikel zurückgeben</text:span><text:line-break/><text:span text:style-name="T48"> <text:s text:c="3"/></text:span><text:span text:style-name="T15">return </text:span><text:span text:style-name="T20">item.</text:span><text:span text:style-name="T35">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5">leihvorgaengeArtikelDetails</text:span><text:span text:style-name="T20">.</text:span><text:span text:style-name="T41">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1">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1">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1">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1">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09"/>
      <text:p text:style-name="P109">4. Das entsprechende Element anpassen und nicht das vom Backend zurückgegeben Element verwenden, sondern dass das die Suchfunktion zurückliefert, verwenden:</text:p>
      <text:p text:style-name="P110"><text:span text:style-name="T66">&lt;v-list-item</text:span><text:line-break/><text:span text:style-name="T66"> <text:s text:c="3"/></text:span><text:span text:style-name="T68">v-for</text:span><text:span text:style-name="T4">="</text:span><text:span text:style-name="T20">(</text:span><text:span text:style-name="T30">itemArtikelDetails</text:span><text:span text:style-name="T20">) </text:span><text:span text:style-name="T15">in </text:span><text:span text:style-name="T41">filteredArtikelDetails</text:span><text:span text:style-name="T20">(</text:span><text:span text:style-name="T30">item</text:span><text:span text:style-name="T20">)</text:span><text:span text:style-name="T4">"</text:span><text:line-break/><text:span text:style-name="T4"> <text:s text:c="3"/></text:span><text:span text:style-name="T68">:key</text:span><text:span text:style-name="T4">="</text:span><text:span text:style-name="T30">itemArtikelDetails</text:span><text:span text:style-name="T20">.</text:span><text:span text:style-name="T35">IDinventarBuchungenPositionen</text:span><text:span text:style-name="T4">"</text:span><text:line-break/><text:span text:style-name="T4"> <text:s text:c="3"/></text:span><text:span text:style-name="T68">class</text:span><text:span text:style-name="T4">="mb-2 mt-2"</text:span><text:span text:style-name="T66">&gt;</text:span></text:p>
      <text:h text:style-name="P211" text:outline-level="2"><text:bookmark-start text:name="__RefHeading___Toc1685223_33941504931"/>vue Suchfunktion <text:span text:style-name="T97">allgemeine</text:span> <text:span text:style-name="T97">Suchfunktion </text:span><text:bookmark-end text:name="__RefHeading___Toc1685223_33941504931"/></text:h>
      <text:p text:style-name="P146">ACHTUNG: Hier wird ein leerer String bei der Initialisierung benötigt, KEIN OBJEKT!!!</text:p>
      <text:p text:style-name="P146">Ist gleichzeitig auch das v-model im zuständigen Textfeld</text:p>
      <text:p text:style-name="P139"><text:span text:style-name="T15">const </text:span><text:span text:style-name="T30">searchMitglied </text:span><text:span text:style-name="T20">= ref(</text:span><text:span text:style-name="T4">''</text:span><text:span text:style-name="T20">);</text:span></text:p>
      <text:p text:style-name="P138"/>
      <text:p text:style-name="P146">computed für die Filterung, in diesem Fall die Leihvorgänge nach Mitglieder:</text:p>
      <text:p text:style-name="P145"><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5">value</text:span><text:span text:style-name="T20">) {</text:span><text:line-break/><text:span text:style-name="T20"> <text:s text:c="3"/></text:span><text:span text:style-name="T48">// Wenn kein Suchbegriff eingegeben wurde, gib alle Mitglieder zurück</text:span><text:line-break/><text:span text:style-name="T48"> <text:s text:c="3"/></text:span><text:span text:style-name="T15">return </text:span><text:span text:style-name="T30">leihvorgaengeMitgliederAbrufen</text:span><text:span text:style-name="T20">.</text:span><text:span text:style-name="T35">value</text:span><text:span text:style-name="T20">;</text:span><text:line-break/><text:span text:style-name="T20"> <text:s/>}</text:span><text:line-break/><text:span text:style-name="T20"> <text:s/></text:span><text:span text:style-name="T48">// Ansonsten filtere die Mitglieder basierend auf dem Suchbegriff</text:span><text:line-break/><text:span text:style-name="T48"> <text:s/></text:span><text:span text:style-name="T15">return </text:span><text:span text:style-name="T30">leihvorgaengeMitgliederAbrufen</text:span><text:span text:style-name="T20">.</text:span><text:span text:style-name="T35">value</text:span><text:span text:style-name="T20">.</text:span><text:span text:style-name="T41">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5">easyVereinMitglied_firstName</text:span><text:span text:style-name="T20">} ${item.</text:span><text:span text:style-name="T35">easyVereinMitglied_familyName</text:span><text:span text:style-name="T20">}</text:span><text:span text:style-name="T4">`</text:span><text:span text:style-name="T20">.</text:span><text:span text:style-name="T41">toLowerCase</text:span><text:span text:style-name="T20">();</text:span><text:line-break/><text:span text:style-name="T20"> <text:s text:c="3"/></text:span><text:span text:style-name="T15">return </text:span><text:span text:style-name="T30">fullName</text:span><text:span text:style-name="T20">.</text:span><text:span text:style-name="T41">includes</text:span><text:span text:style-name="T20">(</text:span><text:span text:style-name="T30">searchMitglied</text:span><text:span text:style-name="T20">.</text:span><text:span text:style-name="T35">value</text:span><text:span text:style-name="T20">.</text:span><text:span text:style-name="T41">toLowerCase</text:span><text:span text:style-name="T20">());</text:span><text:line-break/><text:soft-page-break/><text:span text:style-name="T20"> <text:s/>});</text:span><text:line-break/><text:span text:style-name="T20">});</text:span></text:p>
      <text:p text:style-name="P144"/>
      <text:p text:style-name="P144">In der vor-Schleife das ursprüngliche Objekt, durch das filtered ersetzten:</text:p>
      <text:p text:style-name="P145"><text:span text:style-name="T68">v-for</text:span><text:span text:style-name="T4">="</text:span><text:span text:style-name="T20">(</text:span><text:span text:style-name="T30">item</text:span><text:span text:style-name="T20">) </text:span><text:span text:style-name="T15">in </text:span><text:span text:style-name="T35">filteredLeihvorgaengeMitglieder</text:span><text:span text:style-name="T4">"</text:span></text:p>
      <text:p text:style-name="P144"/>
      <text:p text:style-name="P79"><text:span text:style-name="T66">&lt;v-expansion-panels </text:span><text:span text:style-name="T68">v-model</text:span><text:span text:style-name="T4">="</text:span><text:span text:style-name="T35">expandedPanels</text:span><text:span text:style-name="T4">" </text:span><text:span text:style-name="T68">multiple</text:span><text:span text:style-name="T66">&gt;</text:span><text:line-break/><text:span text:style-name="T66"> <text:s/></text:span><text:span text:style-name="T48">&lt;!-- Erstes Level --&gt;</text:span><text:line-break/><text:span text:style-name="T48"> <text:s/></text:span><text:span text:style-name="T66">&lt;v-expansion-panel</text:span><text:line-break/><text:span text:style-name="T66"> <text:s text:c="5"/></text:span><text:span text:style-name="T68">v-for</text:span><text:span text:style-name="T4">="</text:span><text:span text:style-name="T20">(</text:span><text:span text:style-name="T30">item</text:span><text:span text:style-name="T20">) </text:span><text:span text:style-name="T15">in </text:span><text:span text:style-name="T35">filteredLeihvorgaengeMitglieder</text:span><text:span text:style-name="T4">"</text:span><text:line-break/><text:span text:style-name="T4"> <text:s text:c="5"/></text:span><text:span text:style-name="T68">:key</text:span><text:span text:style-name="T4">="</text:span><text:span text:style-name="T30">item</text:span><text:span text:style-name="T20">.</text:span><text:span text:style-name="T35">easyVereinMitglied_id</text:span><text:span text:style-name="T4">"</text:span><text:line-break/><text:span text:style-name="T4"> <text:s text:c="5"/></text:span><text:span text:style-name="T68">:value</text:span><text:span text:style-name="T4">="</text:span><text:span text:style-name="T30">item</text:span><text:span text:style-name="T20">.</text:span><text:span text:style-name="T35">easyVereinMitglied_id</text:span><text:span text:style-name="T4">"</text:span><text:line-break/><text:span text:style-name="T4"> <text:s text:c="5"/></text:span><text:span text:style-name="T68">class</text:span><text:span text:style-name="T4">="mb-1"</text:span><text:span text:style-name="T66">&gt;</text:span><text:line-break/><text:span text:style-name="T66"> <text:s text:c="3"/>&lt;v-expansion-panel-title </text:span><text:span text:style-name="T68">@click</text:span><text:span text:style-name="T4">="</text:span><text:span text:style-name="T41">expansionForLeihvorgang</text:span><text:span text:style-name="T20">(</text:span><text:span text:style-name="T30">item</text:span><text:span text:style-name="T20">)</text:span><text:span text:style-name="T4">"</text:span><text:span text:style-name="T66">&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3"/>
      <text:p text:style-name="P111">Dazu clearable verwenden.</text:p>
      <text:p text:style-name="P111">Wird aber nur angezeigt, wenn etwas eingegeben wurde!!!</text:p>
      <text:p text:style-name="P111"/>
      <text:p text:style-name="P112"><text:span text:style-name="T66">&lt;v-text-field</text:span><text:line-break/><text:span text:style-name="T66"> <text:s text:c="3"/></text:span><text:span text:style-name="T68">v-model</text:span><text:span text:style-name="T4">="</text:span><text:span text:style-name="T35">searchArtikels</text:span><text:span text:style-name="T20">[</text:span><text:span text:style-name="T30">item</text:span><text:span text:style-name="T20">.</text:span><text:span text:style-name="T35">easyVereinMitglied_id</text:span><text:span text:style-name="T20">]</text:span><text:span text:style-name="T4">"</text:span><text:line-break/><text:span text:style-name="T4"> <text:s text:c="3"/></text:span><text:span text:style-name="T68">:loading</text:span><text:span text:style-name="T4">="</text:span><text:span text:style-name="T35">loading</text:span><text:span text:style-name="T4">"</text:span><text:line-break/><text:span text:style-name="T4"> <text:s text:c="3"/></text:span><text:span text:style-name="T68">append-inner-icon</text:span><text:span text:style-name="T4">="mdi-magnify"</text:span><text:line-break/><text:span text:style-name="T4"> <text:s text:c="3"/></text:span><text:span text:style-name="T68">density</text:span><text:span text:style-name="T4">="compact"</text:span><text:line-break/><text:span text:style-name="T4"> <text:s text:c="3"/></text:span><text:span text:style-name="T68">label</text:span><text:span text:style-name="T4">="Artikel suchen"</text:span><text:line-break/><text:span text:style-name="T4"> <text:s text:c="3"/></text:span><text:span text:style-name="T68">variant</text:span><text:span text:style-name="T4">="solo"</text:span><text:line-break/><text:span text:style-name="T4"> <text:s text:c="3"/></text:span><text:span text:style-name="T68">single-line</text:span><text:line-break/><text:span text:style-name="T68"> <text:s text:c="3"/>class</text:span><text:span text:style-name="T4">="ma-2"</text:span><text:line-break/><text:span text:style-name="T4"> <text:s text:c="3"/></text:span><text:span text:style-name="T68">clearable</text:span><text:line-break/><text:span text:style-name="T68"> <text:s text:c="3"/>v-if</text:span><text:span text:style-name="T4">="</text:span><text:span text:style-name="T35">expandedPanels</text:span><text:span text:style-name="T20">.</text:span><text:span text:style-name="T41">includes</text:span><text:span text:style-name="T20">(</text:span><text:span text:style-name="T30">item</text:span><text:span text:style-name="T20">.</text:span><text:span text:style-name="T35">easyVereinMitglied_id</text:span><text:span text:style-name="T20">)</text:span><text:span text:style-name="T4">"</text:span><text:line-break/><text:span text:style-name="T66">&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4"/>
      <text:p text:style-name="P115"><text:span text:style-name="T15">function </text:span><text:span text:style-name="T41">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5">day</text:span><text:span text:style-name="T20">: </text:span><text:span text:style-name="T4">'2-digit'</text:span><text:span text:style-name="T20">, </text:span><text:span text:style-name="T35">month</text:span><text:span text:style-name="T20">: </text:span><text:span text:style-name="T4">'2-digit'</text:span><text:span text:style-name="T20">, </text:span><text:span text:style-name="T35">year</text:span><text:span text:style-name="T20">: </text:span><text:span text:style-name="T4">'numeric' </text:span><text:span text:style-name="T20">};</text:span><text:line-break/><text:span text:style-name="T20"> <text:s/></text:span><text:span text:style-name="T15">return new </text:span><text:span text:style-name="T54">Date</text:span><text:span text:style-name="T20">(dateString).</text:span><text:span text:style-name="T41">toLocaleDateString</text:span><text:span text:style-name="T20">(</text:span><text:span text:style-name="T4">'de-DE'</text:span><text:span text:style-name="T20">, </text:span><text:span text:style-name="T30">options</text:span><text:span text:style-name="T20">);</text:span><text:line-break/><text:span text:style-name="T20">}</text:span></text:p>
      <text:p text:style-name="P11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6"/>
      <text:p text:style-name="P116">1. Funktion schreiben, die den Status (Wert) prüft und true oder false zurückgibt</text:p>
      <text:p text:style-name="P117"><text:soft-page-break/><text:span text:style-name="T15">function </text:span><text:span text:style-name="T41">isVisibleIventarStatus</text:span><text:span text:style-name="T20">(status){</text:span><text:line-break/><text:span text:style-name="T20"> <text:s/></text:span><text:span text:style-name="T48">//Prüft den itemArtikelDetails.inventarBuchungenPositionen_IDinventarBuchungenPositionenStatus Status</text:span><text:line-break/><text:span text:style-name="T48"> <text:s/>//Wenn 1 (ausgeliehen) Element anzeigen, sonst nicht</text:span><text:line-break/><text:span text:style-name="T48"> <text:s/></text:span><text:span text:style-name="T15">return </text:span><text:span text:style-name="T20">status === </text:span><text:span text:style-name="T62">1</text:span><text:span text:style-name="T20">;</text:span><text:line-break/><text:span text:style-name="T20">}</text:span></text:p>
      <text:p text:style-name="P116"/>
      <text:p text:style-name="P116">2. Im jeweiligen Element die Funktion aufrufen und den Wert der geprüft werden soll übergeben:</text:p>
      <text:p text:style-name="P117"><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19">Vorteil: Im Backend kann ohne Alias gearbeitet werden, erhöht die Lesbarkeit.</text:p>
      <text:p text:style-name="P119">Im Frontend sind alle Spaltennamen verfügbar und können unbenannt werden, damit ersichtlich ist</text:p>
      <text:p text:style-name="P119">um welche Spalte aus welcher Tabelle es sich handelt. Nachteil sind die langen Bezeichnungen im Frontend, wobei die Lesbarkeit überwiegt!</text:p>
      <text:p text:style-name="P119"/>
      <text:p text:style-name="P119">1. Abruf der Daten vom Backend</text:p>
      <text:p text:style-name="P120"><text:span text:style-name="T15">const </text:span><text:span text:style-name="T30">response </text:span><text:span text:style-name="T20">= </text:span><text:span text:style-name="T15">await </text:span><text:span text:style-name="T54">AuthenticationService</text:span><text:span text:style-name="T20">.</text:span><text:span text:style-name="T41">leihvorgangArtikel</text:span><text:span text:style-name="T20">(</text:span><text:line-break/><text:span text:style-name="T20"> <text:s text:c="3"/>member.</text:span><text:span text:style-name="T35">easyVereinMitglied_id</text:span><text:span text:style-name="T20">,</text:span><text:line-break/><text:span text:style-name="T20"> <text:s text:c="3"/>{</text:span><text:span text:style-name="T35">IDinventarBuchungenPositionenStatus</text:span><text:span text:style-name="T20">: </text:span><text:span text:style-name="T30">selektionKriterium</text:span><text:span text:style-name="T20">}</text:span><text:line-break/><text:span text:style-name="T20">);</text:span></text:p>
      <text:p text:style-name="P119"/>
      <text:p text:style-name="P119"/>
      <text:p text:style-name="P119">2. Mapping: Die Spaltennamen vom Backend werden hier umbenannt um ein besseres Verständnis für die Spaltennamen im Frontend zu haben</text:p>
      <text:p text:style-name="P119"/>
      <text:p text:style-name="P120"><text:span text:style-name="T48">// Mapping der empfangenen Daten</text:span><text:line-break/><text:span text:style-name="T15">const </text:span><text:span text:style-name="T30">mappedData </text:span><text:span text:style-name="T20">= </text:span><text:span text:style-name="T30">response</text:span><text:span text:style-name="T20">.</text:span><text:span text:style-name="T35">data</text:span><text:span text:style-name="T20">.</text:span><text:span text:style-name="T41">map</text:span><text:span text:style-name="T20">((item) =&gt; ({</text:span><text:line-break/><text:span text:style-name="T20"> <text:s/></text:span><text:span text:style-name="T35">konfektionsGroesse_Konfektionsgroesse</text:span><text:span text:style-name="T20">: item.</text:span><text:span text:style-name="T35">Konfektionsgroesse</text:span><text:span text:style-name="T20">,</text:span><text:line-break/><text:span text:style-name="T20"> <text:s/></text:span><text:span text:style-name="T35">inventarArtikel_Bildpfad</text:span><text:span text:style-name="T20">: item.</text:span><text:span text:style-name="T35">Bildpfad</text:span><text:span text:style-name="T20">,</text:span><text:line-break/><text:span text:style-name="T20"> <text:s/></text:span><text:span text:style-name="T35">inventarArtikel_ArtikelBezeichnung</text:span><text:span text:style-name="T20">: item.</text:span><text:span text:style-name="T35">ArtikelBezeichnung</text:span><text:span text:style-name="T20">,</text:span><text:line-break/><text:span text:style-name="T20"> <text:s/></text:span><text:span text:style-name="T35">inventarBuchungenPositionen_Menge</text:span><text:span text:style-name="T20">: item.</text:span><text:span text:style-name="T35">Menge</text:span><text:span text:style-name="T20">,</text:span><text:line-break/><text:span text:style-name="T20"> <text:s/></text:span><text:span text:style-name="T35">farbe_Bezeichnung</text:span><text:span text:style-name="T20">: item.</text:span><text:span text:style-name="T35">Farbe</text:span><text:span text:style-name="T20">,</text:span><text:line-break/><text:span text:style-name="T20"> <text:s/></text:span><text:span text:style-name="T35">inventarBuchungenPositionen_externeInventarNummer</text:span><text:span text:style-name="T20">: item.externeInventarNummer,</text:span><text:line-break/><text:span text:style-name="T20"> <text:s/></text:span><text:span text:style-name="T35">inventarBuchungenPositionen_Preis</text:span><text:span text:style-name="T20">: item.</text:span><text:span text:style-name="T35">Preis</text:span><text:span text:style-name="T20">,</text:span><text:line-break/><text:span text:style-name="T20"> <text:s/></text:span><text:span text:style-name="T35">inventarBuchungenPositionen_IDinventarBuchungenPositionen</text:span><text:span text:style-name="T20">: item.</text:span><text:span text:style-name="T35">IDinventarBuchungenPositionen</text:span><text:span text:style-name="T20">,</text:span><text:line-break/><text:span text:style-name="T20"> <text:s/></text:span><text:span text:style-name="T35">inventarBuchungenPositionenStatus_Bezeichnung</text:span><text:span text:style-name="T20">: item.StatusBezeichnung,</text:span><text:line-break/><text:span text:style-name="T20"> <text:s/></text:span><text:span text:style-name="T35">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5">inventarBuchungenPositionen_StatusDatum</text:span><text:span text:style-name="T20">: item.StatusDatum,</text:span><text:line-break/><text:span text:style-name="T20"> <text:s/></text:span><text:span text:style-name="T35">inventarZustand_Bezeichnung</text:span><text:span text:style-name="T20">: item.ZustandBezeichnung,</text:span><text:line-break/><text:span text:style-name="T20"> <text:s/></text:span><text:span text:style-name="T35">inventarBuchungenPositionen_Bemerkung</text:span><text:span text:style-name="T20">: item.Bemerkung,</text:span><text:line-break/><text:span text:style-name="T20"> <text:s/></text:span><text:span text:style-name="T35">inventarBuchungenPositionen_GesamtPreis</text:span><text:span text:style-name="T20">: item.GesamtPreis,</text:span><text:line-break/><text:span text:style-name="T20"> <text:s/></text:span><text:span text:style-name="T35">inventarBuchungenPositionen_Count</text:span><text:span text:style-name="T20">: item.AnzahlOffenePositionen,</text:span><text:line-break/><text:span text:style-name="T20">}));</text:span></text:p>
      <text:p text:style-name="P119"/>
      <text:p text:style-name="P119">3. Zuordnung dem eigenltichen Objekten</text:p>
      <text:p text:style-name="P120"><text:span text:style-name="T48">// Daten dem Mitglied zuweisen</text:span><text:line-break/><text:span text:style-name="T20">member.</text:span><text:span text:style-name="T35">leihvorgaengeArtikelDetails </text:span><text:span text:style-name="T20">= </text:span><text:span text:style-name="T30">mappedData</text:span><text:span text:style-name="T20">;</text:span></text:p>
      <text:p text:style-name="P119"/>
      <text:p text:style-name="P119"/>
      <text:h text:style-name="Heading_20_2" text:outline-level="2"><text:bookmark-start text:name="__RefHeading___Toc1685233_3394150493"/><text:soft-page-break/>Export von Funktionen js6 (Frontend)<text:bookmark-end text:name="__RefHeading___Toc1685233_3394150493"/></text:h>
      <text:p text:style-name="P137">WICHTIG: Es können nur Funktionen exportiert werden, die in einer separaten .js Datei sind.</text:p>
      <text:p text:style-name="P137">Im &lt;script setup&gt;&lt;/script setup&gt; ist das nicht ohne weiteres möglich.</text:p>
      <text:p text:style-name="P137">Deshalb habe ich die Funktion expansionForLeihvorgang in eine Datei globalFunctions.js gepackt im Ordner scripte. Von hier aus kann es in die gewünschte Komponenten importieren.</text:p>
      <text:p text:style-name="P137">1. Export mit export { expansionForLeihvorgang }</text:p>
      <text:p text:style-name="P13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4">Herausforderung: </text:p>
      <text:p text:style-name="P124">Bei der Rücknahme eines Artikels, möchte ich die Artikelübersicht aktualisieren, da der zurückgenommen Artikel nicht mehr unter den ausgeliehenen Artikel auftauchen <text:span text:style-name="T92">darf</text:span>.</text:p>
      <text:p text:style-name="P124">Dazu muss ich der Komponente DialogRücknahme das Objekt member übergeben, in diesem Fall wir d in der Hauptkomponente (die die zweite Komponente aufruft) ein ref Objekt erstellt.</text:p>
      <text:p text:style-name="P123"><text:span text:style-name="T15">const </text:span><text:span text:style-name="T30">selectedMember </text:span><text:span text:style-name="T20">= ref(</text:span><text:span text:style-name="T15">null</text:span><text:span text:style-name="T20">);</text:span></text:p>
      <text:p text:style-name="P122"/>
      <text:p text:style-name="P124">Die Funktion die den Dialog aufruft und das member Objekt übergeben bekommt, nimmt das Reaktive Objekt entgegen und speichert es im ref Objekt:</text:p>
      <text:p text:style-name="P123"><text:span text:style-name="T30">selectedMember</text:span><text:span text:style-name="T20">.</text:span><text:span text:style-name="T35">value </text:span><text:span text:style-name="T20">= member;</text:span></text:p>
      <text:p text:style-name="P122"/>
      <text:p text:style-name="P123"><text:span text:style-name="T15">function </text:span><text:span text:style-name="T41">showDialogRuecknahme</text:span><text:span text:style-name="T20">(artikelDetails, member) {</text:span><text:line-break/><text:span text:style-name="T20"> <text:s/></text:span><text:span text:style-name="T30">selectedMember</text:span><text:span text:style-name="T20">.</text:span><text:span text:style-name="T35">value </text:span><text:span text:style-name="T20">= member;</text:span><text:line-break/><text:span text:style-name="T20"> <text:s/></text:span><text:span text:style-name="T54">store</text:span><text:span text:style-name="T20">.</text:span><text:span text:style-name="T35">dispatch</text:span><text:span text:style-name="T20">(</text:span><text:span text:style-name="T4">'setShowDialogRuecknahmeArtikel'</text:span><text:span text:style-name="T20">, {</text:span><text:line-break/><text:span text:style-name="T20"> <text:s text:c="3"/></text:span><text:span text:style-name="T35">showDialog</text:span><text:span text:style-name="T20">: </text:span><text:span text:style-name="T15">true</text:span><text:span text:style-name="T20">,</text:span><text:line-break/><text:span text:style-name="T20"> <text:s text:c="3"/></text:span><text:span text:style-name="T35">IDinventarBuchungenPositionen</text:span><text:span text:style-name="T20">: artikelDetails.</text:span><text:span text:style-name="T35">ibp_IDinventarBuchungenPositionen</text:span><text:span text:style-name="T20">,</text:span><text:line-break/><text:span text:style-name="T20"> <text:s text:c="3"/></text:span><text:span text:style-name="T35">bemerkung</text:span><text:span text:style-name="T20">: </text:span><text:span text:style-name="T4">''</text:span><text:span text:style-name="T20">,</text:span><text:line-break/><text:span text:style-name="T20"> <text:s text:c="3"/></text:span><text:span text:style-name="T35">artikelDetails</text:span><text:span text:style-name="T20">: artikelDetails,</text:span><text:line-break/><text:span text:style-name="T20"> <text:s text:c="3"/></text:span><text:span text:style-name="T35">artikelZustand</text:span><text:span text:style-name="T20">: </text:span><text:span text:style-name="T4">''</text:span><text:span text:style-name="T20">,</text:span><text:line-break/><text:span text:style-name="T20"> <text:s text:c="3"/></text:span><text:span text:style-name="T35">memberName</text:span><text:span text:style-name="T20">: </text:span><text:span text:style-name="T4">`</text:span><text:span text:style-name="T20">${member.</text:span><text:span text:style-name="T35">easyVereinMitglied_firstName</text:span><text:span text:style-name="T20">} ${member.</text:span><text:span text:style-name="T35">easyVereinMitglied_familyName</text:span><text:span text:style-name="T20">}</text:span><text:span text:style-name="T4">`</text:span><text:span text:style-name="T20">,</text:span><text:line-break/><text:span text:style-name="T20"> <text:s text:c="3"/></text:span><text:span text:style-name="T35">idMitglied</text:span><text:span text:style-name="T20">: member.</text:span><text:span text:style-name="T35">easyVereinMitglied_id</text:span><text:line-break/><text:span text:style-name="T35"> <text:s/></text:span><text:span text:style-name="T20">});</text:span><text:line-break/><text:span text:style-name="T20"> <text:s/></text:span><text:span text:style-name="T54">console</text:span><text:span text:style-name="T20">.</text:span><text:span text:style-name="T41">log</text:span><text:span text:style-name="T20">(</text:span><text:span text:style-name="T4">'showDialogRuecknahme artikelDetails'</text:span><text:span text:style-name="T20">, artikelDetails)</text:span><text:line-break/><text:span text:style-name="T20">}</text:span></text:p>
      <text:p text:style-name="P122"/>
      <text:p text:style-name="P124">Wird der DialogRuecknahme aufgerufen, wird das member an DialogRücjnahme übergeben:</text:p>
      <text:p text:style-name="P123"><text:span text:style-name="T66">&lt;DialogRuecknahme </text:span><text:span text:style-name="T68">v-if</text:span><text:span text:style-name="T4">="</text:span><text:span text:style-name="T41">showDialogRuecknahme</text:span><text:span text:style-name="T4">" </text:span><text:span text:style-name="T68">:member</text:span><text:span text:style-name="T4">="</text:span><text:span text:style-name="T35">selectedMember</text:span><text:span text:style-name="T4">" </text:span><text:span text:style-name="T66">/&gt;</text:span></text:p>
      <text:p text:style-name="P122"/>
      <text:p text:style-name="P124"/>
      <text:p text:style-name="P124"/>
      <text:p text:style-name="P124"><text:span text:style-name="T91">In </text:span>DialogRuecknahme <text:span text:style-name="T91">props definieren, nimmt das Objekt member von LeihvorgangVerwalten entgegen:</text:span></text:p>
      <text:p text:style-name="P123"><text:soft-page-break/><text:span text:style-name="T15">const </text:span><text:span text:style-name="T30">props </text:span><text:span text:style-name="T20">= </text:span><text:span text:style-name="T54">defineProps</text:span><text:span text:style-name="T20">({</text:span><text:line-break/><text:span text:style-name="T20"> <text:s/></text:span><text:span text:style-name="T35">member</text:span><text:span text:style-name="T20">: </text:span><text:span text:style-name="T54">Object</text:span><text:span text:style-name="T20">,</text:span><text:line-break/><text:span text:style-name="T20">})</text:span></text:p>
      <text:p text:style-name="P122"/>
      <text:p text:style-name="P126">Beim speichern Funktion dialogSave() in DialogRuecknahme das Objekt wieder an Leihv<text:span text:style-name="T93">o</text:span>r<text:span text:style-name="T93">g</text:span>angVerwalten übergeben:</text:p>
      <text:p text:style-name="P127"><text:span text:style-name="T15">await </text:span><text:span text:style-name="T41">expansionForLeihvorgang</text:span><text:span text:style-name="T20">(</text:span><text:span text:style-name="T30">props</text:span><text:span text:style-name="T20">.</text:span><text:span text:style-name="T35">member</text:span><text:span text:style-name="T20">, </text:span><text:span text:style-name="T15">true</text:span><text:span text:style-name="T20">)</text:span></text:p>
      <text:p text:style-name="P126"/>
      <text:p text:style-name="P126">Hier die vollständige Funktion</text:p>
      <text:p text:style-name="P125"><text:span text:style-name="T15">async function </text:span><text:span text:style-name="T41">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5">value</text:span><text:span text:style-name="T20">) {</text:span><text:line-break/><text:span text:style-name="T20"> <text:s text:c="3"/></text:span><text:span text:style-name="T54">console</text:span><text:span text:style-name="T20">.</text:span><text:span text:style-name="T41">log</text:span><text:span text:style-name="T20">(</text:span><text:span text:style-name="T4">'selectedItem ist leer'</text:span><text:span text:style-name="T20">);</text:span><text:line-break/><text:span text:style-name="T20"> <text:s text:c="3"/></text:span><text:span text:style-name="T41">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4">store</text:span><text:span text:style-name="T20">.</text:span><text:span text:style-name="T35">dispatch</text:span><text:span text:style-name="T20">(</text:span><text:span text:style-name="T4">'setShowDialogRuecknahmeArtikel'</text:span><text:span text:style-name="T20">, {</text:span><text:line-break/><text:span text:style-name="T20"> <text:s text:c="3"/></text:span><text:span text:style-name="T35">showDialog</text:span><text:span text:style-name="T20">: </text:span><text:span text:style-name="T15">false</text:span><text:span text:style-name="T20">,</text:span><text:line-break/><text:span text:style-name="T20"> <text:s text:c="3"/></text:span><text:span text:style-name="T35">IDinventarBuchungenPositionen</text:span><text:span text:style-name="T20">: </text:span><text:span text:style-name="T4">''</text:span><text:span text:style-name="T20">,</text:span><text:line-break/><text:span text:style-name="T20"> <text:s text:c="3"/></text:span><text:span text:style-name="T35">bemerkung</text:span><text:span text:style-name="T20">: </text:span><text:span text:style-name="T30">textBemerkung</text:span><text:span text:style-name="T20">.</text:span><text:span text:style-name="T35">value</text:span><text:span text:style-name="T20">,</text:span><text:line-break/><text:span text:style-name="T20"> <text:s text:c="3"/></text:span><text:span text:style-name="T35">artikelDetails</text:span><text:span text:style-name="T20">: {},</text:span><text:line-break/><text:span text:style-name="T20"> <text:s text:c="3"/></text:span><text:span text:style-name="T35">artikelZustand</text:span><text:span text:style-name="T20">: </text:span><text:span text:style-name="T30">selectedItem</text:span><text:span text:style-name="T20">.</text:span><text:span text:style-name="T35">value</text:span><text:span text:style-name="T20">.IDInventarZustand,</text:span><text:line-break/><text:span text:style-name="T20"> <text:s text:c="3"/></text:span><text:span text:style-name="T35">memberName</text:span><text:span text:style-name="T20">: </text:span><text:span text:style-name="T4">''</text:span><text:span text:style-name="T20">,</text:span><text:line-break/><text:span text:style-name="T20"> <text:s text:c="3"/></text:span><text:span text:style-name="T35">idMitglied</text:span><text:span text:style-name="T20">: </text:span><text:span text:style-name="T4">''</text:span><text:line-break/><text:span text:style-name="T4"> <text:s/></text:span><text:span text:style-name="T20">});</text:span><text:line-break/><text:line-break/><text:span text:style-name="T20"> <text:s/></text:span><text:span text:style-name="T48">//Die Rücknahme an das Backend übermitteln</text:span><text:line-break/><text:span text:style-name="T48">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4">AuthenticationService</text:span><text:span text:style-name="T20">.</text:span><text:span text:style-name="T41">leihvorgangRuecknahmeArtikel</text:span><text:span text:style-name="T20">({</text:span><text:line-break/><text:span text:style-name="T20"> <text:s text:c="5"/></text:span><text:span text:style-name="T35">IDinventarBuchungenPositionen</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IDinventarBuchungenPositionen</text:span><text:span text:style-name="T20">,</text:span><text:line-break/><text:span text:style-name="T20"> <text:s text:c="5"/></text:span><text:span text:style-name="T35">bemerkung</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bemerkung</text:span><text:span text:style-name="T20">,</text:span><text:line-break/><text:span text:style-name="T20"> <text:s text:c="5"/></text:span><text:span text:style-name="T35">artikelZustand</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artikelZustand</text:span><text:span text:style-name="T20">,</text:span><text:line-break/><text:span text:style-name="T20"> <text:s text:c="3"/>})</text:span><text:line-break/><text:span text:style-name="T20"> <text:s text:c="3"/></text:span><text:span text:style-name="T54">console</text:span><text:span text:style-name="T20">.</text:span><text:span text:style-name="T41">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1">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4">console</text:span><text:span text:style-name="T20">.</text:span><text:span text:style-name="T41">log</text:span><text:span text:style-name="T20">(</text:span><text:span text:style-name="T4">'Fehler in leihvorgangRuecknahmeArtikel'</text:span><text:span text:style-name="T20">, err)</text:span><text:line-break/><text:span text:style-name="T20"> <text:s text:c="3"/></text:span><text:span text:style-name="T41">alert</text:span><text:span text:style-name="T20">(</text:span><text:span text:style-name="T4">'Fehler bei Rücknahme des Artikels'</text:span><text:span text:style-name="T20">)</text:span><text:line-break/><text:span text:style-name="T20"> <text:s/>}</text:span><text:line-break/><text:span text:style-name="T20"> <text:s/></text:span><text:span text:style-name="T54">console</text:span><text:span text:style-name="T20">.</text:span><text:span text:style-name="T41">log</text:span><text:span text:style-name="T20">(</text:span><text:span text:style-name="T4">'getShowDialogRuecknahmeArtikel'</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line-break/><text:line-break/><text:span text:style-name="T20"> <text:s/></text:span><text:span text:style-name="T48">//reload der Artikel veranlassen</text:span><text:line-break/><text:span text:style-name="T48"> <text:s/></text:span><text:span text:style-name="T15">const </text:span><text:span text:style-name="T30">idMitglied </text:span><text:span text:style-name="T20">= </text:span><text:span text:style-name="T54">store</text:span><text:span text:style-name="T20">.</text:span><text:span text:style-name="T35">getters</text:span><text:span text:style-name="T20">.</text:span><text:span text:style-name="T35">getShowDialogRuecknahmeArtikel</text:span><text:span text:style-name="T20">.</text:span><text:span text:style-name="T35">idMitglied</text:span><text:line-break/><text:span text:style-name="T35"> <text:s/></text:span><text:span text:style-name="T15">await </text:span><text:span text:style-name="T41">expansionForLeihvorgang</text:span><text:span text:style-name="T20">(</text:span><text:span text:style-name="T30">props</text:span><text:span text:style-name="T20">.</text:span><text:span text:style-name="T35">member</text:span><text:span text:style-name="T20">, </text:span><text:span text:style-name="T15">true</text:span><text:span text:style-name="T20">)</text:span><text:line-break/><text:span text:style-name="T20"> <text:s/></text:span><text:span text:style-name="T54">console</text:span><text:span text:style-name="T20">.</text:span><text:span text:style-name="T41">log</text:span><text:span text:style-name="T20">(</text:span><text:span text:style-name="T4">'selectedItem'</text:span><text:span text:style-name="T20">, </text:span><text:span text:style-name="T30">selectedItem</text:span><text:span text:style-name="T20">.</text:span><text:span text:style-name="T35">value</text:span><text:span text:style-name="T20">.IDInventarZustand);</text:span><text:line-break/><text:span text:style-name="T20"> <text:s/></text:span><text:span text:style-name="T54">console</text:span><text:span text:style-name="T20">.</text:span><text:span text:style-name="T41">log</text:span><text:span text:style-name="T20">(</text:span><text:span text:style-name="T4">'getShowAusgeliehenAbgeschlossen.idMitglied'</text:span><text:span text:style-name="T20">,</text:span><text:span text:style-name="T54">store</text:span><text:span text:style-name="T20">.</text:span><text:span text:style-name="T35">getters</text:span><text:span text:style-name="T20">.</text:span><text:span text:style-name="T35">getShowAusgeliehenAbgeschlossen</text:span><text:span text:style-name="T20">.</text:span><text:span text:style-name="T35">idMitglied</text:span><text:span text:style-name="T20">)</text:span><text:line-break/><text:span text:style-name="T20">}</text:span></text:p>
      <text:p text:style-name="P142"/>
      <text:p text:style-name="P122"/>
      <text:p text:style-name="P124"/>
      <text:p text:style-name="P124"/>
      <text:h text:style-name="Heading_20_2" text:outline-level="2"><text:bookmark-start text:name="__DdeLink__112731_2578173521"/><text:bookmark-start text:name="__RefHeading___Toc1801581_3394150493"/><text:soft-page-break/><text:span text:style-name="T115">DialogNummerAendern.vue ö</text:span>ffnen einer Dialog Komponente mit vuex-Store:<text:bookmark-end text:name="__DdeLink__112731_2578173521"/><text:bookmark-end text:name="__RefHeading___Toc1801581_3394150493"/></text:h>
      <text:p text:style-name="P130">Es soll ein Dialog, zum Beispiel für die Eingabe von Daten bei Klicken eines Buttons oder Labels erscheinen. Dazu eine Dialog Komponente erzeugen wie DialogNummerAendern.vue. Hierin folgendes anlegen: </text:p>
      <text:p text:style-name="P130">Hier werden die Werte im vuex-Store geändert:</text:p>
      <text:p text:style-name="P123"><text:span text:style-name="T15">const </text:span><text:span text:style-name="T30">showDialog </text:span><text:span text:style-name="T20">= computed({</text:span><text:line-break/><text:span text:style-name="T20"> <text:s/></text:span><text:span text:style-name="T41">get</text:span><text:span text:style-name="T20">() {</text:span><text:line-break/><text:span text:style-name="T20"> <text:s text:c="3"/></text:span><text:span text:style-name="T15">return </text:span><text:span text:style-name="T54">store</text:span><text:span text:style-name="T20">.</text:span><text:span text:style-name="T35">getters</text:span><text:span text:style-name="T20">.</text:span><text:span text:style-name="T35">getShowDialogNummerAendern</text:span><text:span text:style-name="T20">.</text:span><text:span text:style-name="T35">showDialog</text:span><text:span text:style-name="T20">;</text:span><text:line-break/><text:span text:style-name="T20"> <text:s/>},</text:span><text:line-break/><text:span text:style-name="T20"> <text:s/></text:span><text:span text:style-name="T41">set</text:span><text:span text:style-name="T20">(value) {</text:span><text:line-break/><text:span text:style-name="T20"> <text:s text:c="3"/></text:span><text:span text:style-name="T54">store</text:span><text:span text:style-name="T20">.</text:span><text:span text:style-name="T35">dispatch</text:span><text:span text:style-name="T20">(</text:span><text:span text:style-name="T4">'setShowDialogNummerAendern'</text:span><text:span text:style-name="T20">, {</text:span><text:line-break/><text:span text:style-name="T20"> <text:s text:c="5"/>...</text:span><text:span text:style-name="T54">store</text:span><text:span text:style-name="T20">.</text:span><text:span text:style-name="T35">getters</text:span><text:span text:style-name="T20">.</text:span><text:span text:style-name="T35">getShowDialogNummerAendern</text:span><text:span text:style-name="T20">,</text:span><text:line-break/><text:span text:style-name="T20"> <text:s text:c="5"/></text:span><text:span text:style-name="T35">showDialog</text:span><text:span text:style-name="T20">: value,</text:span><text:line-break/><text:span text:style-name="T20"> <text:s text:c="3"/>});</text:span><text:line-break/><text:span text:style-name="T20"> <text:s/>}</text:span><text:line-break/><text:span text:style-name="T20">});</text:span></text:p>
      <text:p text:style-name="P122"/>
      <text:p text:style-name="P130">showDialog ist gleichzeitig das v-model für den Dialog:</text:p>
      <text:p text:style-name="P129"><text:span text:style-name="T66">&lt;v-dialog</text:span><text:line-break/><text:span text:style-name="T66"> <text:s text:c="3"/></text:span><text:span text:style-name="T68">v-model</text:span><text:span text:style-name="T4">="</text:span><text:span text:style-name="T35">showDialog</text:span><text:span text:style-name="T4">"</text:span><text:line-break/><text:span text:style-name="T4"> <text:s text:c="3"/></text:span><text:span text:style-name="T68">max-width</text:span><text:span text:style-name="T4">="600"</text:span></text:p>
      <text:p text:style-name="P128"/>
      <text:p text:style-name="P128">Zum schließen des Dialogs ist dann einfach der Wert showDialog auf false zusetzten:</text:p>
      <text:p text:style-name="P128"/>
      <text:p text:style-name="P129"><text:span text:style-name="T15">function </text:span><text:span text:style-name="T41">dialogSave</text:span><text:span text:style-name="T20">(){</text:span><text:line-break/><text:span text:style-name="T20"> <text:s/></text:span><text:span text:style-name="T30">showDialog</text:span><text:span text:style-name="T20">.</text:span><text:span text:style-name="T35">value </text:span><text:span text:style-name="T20">= </text:span><text:span text:style-name="T15">false</text:span><text:span text:style-name="T20">;</text:span><text:line-break/><text:span text:style-name="T20">}</text:span><text:line-break/><text:line-break/><text:span text:style-name="T15">function </text:span><text:span text:style-name="T41">dialogClose</text:span><text:span text:style-name="T20">(){</text:span><text:line-break/><text:span text:style-name="T20"> <text:s/></text:span><text:span text:style-name="T30">showDialog</text:span><text:span text:style-name="T20">.</text:span><text:span text:style-name="T35">value </text:span><text:span text:style-name="T20">= </text:span><text:span text:style-name="T15">false</text:span><text:span text:style-name="T20">;</text:span><text:line-break/><text:span text:style-name="T20">}</text:span></text:p>
      <text:p text:style-name="P128"/>
      <text:p text:style-name="P128">In der Komponente von der aus der Dialog geöffnet werden soll, entsprechend den vuex-Store ändern:</text:p>
      <text:p text:style-name="P128"/>
      <text:p text:style-name="P129"><text:span text:style-name="T15">function </text:span><text:span text:style-name="T41">changeNumber</text:span><text:span text:style-name="T20">(item){</text:span><text:line-break/><text:span text:style-name="T20"> <text:s/></text:span><text:span text:style-name="T54">store</text:span><text:span text:style-name="T20">.</text:span><text:span text:style-name="T35">dispatch</text:span><text:span text:style-name="T20">(</text:span><text:span text:style-name="T4">'setShowDialogNummerAendern'</text:span><text:span text:style-name="T20">, {</text:span><text:line-break/><text:span text:style-name="T20"> <text:s text:c="3"/></text:span><text:span text:style-name="T35">showDialog</text:span><text:span text:style-name="T20">: </text:span><text:span text:style-name="T15">true</text:span><text:span text:style-name="T20">,</text:span><text:line-break/><text:span text:style-name="T20"> <text:s text:c="3"/></text:span><text:span text:style-name="T35">idInventarArtikel</text:span><text:span text:style-name="T20">: item,</text:span><text:line-break/><text:span text:style-name="T20"> <text:s/>})</text:span><text:line-break/><text:span text:style-name="T20">}</text:span></text:p>
      <text:p text:style-name="P128"/>
      <text:p text:style-name="P128">Die Dialog Komponente noch in der Hauptkomponente einfügen:</text:p>
      <text:p text:style-name="P143">&lt;DialogNummerAendern /&gt;</text:p>
      <text:p text:style-name="P128"/>
      <text:p text:style-name="P128">und fertig</text:p>
      <text:p text:style-name="P128"/>
      <text:h text:style-name="Heading_20_2" text:outline-level="2"><text:bookmark-start text:name="__RefHeading___Toc35315_2902930553"/><text:soft-page-break/><text:span text:style-name="T102">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7">Das Objekt leihvorgaengeMitgliederAbrufen nimmt die Daten vom Backend entgegen.</text:p>
      <text:p text:style-name="P147">Damit <text:span text:style-name="T99">eine Suchfunktion ermöglicht werden kann, wird das Objekt leihvorgaengeMitgliederAbrufen in der Funktion filteredLeihvorgaengeMitgliederAbrufen mit dem jeweiligen Suchbegriff gefiltert.</text:span></text:p>
      <text:p text:style-name="P148">Im &lt;template&gt; wird das gefilterte Objekt filteredLeihvorgaengeMitgliederAbrufen im der for-Schleife durchlaufen und die einzelnen Elemente an item übergeben. Im ursprünglichen Objekt <text:span text:style-name="T98">leihvorgaengeMitgliederAbrufen </text:span>sind folgende Elemente enthalten:</text:p>
      <text:p text:style-name="P148"/>
      <text:p text:style-name="P14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8">Folgender Aufbau:</text:p>
      <text:p text:style-name="P151">Hauptobjekt <text:span text:style-name="T99">leihvorgaengeMitgliederAbrufen:</text:span></text:p>
      <text:p text:style-name="P148">leihvorgaengeMitgliederAbrufen[</text:p>
      <text:p text:style-name="P14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8">}</text:p>
      <text:p text:style-name="P148">]</text:p>
      <text:p text:style-name="P151">Unterobjekt <text:s/><text:span text:style-name="T99">leihvorgaengeArtikelDetails</text:span></text:p>
      <text:p text:style-name="P152">Das Unterobjekt <text:span text:style-name="T99">leihvorgaengeArtikelDetails </text:span>wird in der Funktion expansionForLeihvorgang gemappt, damit die Spaltenn<text:span text:style-name="T103">a</text:span>m<text:span text:style-name="T103">e</text:span>n im Backend nicht zu lange sind, jedoch im Frontend gut lesbar und eine klare Aussage<text:span text:style-name="T104">k</text:span>raft haben. Zum Beispiel:</text:p>
      <text:p text:style-name="P152"><text:soft-page-break/>Artikelbezeichnung aus dem Backend wird im Frontend zu ia_ ArtikelBezeichnung.</text:p>
      <text:p text:style-name="P152">ia steht für den Tabellennamen inventarArtikel, <text:s/>ArtikelBezeichnung = Spaltennamen</text:p>
      <text:p text:style-name="P152">ia_ArtikelBezeichnung: item.ArtikelBezeichnung</text:p>
      <text:p text:style-name="P152">ibp_IDinventarBuchungenPositionen: item.IdinventarBuchungenPositionen</text:p>
      <text:p text:style-name="P152">ibp = inventarBuchungenPositionen, IdinventarBuchungenPositionen = Spaltennamen</text:p>
      <text:p text:style-name="P149">leihvorgaengeMitgliederAbrufen.leihvorgaengeArtikelDetails<text:span text:style-name="T100">[</text:span></text:p>
      <text:p text:style-name="P149">{</text:p>
      <text:p text:style-name="Standard"><text:span text:style-name="T99"><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49">}</text:p>
      <text:p text:style-name="P164">]</text:p>
      <text:p text:style-name="P156">Und zusätzlich werden der Gesamtpreis und die Anzahl der Artikel dem Hauptobjekt <text:span text:style-name="T99">leihvorgaengeMitgliederAbrufen </text:span>zugeordnet.</text:p>
      <text:p text:style-name="P150"><text:span text:style-name="T101">l</text:span>eihvorgaengeMitgliederAbrufen.gesamtPreis</text:p>
      <text:p text:style-name="P150"><text:span text:style-name="T101">l</text:span>eihvorgaengeMitgliederAbrufen.anzahlArtikel</text:p>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3">WICHTIG: Das Objekt leihvorgaengeMitgliederAbrufen wird in der Funktion expansionForLeihvorgang dem member übergeben!</text:p>
      <text:p text:style-name="P154">item = filteredLeihvorgaengeMitgliederAbrufen (leihvorgaengeMitgliederAbrufen)</text:p>
      <text:p text:style-name="P155">member Object (Objekt)</text:p>
      <text:p text:style-name="P15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oft-page-break/><text:s text:c="6"/>"ibp_IDinventarBuchungenPositionenStatus": 1,</text:p>
      <text:p text:style-name="Standard"><text:s text:c="6"/>"ibp_StatusDatum": "2024-11-04T14:44:54.000Z",</text:p>
      <text:p text:style-name="Standard"><text:s text:c="6"/>"iz_Bezeichnung": null,</text:p>
      <text:p text:style-name="P197"><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text:bookmark-start text:name="__DdeLink__83040_3918075121"/>ia_<text:bookmark-start text:name="__DdeLink__83373_3918075121"/>externeInventarNummerPflicht<text:bookmark-end text:name="__DdeLink__83040_3918075121"/><text:bookmark-end text:name="__DdeLink__83373_3918075121"/>":<text:span text:style-name="T105">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08">s</text:span><text:bookmark-end text:name="__DdeLink__75738_2578173521"/> Inhalt Warenkorb, <text:span text:style-name="T106">Speichertort vuex-Store</text:span><text:bookmark-end text:name="__RefHeading___Toc31313_2578173521"/></text:h>
      <text:p text:style-name="P165">Daten kommen aus dem Backend, <text:span text:style-name="T107">werden über die Komponenten Artikel.vue geladen.</text:span></text:p>
      <text:p text:style-name="P165"><text:span text:style-name="T107">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13">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09">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90">}</text:p>
      <text:p text:style-name="P193"/>
      <text:p text:style-name="P191">Im Frontend werden die Daten in Artikel.vue an den vuex-Store übergeben:</text:p>
      <text:p text:style-name="P192"/>
      <text:p text:style-name="P191"><text:s text:c="4"/>const cartItem = {</text:p>
      <text:p text:style-name="P191"><text:s text:c="6"/>IDInventarArtikel: item.IDInventarArtikel, // Artikel-ID</text:p>
      <text:p text:style-name="P191"><text:s text:c="6"/>ArtikelBezeichnung: item.ArtikelBezeichnung, // Artikelbezeichnung</text:p>
      <text:p text:style-name="P191"><text:s text:c="6"/>Konfektionsgroesse: item.Konfektionsgroesse, // Größe</text:p>
      <text:p text:style-name="P191"><text:s text:c="6"/>Farbe: item.Farbe, // Farbe</text:p>
      <text:p text:style-name="P191"><text:s text:c="6"/>Preis: item.Preis, // Preis</text:p>
      <text:p text:style-name="P191"><text:s text:c="6"/>Menge: item.selectedQuantity, // Menge</text:p>
      <text:p text:style-name="P191"><text:s text:c="6"/>Bildpfad: item.Bildpfad,</text:p>
      <text:p text:style-name="P191"><text:s text:c="6"/>Bestand: item.Bestand,</text:p>
      <text:p text:style-name="P191"><text:s text:c="6"/><text:bookmark-start text:name="__DdeLink__84179_3918075121"/>ExterneInventarNummerPflicht<text:bookmark-end text:name="__DdeLink__84179_3918075121"/>: item.externeInventarNummerPflicht,</text:p>
      <text:p text:style-name="P191"><text:s text:c="6"/>IDInventarKategorie: item.IDInventarKategorie,</text:p>
      <text:p text:style-name="P191"><text:s text:c="6"/><text:bookmark-start text:name="__DdeLink__85316_3918075121"/>externeID<text:bookmark-end text:name="__DdeLink__85316_3918075121"/>: [],</text:p>
      <text:p text:style-name="P191"><text:s text:c="4"/>}</text:p>
      <text:p text:style-name="P191"><text:soft-page-break/></text:p>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5">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5">externeID</text:span><text:span text:style-name="T20">.</text:span><text:span text:style-name="T35">length </text:span><text:span text:style-name="T20">|| </text:span><text:span text:style-name="T62">0</text:span><text:line-break/><text:span text:style-name="T62"> <text:s text:c="3"/></text:span><text:span text:style-name="T15">if</text:span><text:span text:style-name="T20">(</text:span><text:span text:style-name="T30">item</text:span><text:span text:style-name="T20">.</text:span><text:span text:style-name="T35">Menge </text:span><text:span text:style-name="T20">!== </text:span><text:span text:style-name="T30">laengeExterneID </text:span><text:span text:style-name="T20">&amp;&amp; </text:span><text:span text:style-name="T30">item</text:span><text:span text:style-name="T20">.</text:span><text:span text:style-name="T35">ExterneInventarNummerPflicht </text:span><text:span text:style-name="T20">===</text:span><text:span text:style-name="T62">1</text:span><text:span text:style-name="T20">){</text:span><text:line-break/><text:span text:style-name="T20"> <text:s text:c="5"/></text:span><text:span text:style-name="T41">alert</text:span><text:span text:style-name="T20">(</text:span><text:span text:style-name="T4">`Die Externe Nummer muss erfasst werden:</text:span><text:span text:style-name="T15">\n</text:span><text:span text:style-name="T20">${</text:span><text:span text:style-name="T30">item</text:span><text:span text:style-name="T20">.</text:span><text:span text:style-name="T35">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1"/>
      <text:h text:style-name="Heading_20_2" text:outline-level="2"><text:bookmark-start text:name="__DdeLink__20746_2578173521"/><text:bookmark-start text:name="__RefHeading___Toc31317_2578173521"/>DialogExterneNummer.vue <text:span text:style-name="T110">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83">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1">r</text:span> immer nur den Text“ in der Externen Nummer <text:span text:style-name="T111">gefallen ist</text:span>!</text:p>
      <text:p text:style-name="P182"><text:span text:style-name="T29"><text:s/></text:span><text:span text:style-name="T66">&lt;v-select</text:span><text:line-break/><text:span text:style-name="T66"> <text:s text:c="3"/></text:span><text:span text:style-name="T68">v-for</text:span><text:span text:style-name="T4">="</text:span><text:span text:style-name="T30">i </text:span><text:span text:style-name="T15">in </text:span><text:span text:style-name="T35">dialogFormFields</text:span><text:span text:style-name="T4">" </text:span><text:span text:style-name="T68">:key</text:span><text:span text:style-name="T4">="</text:span><text:span text:style-name="T30">i</text:span><text:span text:style-name="T4">"</text:span><text:line-break/><text:span text:style-name="T4"> <text:s text:c="3"/></text:span><text:span text:style-name="T68">v-model</text:span><text:span text:style-name="T4">="</text:span><text:span text:style-name="T35">textInventarNummern</text:span><text:span text:style-name="T20">[</text:span><text:span text:style-name="T30">i </text:span><text:span text:style-name="T20">- </text:span><text:span text:style-name="T62">1</text:span><text:span text:style-name="T20">]</text:span><text:span text:style-name="T4">"</text:span><text:line-break/><text:span text:style-name="T4"> <text:s text:c="3"/></text:span><text:span text:style-name="T68">:items</text:span><text:span text:style-name="T4">="</text:span><text:span text:style-name="T35">inventarExterneNummern</text:span><text:span text:style-name="T4">"</text:span><text:line-break/><text:span text:style-name="T4"> <text:s text:c="3"/></text:span><text:span text:style-name="T68">item-title</text:span><text:span text:style-name="T4">="ExterneNummer"</text:span><text:line-break/><text:span text:style-name="T4"> <text:s text:c="3"/></text:span><text:span text:style-name="T68">item-value</text:span><text:span text:style-name="T4">="ExterneNummer"</text:span><text:line-break/><text:span text:style-name="T4"> <text:s text:c="3"/></text:span><text:span text:style-name="T68">label</text:span><text:span text:style-name="T4">="Bitte eine Inventar-Nummer wählen"</text:span><text:line-break/><text:span text:style-name="T4"> <text:s text:c="3"/></text:span><text:span text:style-name="T68">persistent-hint</text:span><text:line-break/><text:span text:style-name="T68"> <text:s text:c="3"/>single-line</text:span><text:line-break/><text:span text:style-name="T66">&gt;&lt;/v-select&gt;</text:span></text:p>
      <text:p text:style-name="P181"/>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67"/>
      <text:h text:style-name="P166"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oft-page-break/><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const selectedIDs = textInventarNummern.value</text:span></text:p>
      <text:p text:style-name="P77"><text:span text:style-name="Source_20_Text"><text:s text:c="4"/>.map((item, idx) =&gt; idx !== index ? item : null)</text:span></text:p>
      <text:p text:style-name="P77"><text:span text:style-name="Source_20_Text"><text:s text:c="4"/>.filter(item =&gt; item !== null);</text:span></text:p>
      <text:p text:style-name="P77"/>
      <text:p text:style-name="P177"><text:span text:style-name="Source_20_Text"><text:s text:c="2"/>return inventarExterneNummern.value.filter(option =&gt; !selectedIDs.includes(option.</text:span><text:span text:style-name="Source_20_Text"><text:span text:style-name="T112">ExterneNummer</text:span></text:span><text:span text:style-name="Source_20_Text"> ));</text:span></text:p>
      <text:p text:style-name="P78"><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7"><text:span text:style-name="Source_20_Text">function getAvailableOptions(index) {</text:span></text:p>
      <text:p text:style-name="P77"><text:span text:style-name="Source_20_Text"><text:s text:c="2"/>// Funktion implementieren</text:span></text:p>
      <text:p text:style-name="P78"><text:span text:style-name="Source_20_Text">}</text:span></text:p>
      <text:list xml:id="list2470881384" text:style-name="L22">
        <text:list-item>
          <text:p text:style-name="P266"><text:span text:style-name="Strong_20_Emphasis">Parameter</text:span>: <text:span text:style-name="Source_20_Text">index</text:span> ist der Index des aktuellen <text:span text:style-name="Source_20_Text">&lt;v-select&gt;</text:span>.</text:p>
        </text:list-item>
        <text:list-item>
          <text:p text:style-name="P265"><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7"><text:span text:style-name="Source_20_Text">const selectedIDs = textInventarNummern.value</text:span></text:p>
      <text:p text:style-name="P77"><text:span text:style-name="Source_20_Text"><text:s text:c="2"/>.map((item, idx) =&gt; idx !== index ? item : null)</text:span></text:p>
      <text:p text:style-name="P78"><text:span text:style-name="Source_20_Text"><text:s text:c="2"/>.filter(item =&gt; item !== null);</text:span></text:p>
      <text:p text:style-name="Text_20_body"><text:span text:style-name="Strong_20_Emphasis">Schritt-für-Schritt-Erklärung:</text:span></text:p>
      <text:list xml:id="list1079762978" text:style-name="L23">
        <text:list-item>
          <text:p text:style-name="P267"><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67"><text:span text:style-name="Strong_20_Emphasis"><text:span text:style-name="Source_20_Text">.map((item, idx) =&gt; idx !== index ? item : null)</text:span></text:span>:</text:p>
          <text:list>
            <text:list-item>
              <text:p text:style-name="P268"><text:soft-page-break/><text:span text:style-name="Strong_20_Emphasis"><text:span text:style-name="Source_20_Text">item</text:span></text:span>: Der aktuelle Wert im Array (eine ausgewählte ID).</text:p>
            </text:list-item>
            <text:list-item>
              <text:p text:style-name="P268"><text:span text:style-name="Strong_20_Emphasis"><text:span text:style-name="Source_20_Text">idx</text:span></text:span>: Der Index des aktuellen Elements im Array.</text:p>
            </text:list-item>
            <text:list-item>
              <text:p text:style-name="P268"><text:span text:style-name="Strong_20_Emphasis">Bedingung</text:span>: <text:span text:style-name="Source_20_Text">idx !== index</text:span></text:p>
              <text:list>
                <text:list-item>
                  <text:p text:style-name="P268"><text:span text:style-name="Strong_20_Emphasis">Wenn wahr</text:span> (<text:span text:style-name="Source_20_Text">idx</text:span> ist nicht gleich dem aktuellen <text:span text:style-name="Source_20_Text">index</text:span>):</text:p>
                  <text:list>
                    <text:list-item>
                      <text:p text:style-name="P268">Behalte <text:span text:style-name="Source_20_Text">item</text:span> bei.</text:p>
                    </text:list-item>
                  </text:list>
                </text:list-item>
                <text:list-item>
                  <text:p text:style-name="P268"><text:span text:style-name="Strong_20_Emphasis">Wenn falsch</text:span> (<text:span text:style-name="Source_20_Text">idx</text:span> ist gleich dem aktuellen <text:span text:style-name="Source_20_Text">index</text:span>):</text:p>
                  <text:list>
                    <text:list-item>
                      <text:p text:style-name="P268">Setze <text:span text:style-name="Source_20_Text">item</text:span> auf <text:span text:style-name="Source_20_Text">null</text:span>.</text:p>
                    </text:list-item>
                  </text:list>
                </text:list-item>
              </text:list>
            </text:list-item>
            <text:list-item>
              <text:p text:style-name="P268"><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67"><text:span text:style-name="Strong_20_Emphasis"><text:span text:style-name="Source_20_Text">.filter(item =&gt; item !== null)</text:span></text:span>:</text:p>
          <text:list>
            <text:list-item>
              <text:p text:style-name="P268">Entfernt alle <text:span text:style-name="Source_20_Text">null</text:span>-Werte aus dem Array.</text:p>
            </text:list-item>
            <text:list-item>
              <text:p text:style-name="P267"><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5215384" text:style-name="L24">
        <text:list-item>
          <text:p text:style-name="P270"><text:span text:style-name="Strong_20_Emphasis"><text:span text:style-name="Source_20_Text">map</text:span></text:span><text:span text:style-name="Strong_20_Emphasis">-Ergebnis</text:span>:</text:p>
          <text:list>
            <text:list-item>
              <text:p text:style-name="P270"><text:span text:style-name="Source_20_Text">idx = 0</text:span>: <text:span text:style-name="Source_20_Text">0 !== 1</text:span> ⇒ <text:span text:style-name="Source_20_Text">true</text:span> ⇒ Behalte <text:span text:style-name="Source_20_Text">item</text:span> (1).</text:p>
            </text:list-item>
            <text:list-item>
              <text:p text:style-name="P270"><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70"><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70"><text:span text:style-name="Strong_20_Emphasis">Array nach </text:span><text:span text:style-name="Strong_20_Emphasis"><text:span text:style-name="Source_20_Text">map</text:span></text:span>: <text:span text:style-name="Source_20_Text">[1, null, 3]</text:span>.</text:p>
        </text:list-item>
        <text:list-item>
          <text:p text:style-name="P269"><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8"><text:span text:style-name="Source_20_Text">return inventarExterneNummern.value.filter(option =&gt; !selectedIDs.includes(option.IDinventarExterneNummern));</text:span></text:p>
      <text:p text:style-name="Text_20_body"><text:span text:style-name="Strong_20_Emphasis">Erklärung:</text:span></text:p>
      <text:list xml:id="list606858390" text:style-name="L25">
        <text:list-item>
          <text:p text:style-name="P271"><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71"><text:span text:style-name="Strong_20_Emphasis"><text:span text:style-name="Source_20_Text">.filter(option =&gt; !selectedIDs.includes(option.IDinventarExterneNummern))</text:span></text:span>:</text:p>
          <text:list>
            <text:list-item>
              <text:p text:style-name="P272">Iteriert über jede Option.</text:p>
            </text:list-item>
            <text:list-item>
              <text:p text:style-name="P272"><text:span text:style-name="Strong_20_Emphasis">Bedingung</text:span>: <text:span text:style-name="Source_20_Text">!selectedIDs.includes(option.IDinventarExterneNummern)</text:span></text:p>
              <text:list>
                <text:list-item>
                  <text:p text:style-name="P272"><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72"><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71"><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2211225586" text:style-name="L26">
        <text:list-item>
          <text:p text:style-name="P273">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1, ExterneNummer: 'Nummer1' },</text:span></text:p>
      <text:p text:style-name="P77"><text:span text:style-name="Source_20_Text"><text:s text:c="2"/>{ IDinventarExterneNummern: 2, ExterneNummer: 'Nummer2' },</text:span></text:p>
      <text:p text:style-name="P77"><text:span text:style-name="Source_20_Text"><text:s text:c="2"/>{ IDinventarExterneNummern: 3, ExterneNummer: 'Nummer3' },</text:span></text:p>
      <text:p text:style-name="P77"><text:span text:style-name="Source_20_Text"><text:s text:c="2"/>{ IDinventarExterneNummern: 4, ExterneNummer: 'Nummer4' }</text:span></text:p>
      <text:p text:style-name="P78"><text:span text:style-name="Source_20_Text">]</text:span></text:p>
      <text:p text:style-name="Text_20_body">Und <text:span text:style-name="Source_20_Text">selectedIDs</text:span> ist <text:span text:style-name="Source_20_Text">[1, 3]</text:span>.</text:p>
      <text:list xml:id="list2270239740" text:style-name="L27">
        <text:list-item>
          <text:p text:style-name="P275"><text:span text:style-name="Strong_20_Emphasis">Filter-Ergebnisse</text:span>:</text:p>
          <text:list>
            <text:list-item>
              <text:p text:style-name="P275">Option mit ID 1: Ausgeschlossen (bereits ausgewählt).</text:p>
            </text:list-item>
            <text:list-item>
              <text:p text:style-name="P275">Option mit ID 2: Behalten.</text:p>
            </text:list-item>
            <text:list-item>
              <text:p text:style-name="P275">Option mit ID 3: Ausgeschlossen (bereits ausgewählt).</text:p>
            </text:list-item>
            <text:list-item>
              <text:p text:style-name="P274">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7"><text:span text:style-name="Source_20_Text">[</text:span></text:p>
      <text:p text:style-name="P77"><text:span text:style-name="Source_20_Text"><text:s text:c="2"/>{ IDinventarExterneNummern: 2, ExterneNummer: 'Nummer2' },</text:span></text:p>
      <text:p text:style-name="P77"><text:span text:style-name="Source_20_Text"><text:s text:c="2"/>{ IDinventarExterneNummern: 4, ExterneNummer: 'Nummer4' }</text:span></text:p>
      <text:p text:style-name="P78"><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724967445" text:style-name="L28">
        <text:list-item>
          <text:p text:style-name="P276"><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76"><text:span text:style-name="Strong_20_Emphasis">Schritte</text:span>:</text:p>
          <text:list>
            <text:list-item>
              <text:p text:style-name="P277"><text:span text:style-name="Strong_20_Emphasis">Sammle die ausgewählten IDs aus anderen </text:span><text:span text:style-name="Strong_20_Emphasis"><text:span text:style-name="Source_20_Text">&lt;v-select&gt;</text:span></text:span>:</text:p>
              <text:list>
                <text:list-item>
                  <text:p text:style-name="P277">Erstelle ein Array <text:span text:style-name="Source_20_Text">selectedIDs</text:span>, das alle ausgewählten IDs außer der aktuellen enthält.</text:p>
                </text:list-item>
              </text:list>
            </text:list-item>
            <text:list-item>
              <text:p text:style-name="P277"><text:span text:style-name="Strong_20_Emphasis">Filtere die verfügbaren Optionen</text:span>:</text:p>
              <text:list>
                <text:list-item>
                  <text:p text:style-name="P277">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77"><text:soft-page-break/><text:span text:style-name="Strong_20_Emphasis">Rückgabe</text:span>:</text:p>
              <text:list>
                <text:list-item>
                  <text:p text:style-name="P276">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7"><text:span text:style-name="Source_20_Text">&lt;v-select</text:span></text:p>
      <text:p text:style-name="P77"><text:span text:style-name="Source_20_Text"><text:s text:c="2"/>v-for="(value, index) in textInventarNummern"</text:span></text:p>
      <text:p text:style-name="P77"><text:span text:style-name="Source_20_Text"><text:s text:c="2"/>:key="'select-' + index"</text:span></text:p>
      <text:p text:style-name="P77"><text:span text:style-name="Source_20_Text"><text:s text:c="2"/>v-model="textInventarNummern[index]"</text:span></text:p>
      <text:p text:style-name="P77"><text:span text:style-name="Source_20_Text"><text:s text:c="2"/>:items="getAvailableOptions(index)"</text:span></text:p>
      <text:p text:style-name="P77"><text:span text:style-name="Source_20_Text"><text:s text:c="2"/>item-title="ExterneNummer"</text:span></text:p>
      <text:p text:style-name="P177"><text:span text:style-name="Source_20_Text"><text:s text:c="2"/>item-value="ExterneNummer"</text:span></text:p>
      <text:p text:style-name="P77"><text:span text:style-name="Source_20_Text"><text:s text:c="2"/>:label="'Bitte den Zustand wählen ' + (index + 1)"</text:span></text:p>
      <text:p text:style-name="P77"><text:span text:style-name="Source_20_Text"><text:s text:c="2"/>persistent-hint</text:span></text:p>
      <text:p text:style-name="P77"><text:span text:style-name="Source_20_Text"><text:s text:c="2"/>single-line</text:span></text:p>
      <text:p text:style-name="P78"><text:span text:style-name="Source_20_Text">&gt;&lt;/v-select&gt;</text:span></text:p>
      <text:list xml:id="list2802555225" text:style-name="L29">
        <text:list-item>
          <text:p text:style-name="P279"><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79"><text:span text:style-name="Strong_20_Emphasis"><text:span text:style-name="Source_20_Text">v-model</text:span></text:span>: Bindet den ausgewählten Wert an <text:span text:style-name="Source_20_Text">textInventarNummern[index]</text:span>.</text:p>
        </text:list-item>
        <text:list-item>
          <text:p text:style-name="P279"><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78"><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912318892" text:style-name="L30">
        <text:list-item>
          <text:p text:style-name="P281"><text:span text:style-name="Strong_20_Emphasis">Vermeidung von Duplikaten</text:span>: Verhindert, dass der Benutzer dieselbe externe Nummer mehrfach auswählt.</text:p>
        </text:list-item>
        <text:list-item>
          <text:p text:style-name="P281"><text:span text:style-name="Strong_20_Emphasis">Dynamische Aktualisierung</text:span>: Wenn der Benutzer eine Auswahl ändert, aktualisiert sich die Liste der verfügbaren Optionen automatisch.</text:p>
        </text:list-item>
        <text:list-item>
          <text:p text:style-name="P280"><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3768028841" text:style-name="L31">
        <text:list-item>
          <text:p text:style-name="P283"><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83"><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82"><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bookmark-start text:name="__RefHeading___Toc60953_3296530384"/><text:span text:style-name="Strong_20_Emphasis">Mögliche Erweiterungen</text:span><text:bookmark-end text:name="__RefHeading___Toc60953_3296530384"/></text:h>
      <text:list xml:id="list578891422" text:style-name="L32">
        <text:list-item>
          <text:p text:style-name="P285"><text:span text:style-name="Strong_20_Emphasis">Validierung</text:span>: Ergänze eine Überprüfung, um sicherzustellen, dass alle erforderlichen Felder ausgefüllt sind.</text:p>
        </text:list-item>
        <text:list-item>
          <text:p text:style-name="P285"><text:span text:style-name="Strong_20_Emphasis">Fehlerbehandlung</text:span>: Füge Meldungen hinzu, wenn keine verfügbaren Optionen mehr vorhanden sind.</text:p>
        </text:list-item>
        <text:list-item>
          <text:p text:style-name="P284"><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576028857" text:style-name="L33">
        <text:list-item>
          <text:p text:style-name="P286"><text:span text:style-name="Strong_20_Emphasis"><text:span text:style-name="Source_20_Text">inventarExterneNummern.value</text:span></text:span>:</text:p>
          <text:p text:style-name="P218">javascript</text:p>
          <text:p text:style-name="P218">Copy code</text:p>
          <text:p text:style-name="P219"><text:span text:style-name="Source_20_Text">[</text:span></text:p>
          <text:p text:style-name="P219"><text:span text:style-name="Source_20_Text"><text:s text:c="2"/>{ IDinventarExterneNummern: 1, ExterneNummer: 'Nummer1' },</text:span></text:p>
          <text:p text:style-name="P219"><text:span text:style-name="Source_20_Text"><text:s text:c="2"/>{ IDinventarExterneNummern: 2, ExterneNummer: 'Nummer2' },</text:span></text:p>
          <text:p text:style-name="P219"><text:span text:style-name="Source_20_Text"><text:s text:c="2"/>{ IDinventarExterneNummern: 3, ExterneNummer: 'Nummer3' }</text:span></text:p>
          <text:p text:style-name="P220"><text:span text:style-name="Source_20_Text">]</text:span></text:p>
        </text:list-item>
        <text:list-item>
          <text:p text:style-name="P286"><text:span text:style-name="Strong_20_Emphasis">Aktuelle Auswahl (</text:span><text:span text:style-name="Strong_20_Emphasis"><text:span text:style-name="Source_20_Text">textInventarNummern.value</text:span></text:span><text:span text:style-name="Strong_20_Emphasis">)</text:span>:</text:p>
          <text:p text:style-name="P218">javascript</text:p>
          <text:p text:style-name="P218">Copy code</text:p>
          <text:p text:style-name="P220"><text:span text:style-name="Source_20_Text">[1, null, 3]</text:span></text:p>
        </text:list-item>
        <text:list-item>
          <text:p text:style-name="P286"><text:span text:style-name="Strong_20_Emphasis">Aufruf von </text:span><text:span text:style-name="Strong_20_Emphasis"><text:span text:style-name="Source_20_Text">getAvailableOptions(1)</text:span></text:span>:</text:p>
          <text:list>
            <text:list-item>
              <text:p text:style-name="P287"><text:span text:style-name="Strong_20_Emphasis">Berechnung von </text:span><text:span text:style-name="Strong_20_Emphasis"><text:span text:style-name="Source_20_Text">selectedIDs</text:span></text:span>:</text:p>
              <text:list>
                <text:list-item>
                  <text:p text:style-name="P287"><text:span text:style-name="Source_20_Text">index</text:span> ist <text:span text:style-name="Source_20_Text">1</text:span>, also schließen wir den Wert an Position <text:span text:style-name="Source_20_Text">1</text:span> aus.</text:p>
                </text:list-item>
                <text:list-item>
                  <text:p text:style-name="P287"><text:span text:style-name="Source_20_Text">selectedIDs</text:span> wird zu <text:span text:style-name="Source_20_Text">[1, 3]</text:span>.</text:p>
                </text:list-item>
              </text:list>
            </text:list-item>
            <text:list-item>
              <text:p text:style-name="P287"><text:span text:style-name="Strong_20_Emphasis">Filterung der Optionen</text:span>:</text:p>
              <text:list>
                <text:list-item>
                  <text:p text:style-name="P287">Verfügbare Optionen sind diejenigen, deren IDs nicht in <text:span text:style-name="Source_20_Text">[1, 3]</text:span> sind.</text:p>
                </text:list-item>
                <text:list-item>
                  <text:p text:style-name="P286">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7"/>
      <text:p text:style-name="P167"/>
      <text:h text:style-name="Heading_20_2" text:outline-level="2"><text:bookmark-start text:name="__RefHeading___Toc60959_3296530384"/><text:soft-page-break/>Array erzeugen um die externeID (ExterneInventarNummer) an das Backend zu senden:<text:bookmark-end text:name="__RefHeading___Toc60959_3296530384"/></text:h>
      <text:p text:style-name="P194">Leihvorgang.vue</text:p>
      <text:p text:style-name="P184">Das hier funtktioniert soweit, ABER es erzeugt ein verschachteltes Array, das nicht ohne weiter </text:p>
      <text:p text:style-name="P184">iteriert werden kann.</text:p>
      <text:p text:style-name="P185"><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5">vergebenAm</text:span><text:span text:style-name="T4"> = </text:span><text:span text:style-name="T86">now</text:span><text:span text:style-name="T4">() WHERE </text:span><text:span text:style-name="T35">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1">execute</text:span><text:span text:style-name="T20">(</text:span><text:span text:style-name="T30">sql</text:span><text:span text:style-name="T20">, [</text:span><text:span text:style-name="T30">item</text:span><text:span text:style-name="T20">.ExterneNummer])</text:span><text:line-break/><text:span text:style-name="T20">}</text:span></text:p>
      <text:p text:style-name="P184"/>
      <text:p text:style-name="P184">Soll ein flaches Array erzeugt werden, dann so:</text:p>
      <text:p text:style-name="P184"/>
      <text:p text:style-name="P185"><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5">value</text:span><text:span text:style-name="T20">) {</text:span><text:line-break/><text:span text:style-name="T20"> <text:s/></text:span><text:span text:style-name="T15">if</text:span><text:span text:style-name="T20">(</text:span><text:span text:style-name="T30">item</text:span><text:span text:style-name="T20">.</text:span><text:span text:style-name="T35">ExterneInventarNummerPflicht </text:span><text:span text:style-name="T20">=== </text:span><text:span text:style-name="T62">1</text:span><text:span text:style-name="T20">){</text:span><text:line-break/><text:span text:style-name="T20"> <text:s text:c="3"/></text:span><text:span text:style-name="T30">externeInventarNummer</text:span><text:span text:style-name="T20">.</text:span><text:span text:style-name="T41">push</text:span><text:span text:style-name="T20">(...</text:span><text:span text:style-name="T30">item</text:span><text:span text:style-name="T20">.</text:span><text:span text:style-name="T35">externeID</text:span><text:span text:style-name="T20">);</text:span><text:line-break/><text:span text:style-name="T20"> <text:s/>}</text:span><text:line-break/><text:span text:style-name="T20">}</text:span></text:p>
      <text:p text:style-name="P184"/>
      <text:p text:style-name="P186">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187">//Übergabe der Daten aus cartItems vuex-Store</text:p>
      <text:p text:style-name="P187"/>
      <text:p text:style-name="P189">showDialog: true,</text:p>
      <text:p text:style-name="P189">Menge: menge,</text:p>
      <text:p text:style-name="P188">idArtikel: idArtikel,</text:p>
      <text:p text:style-name="P188">externeInventarNummerPflicht: externeInventarNummerPflicht,</text:p>
      <text:p text:style-name="P188"><text:bookmark-start text:name="__DdeLink__82806_2578173521"/>idInventarKategorie<text:bookmark-end text:name="__DdeLink__82806_2578173521"/>: idInventarKategorie,</text:p>
      <text:p text:style-name="P188"/>
      <text:h text:style-name="Heading_20_2" text:outline-level="2"><text:bookmark-start text:name="__RefHeading___Toc60963_3296530384"/>Vuex-Store showDialogArtikelTausch:<text:bookmark-end text:name="__RefHeading___Toc60963_3296530384"/></text:h>
      <text:p text:style-name="P174"/>
      <text:p text:style-name="P174">{</text:p>
      <text:p text:style-name="P174"><text:s text:c="2"/>"showDialog": true,</text:p>
      <text:p text:style-name="P174"><text:s text:c="2"/>"artikelDetails": {</text:p>
      <text:p text:style-name="P174"><text:s text:c="4"/>"konfektionsGroesse_Konfektionsgroesse": "XL",</text:p>
      <text:p text:style-name="P174"><text:s text:c="4"/>"ia_Bildpfad": "/images/artikel/Dicker_Peter_schwarz.jpg",</text:p>
      <text:p text:style-name="P174"><text:s text:c="4"/>"ia_ArtikelBezeichnung": "Dicker Peter",</text:p>
      <text:p text:style-name="P174"><text:s text:c="4"/>"ibp_Menge": 1,</text:p>
      <text:p text:style-name="P174"><text:s text:c="4"/>"farbe": "schwarz",</text:p>
      <text:p text:style-name="P174"><text:s text:c="4"/>"<text:bookmark-start text:name="__DdeLink__101741_2578173521"/>ibp_externeInventarNummer<text:bookmark-end text:name="__DdeLink__101741_2578173521"/>": "",</text:p>
      <text:p text:style-name="P174"><text:s text:c="4"/>"ibp_Preis": "10.00",</text:p>
      <text:p text:style-name="P174"><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74"><text:s text:c="4"/>"ibp_Bezeichnung": "ausgeliehen Tausch",</text:p>
      <text:p text:style-name="P174"><text:s text:c="4"/>"ibp_IDinventarBuchungenPositionenStatus": 7,</text:p>
      <text:p text:style-name="P174"><text:s text:c="4"/>"ibp_StatusDatum": "2024-11-13T14:36:46.000Z",</text:p>
      <text:p text:style-name="P174"><text:s text:c="4"/>"iz_Bezeichnung": null,</text:p>
      <text:p text:style-name="P176"><text:s text:c="4"/>"iz_IDInventarZustand": <text:span text:style-name="T117">4</text:span></text:p>
      <text:p text:style-name="P174"><text:s text:c="4"/>"ibp_Bemerkung": null,</text:p>
      <text:p text:style-name="P174"><text:s text:c="4"/>"ibp_GesamtPreis": "55.00",</text:p>
      <text:p text:style-name="P174"><text:soft-page-break/><text:s text:c="4"/>"ibp_Count": 7,</text:p>
      <text:p text:style-name="P174"><text:s text:c="4"/>"ia_IDInventarKategorie": 4,</text:p>
      <text:p text:style-name="P174"><text:s text:c="4"/>"ibp_IDInventarBuchungen": 35,</text:p>
      <text:p text:style-name="P174"><text:s text:c="4"/>"ia_IDInventarArtikel": 7,</text:p>
      <text:p text:style-name="P174"><text:s text:c="4"/>"ia_externeInventarNummerPflicht": 0</text:p>
      <text:p text:style-name="P174"><text:s text:c="2"/>}</text:p>
      <text:p text:style-name="P174">}</text:p>
      <text:p text:style-name="P174"/>
      <text:h text:style-name="P212" text:outline-level="2"><text:bookmark-start text:name="__RefHeading___Toc60965_3296530384"/>Vuex-Store <text:span text:style-name="T114">s</text:span>howDialogRuecknahmeArtikel:<text:bookmark-end text:name="__RefHeading___Toc60965_3296530384"/></text:h>
      <text:p text:style-name="P174"/>
      <text:p text:style-name="P174">{</text:p>
      <text:p text:style-name="P174"><text:s text:c="2"/>"showDialog": true,</text:p>
      <text:p text:style-name="P174"><text:s text:c="2"/>"IDinventarBuchungenPositionen": 182,</text:p>
      <text:p text:style-name="P174"><text:s text:c="2"/>"bemerkung": "",</text:p>
      <text:p text:style-name="P174"><text:s text:c="2"/>"artikelDetails": {</text:p>
      <text:p text:style-name="P174"><text:s text:c="4"/>"konfektionsGroesse_Konfektionsgroesse": "XL",</text:p>
      <text:p text:style-name="P174"><text:s text:c="4"/>"ia_Bildpfad": "/images/artikel/Bluse_schwarz.jpg",</text:p>
      <text:p text:style-name="P174"><text:s text:c="4"/>"ia_ArtikelBezeichnung": "Hexen-Bluse",</text:p>
      <text:p text:style-name="P174"><text:s text:c="4"/>"ibp_Menge": 1,</text:p>
      <text:p text:style-name="P174"><text:s text:c="4"/>"farbe": "schwarz",</text:p>
      <text:p text:style-name="P174"><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74"><text:s text:c="4"/>"ibp_Preis": "7.00",</text:p>
      <text:p text:style-name="P174"><text:s text:c="4"/>"ibp_IDinventarBuchungenPositionen": 182,</text:p>
      <text:p text:style-name="P174"><text:s text:c="4"/>"ibp_Bezeichnung": "ausgeliehen Tausch",</text:p>
      <text:p text:style-name="P174"><text:s text:c="4"/>"ibp_IDinventarBuchungenPositionenStatus": 7,</text:p>
      <text:p text:style-name="P174"><text:s text:c="4"/>"ibp_StatusDatum": "2024-11-13T15:03:29.000Z",</text:p>
      <text:p text:style-name="P174"><text:s text:c="4"/>"iz_Bezeichnung": null,</text:p>
      <text:p text:style-name="P176"><text:s text:c="4"/>"iz_IDInventarZustand": <text:span text:style-name="T117">4</text:span></text:p>
      <text:p text:style-name="P174"><text:s text:c="4"/>"ibp_Bemerkung": null,</text:p>
      <text:p text:style-name="P174"><text:s text:c="4"/>"ibp_GesamtPreis": "21.00",</text:p>
      <text:p text:style-name="P174"><text:s text:c="4"/>"ibp_Count": 3,</text:p>
      <text:p text:style-name="P174"><text:s text:c="4"/>"ia_IDInventarKategorie": 2,</text:p>
      <text:p text:style-name="P174"><text:s text:c="4"/>"ibp_IDInventarBuchungen": 36,</text:p>
      <text:p text:style-name="P174"><text:s text:c="4"/>"<text:bookmark-start text:name="__DdeLink__113541_2578173521"/>ia_IDInventarArtikel<text:bookmark-end text:name="__DdeLink__113541_2578173521"/>": 11,</text:p>
      <text:p text:style-name="P174"><text:s text:c="4"/>"<text:bookmark-start text:name="__DdeLink__107583_2578173521"/>ia_externeInventarNummerPflicht<text:bookmark-end text:name="__DdeLink__107583_2578173521"/>": 0</text:p>
      <text:p text:style-name="P174"><text:s text:c="2"/>},</text:p>
      <text:p text:style-name="P174"><text:s text:c="2"/>"artikelZustand": "",</text:p>
      <text:p text:style-name="P174"><text:s text:c="2"/>"memberName": "Jonathan König",</text:p>
      <text:p text:style-name="P174"><text:s text:c="2"/>"idMitglied": 209923012</text:p>
      <text:p text:style-name="P174">}</text:p>
      <text:p text:style-name="P174"/>
      <text:h text:style-name="P213" text:outline-level="2"><text:bookmark-start text:name="__RefHeading___Toc60967_3296530384"/>Vuex-Store showDialogRuecknahmeArtikel:<text:bookmark-end text:name="__RefHeading___Toc60967_3296530384"/></text:h>
      <text:p text:style-name="P175"/>
      <text:p text:style-name="P175">{</text:p>
      <text:p text:style-name="P175"><text:s text:c="2"/>"showDialog": true,</text:p>
      <text:p text:style-name="P175"><text:s text:c="2"/>"artikelDetails": {</text:p>
      <text:p text:style-name="P175"><text:s text:c="4"/>"konfektionsGroesse_Konfektionsgroesse": "XL",</text:p>
      <text:p text:style-name="P175"><text:s text:c="4"/>"ia_Bildpfad": "/images/artikel/Dicker_Peter_schwarz.jpg",</text:p>
      <text:p text:style-name="P175"><text:s text:c="4"/>"ia_ArtikelBezeichnung": "Dicker Peter",</text:p>
      <text:p text:style-name="P175"><text:soft-page-break/><text:s text:c="4"/>"ibp_Menge": 1,</text:p>
      <text:p text:style-name="P175"><text:s text:c="4"/>"farbe": "schwarz",</text:p>
      <text:p text:style-name="P175"><text:s text:c="4"/>"<text:bookmark-start text:name="__DdeLink__101741_25781735211"/>ibp_externeInventarNummer<text:bookmark-end text:name="__DdeLink__101741_25781735211"/>": "",</text:p>
      <text:p text:style-name="P175"><text:s text:c="4"/>"ibp_Preis": "10.00",</text:p>
      <text:p text:style-name="P175"><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75"><text:s text:c="4"/>"ibp_Bezeichnung": "ausgeliehen Tausch",</text:p>
      <text:p text:style-name="P175"><text:s text:c="4"/>"ibp_IDinventarBuchungenPositionenStatus": 7,</text:p>
      <text:p text:style-name="P175"><text:s text:c="4"/>"ibp_StatusDatum": "2024-11-13T14:36:46.000Z",</text:p>
      <text:p text:style-name="P175"><text:s text:c="4"/>"iz_Bezeichnung": null,</text:p>
      <text:p text:style-name="P176"><text:s text:c="4"/>"iz_IDInventarZustand": <text:span text:style-name="T117">4</text:span></text:p>
      <text:p text:style-name="P175"><text:s text:c="4"/>"ibp_Bemerkung": null,</text:p>
      <text:p text:style-name="P175"><text:s text:c="4"/>"ibp_GesamtPreis": "55.00",</text:p>
      <text:p text:style-name="P175"><text:s text:c="4"/>"ibp_Count": 7,</text:p>
      <text:p text:style-name="P175"><text:s text:c="4"/>"ia_IDInventarKategorie": 4,</text:p>
      <text:p text:style-name="P175"><text:s text:c="4"/>"ibp_IDInventarBuchungen": 35,</text:p>
      <text:p text:style-name="P175"><text:s text:c="4"/>"ia_IDInventarArtikel": 7,</text:p>
      <text:p text:style-name="P175"><text:s text:c="4"/>"ia_externeInventarNummerPflicht": 0</text:p>
      <text:p text:style-name="P175"><text:s text:c="2"/>}</text:p>
      <text:p text:style-name="P175">}</text:p>
      <text:p text:style-name="P174"/>
      <text:h text:style-name="Heading_20_2" text:outline-level="2"><text:bookmark-start text:name="__RefHeading___Toc60969_3296530384"/>v-select <text:span text:style-name="T116">und v-textfield </text:span>Design-Varianten<text:bookmark-end text:name="__RefHeading___Toc60969_3296530384"/></text:h>
      <text:p text:style-name="P195">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14" text:outline-level="2"><text:bookmark-start text:name="__RefHeading___Toc60971_3296530384"/>v-select Design-Varianten<text:bookmark-end text:name="__RefHeading___Toc60971_3296530384"/></text:h>
      <text:p text:style-name="P196"><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text:p text:style-name="P196"/>
      <text:h text:style-name="Heading_20_2" text:outline-level="2">v-Dialog zur Verwendung als ‚ToolTip‘ Ersatz.</text:h>
      <text:p text:style-name="P200"/>
      <text:p text:style-name="P199"><text:span text:style-name="T66">&lt;script </text:span><text:span text:style-name="T68">setup</text:span><text:span text:style-name="T66">&gt;</text:span><text:line-break/><text:span text:style-name="T15">import </text:span><text:span text:style-name="T20">{ defineProps, defineEmits } </text:span><text:span text:style-name="T15">from </text:span><text:span text:style-name="T4">'vue'</text:span><text:span text:style-name="T20">;</text:span><text:line-break/><text:line-break/><text:span text:style-name="T48">// Definiere die Props, einschließlich `modelValue` für v-model</text:span><text:line-break/><text:span text:style-name="T15">const </text:span><text:span text:style-name="T30">props </text:span><text:span text:style-name="T20">= defineProps({</text:span><text:line-break/><text:span text:style-name="T20"> <text:s/></text:span><text:span text:style-name="T35">modelValue</text:span><text:span text:style-name="T20">: {</text:span><text:line-break/><text:span text:style-name="T20"> <text:s text:c="3"/></text:span><text:span text:style-name="T35">type</text:span><text:span text:style-name="T20">: </text:span><text:span text:style-name="T41">Boolean</text:span><text:span text:style-name="T20">,</text:span><text:line-break/><text:span text:style-name="T20"> <text:s text:c="3"/></text:span><text:span text:style-name="T35">required</text:span><text:span text:style-name="T20">: </text:span><text:span text:style-name="T15">true</text:span><text:span text:style-name="T20">,</text:span><text:line-break/><text:span text:style-name="T20"> <text:s/>},</text:span><text:line-break/><text:span text:style-name="T20"> <text:s/></text:span><text:span text:style-name="T35">dialogTitle</text:span><text:span text:style-name="T20">: {</text:span><text:line-break/><text:span text:style-name="T20"> <text:s text:c="3"/></text:span><text:span text:style-name="T35">type</text:span><text:span text:style-name="T20">: </text:span><text:span text:style-name="T41">String</text:span><text:span text:style-name="T20">,</text:span><text:line-break/><text:span text:style-name="T20"> <text:s text:c="3"/></text:span><text:span text:style-name="T35">required</text:span><text:span text:style-name="T20">: </text:span><text:span text:style-name="T15">true</text:span><text:span text:style-name="T20">,</text:span><text:line-break/><text:soft-page-break/><text:span text:style-name="T20"> <text:s/>},</text:span><text:line-break/><text:span text:style-name="T20"> <text:s/></text:span><text:span text:style-name="T35">dialogText</text:span><text:span text:style-name="T20">: {</text:span><text:line-break/><text:span text:style-name="T20"> <text:s text:c="3"/></text:span><text:span text:style-name="T35">type</text:span><text:span text:style-name="T20">: </text:span><text:span text:style-name="T41">String</text:span><text:span text:style-name="T20">,</text:span><text:line-break/><text:span text:style-name="T20"> <text:s text:c="3"/></text:span><text:span text:style-name="T35">required</text:span><text:span text:style-name="T20">: </text:span><text:span text:style-name="T15">true</text:span><text:span text:style-name="T20">,</text:span><text:line-break/><text:span text:style-name="T20"> <text:s/>},</text:span><text:line-break/><text:span text:style-name="T20">});</text:span><text:line-break/><text:line-break/><text:span text:style-name="T48">// Definiere die Emits für die Aktualisierung des Dialog-Status</text:span><text:line-break/><text:span text:style-name="T15">const </text:span><text:span text:style-name="T30">emit </text:span><text:span text:style-name="T20">= defineEmits([</text:span><text:span text:style-name="T4">'update:modelValue'</text:span><text:span text:style-name="T20">]);</text:span><text:line-break/><text:line-break/><text:span text:style-name="T48">// Methode zum Schließen des Dialogs</text:span><text:line-break/><text:span text:style-name="T15">function </text:span><text:span text:style-name="T41">closeDialog</text:span><text:span text:style-name="T20">(){</text:span><text:line-break/><text:span text:style-name="T20"> <text:s/></text:span><text:span text:style-name="T30">emit</text:span><text:span text:style-name="T20">(</text:span><text:span text:style-name="T4">'update:modelValue'</text:span><text:span text:style-name="T20">, </text:span><text:span text:style-name="T15">false</text:span><text:span text:style-name="T20">);</text:span><text:line-break/><text:span text:style-name="T20">}</text:span><text:line-break/><text:line-break/><text:span text:style-name="T66">&lt;/script&gt;</text:span><text:line-break/><text:line-break/><text:span text:style-name="T66">&lt;template&gt;</text:span><text:line-break/><text:span text:style-name="T66"> <text:s/>&lt;v-dialog </text:span><text:span text:style-name="T68">v-model</text:span><text:span text:style-name="T4">="</text:span><text:span text:style-name="T35">props</text:span><text:span text:style-name="T20">.</text:span><text:span text:style-name="T35">modelValue</text:span><text:span text:style-name="T4">" </text:span><text:span text:style-name="T68">max-width</text:span><text:span text:style-name="T4">="500"</text:span><text:span text:style-name="T66">&gt;</text:span><text:line-break/><text:span text:style-name="T66"> <text:s text:c="3"/>&lt;v-card&gt;</text:span><text:line-break/><text:span text:style-name="T66"> <text:s text:c="5"/>&lt;v-card-title </text:span><text:span text:style-name="T68">class</text:span><text:span text:style-name="T4">="headline"</text:span><text:span text:style-name="T66">&gt;</text:span><text:span text:style-name="T20">{{</text:span><text:span text:style-name="T25"> props.dialogTitle </text:span><text:span text:style-name="T20">}}</text:span><text:span text:style-name="T66">&lt;/v-card-title&gt;</text:span><text:line-break/><text:span text:style-name="T66"> <text:s text:c="5"/>&lt;v-card-text&gt;</text:span><text:line-break/><text:span text:style-name="T66"> <text:s text:c="7"/></text:span><text:span text:style-name="T20">{{</text:span><text:span text:style-name="T25"> props.dialogText </text:span><text:span text:style-name="T20">}}</text:span><text:line-break/><text:span text:style-name="T20"> <text:s text:c="5"/></text:span><text:span text:style-name="T66">&lt;/v-card-text&gt;</text:span><text:line-break/><text:span text:style-name="T66"> <text:s text:c="5"/>&lt;v-card-actions&gt;</text:span><text:line-break/><text:span text:style-name="T66"> <text:s text:c="7"/>&lt;v-spacer&gt;&lt;/v-spacer&gt;</text:span><text:line-break/><text:span text:style-name="T66"> <text:s text:c="7"/>&lt;v-btn </text:span><text:span text:style-name="T68">color</text:span><text:span text:style-name="T4">="primary" </text:span><text:span text:style-name="T68">@click</text:span><text:span text:style-name="T4">="</text:span><text:span text:style-name="T41">closeDialog</text:span><text:span text:style-name="T4">"</text:span><text:span text:style-name="T66">&gt;</text:span><text:span text:style-name="T20">Schließen</text:span><text:span text:style-name="T66">&lt;/v-btn&gt;</text:span><text:line-break/><text:span text:style-name="T66"> <text:s text:c="5"/>&lt;/v-card-actions&gt;</text:span><text:line-break/><text:span text:style-name="T66"> <text:s text:c="3"/>&lt;/v-card&gt;</text:span><text:line-break/><text:span text:style-name="T66"> <text:s/>&lt;/v-dialog&gt;</text:span><text:line-break/><text:span text:style-name="T66">&lt;/template&gt;</text:span><text:line-break/><text:line-break/><text:span text:style-name="T66">&lt;style </text:span><text:span text:style-name="T68">scoped</text:span><text:span text:style-name="T66">&gt;</text:span><text:line-break/><text:span text:style-name="T66">&lt;/style&gt;</text:span><text:line-break/></text:p>
      <text:p text:style-name="P198"/>
      <text:p text:style-name="P198"/>
      <text:p text:style-name="P199"><text:span text:style-name="T48">&lt;!-- Dialog für den vollständigen Text --&gt;</text:span><text:line-break/><text:span text:style-name="T66">&lt;DialogToolTip</text:span><text:line-break/><text:span text:style-name="T66"> <text:s text:c="3"/></text:span><text:span text:style-name="T68">v-model</text:span><text:span text:style-name="T4">="</text:span><text:span text:style-name="T35">showDialogTooltip</text:span><text:span text:style-name="T4">"</text:span><text:line-break/><text:span text:style-name="T4"> <text:s text:c="3"/></text:span><text:span text:style-name="T68">:dialogTitle</text:span><text:span text:style-name="T4">="`</text:span><text:span text:style-name="T20">${</text:span><text:span text:style-name="T35">dialogTitle</text:span><text:span text:style-name="T20">}</text:span><text:span text:style-name="T4">`"</text:span><text:line-break/><text:span text:style-name="T4"> <text:s text:c="3"/></text:span><text:span text:style-name="T68">:dialogText</text:span><text:span text:style-name="T4">="`</text:span><text:span text:style-name="T20">${</text:span><text:span text:style-name="T35">dialogText</text:span><text:span text:style-name="T20">}</text:span><text:span text:style-name="T4">`"</text:span><text:line-break/><text:span text:style-name="T66">/&gt;</text:span></text:p>
      <text:p text:style-name="P198"/>
      <text:p text:style-name="P201">Klick-Event im jeweiligen Element hinterlegen, <text:span text:style-name="T118">hier muss der Title und der Text übergeben werden</text:span></text:p>
      <text:p text:style-name="P199"><text:span text:style-name="T68">@click</text:span><text:span text:style-name="T4">="</text:span><text:span text:style-name="T41">openDialogToolTip</text:span><text:span text:style-name="T20">(</text:span><text:span text:style-name="T4">'Bemerkung'</text:span><text:span text:style-name="T20">, </text:span><text:span text:style-name="T30">itemArtikelDetails</text:span><text:span text:style-name="T20">.</text:span><text:span text:style-name="T35">ibp_Bemerkung</text:span><text:span text:style-name="T20">)</text:span><text:span text:style-name="T4">"</text:span><text:line-break/></text:p>
      <text:p text:style-name="P198"/>
      <text:p text:style-name="P201">Funkion zum öffnen des Dialogs mit Übergabe des Textes!</text:p>
      <text:p text:style-name="P199"><text:span text:style-name="T15">const </text:span><text:span text:style-name="T30">dialogTitle </text:span><text:span text:style-name="T20">= ref(</text:span><text:span text:style-name="T4">''</text:span><text:span text:style-name="T20">);</text:span><text:line-break/><text:span text:style-name="T15">const </text:span><text:span text:style-name="T30">dialogText </text:span><text:span text:style-name="T20">= ref(</text:span><text:span text:style-name="T4">''</text:span><text:span text:style-name="T20">);</text:span><text:line-break/><text:span text:style-name="T48">// Methode zum Öffnen des Dialogs</text:span><text:line-break/><text:span text:style-name="T15">function </text:span><text:span text:style-name="T41">openDialogToolTip</text:span><text:span text:style-name="T20">(dialogTitleOpen, dialogTextOpen) {</text:span><text:line-break/><text:span text:style-name="T20"> <text:s/></text:span><text:span text:style-name="T30">showDialogTooltip</text:span><text:span text:style-name="T20">.</text:span><text:span text:style-name="T35">value </text:span><text:span text:style-name="T20">= </text:span><text:span text:style-name="T15">true</text:span><text:span text:style-name="T20">;</text:span><text:line-break/><text:span text:style-name="T20"> <text:s/></text:span><text:span text:style-name="T30">dialogTitle</text:span><text:span text:style-name="T20">.</text:span><text:span text:style-name="T35">value </text:span><text:span text:style-name="T20">= dialogTitleOpen;</text:span><text:line-break/><text:span text:style-name="T20"> <text:s/></text:span><text:span text:style-name="T30">dialogText</text:span><text:span text:style-name="T20">.</text:span><text:span text:style-name="T35">value </text:span><text:span text:style-name="T20">= dialogTextOpen;</text:span><text:line-break/><text:span text:style-name="T20">}</text:span></text:p>
      <text:p text:style-name="P198"/>
      <text:p text:style-name="P198"/>
      <text:h text:style-name="Heading_20_2" text:outline-level="2"><text:soft-page-break/>Globale Notification via Snackbar an User ausgeben:</text:h>
      <text:p text:style-name="P202"/>
      <text:p text:style-name="P203">Die Komponente Notification.vue stellt eine Snackbar bereit, die abhängig von der Erfolgsmeldung eine Hinweis an den User ausgibt. </text:p>
      <text:p text:style-name="P203">Dazu dient das script in scripte/notification.js als Vorlage und gibt die Farben und Dauer der Einblendung entgegen. Über den vuex-store werden die Zustände und Nachrichten gespeichert sowie das Anzeigen und ausblenden der Snackbar gespeichert. </text:p>
      <text:p text:style-name="P203"/>
      <text:p text:style-name="P203">Hauptsächlich habe ich mich für diese Lösung entschieden um die Aufrufe zum Backend und evtl. Fehlermeldung dem User anzuzeigen. </text:p>
      <text:p text:style-name="P203">Sollte ein Aufruf fehlschlagen, werden bestimme HTTP Fehlercodes abgefangen und dem user angezeigt.</text:p>
      <text:p text:style-name="P203"/>
      <text:p text:style-name="P203">Soll die Snackbar angezeigt werden muss notification importiert werden:</text:p>
      <text:p text:style-name="P205"><text:span text:style-name="T16">import </text:span><text:span text:style-name="T24">{ </text:span><text:span text:style-name="T43">notifyError, </text:span><text:span text:style-name="T41">notifySuccess</text:span><text:span text:style-name="T43"> </text:span><text:span text:style-name="T24">} </text:span><text:span text:style-name="T16">from </text:span><text:span text:style-name="T7">'@/scripte/notifications.js'</text:span><text:span text:style-name="T24">; </text:span><text:span text:style-name="T50">// globale Benachrichtigungen</text:span><text:span text:style-name="T119"><text:line-break/></text:span></text:p>
      <text:p text:style-name="P203"/>
      <text:p text:style-name="P203">die Komponente <text:s text:c="4"/>&lt;Notifications /&gt; im template eingebunden werden und die entsprechende Message im script abgesetzt werden, z.B.</text:p>
      <text:p text:style-name="P204"><text:span text:style-name="T48">// Teste die Benachrichtigungen</text:span><text:line-break/><text:span text:style-name="T41">notifyError</text:span><text:span text:style-name="T20">(</text:span><text:span text:style-name="T4">'Dies ist eine Test-Fehlermeldung.'</text:span><text:span text:style-name="T20">);</text:span><text:line-break/><text:span text:style-name="T41">notifySuccess</text:span><text:span text:style-name="T20">(</text:span><text:span text:style-name="T4">'Dies ist eine Test-Erfolgsnachricht.'</text:span><text:span text:style-name="T20">);</text:span></text:p>
      <text:p text:style-name="P203"/>
      <text:p text:style-name="P203">Das wars.</text:p>
      <text:p text:style-name="P203"/>
      <text:p text:style-name="P203"/>
      <text:h text:style-name="Heading_20_2" text:outline-level="2">console.log im Frontend in der Produktions wird standardmäßig unterdrückt</text:h>
      <text:p text:style-name="P225"/>
      <text:p text:style-name="P225">In der Datei vite.config.js unter build kann mit: </text:p>
      <text:p text:style-name="P225"><text:s text:c="3"/>drop_console: true,</text:p>
      <text:p text:style-name="P225"><text:s text:c="3"/>drop_debugger: true,</text:p>
      <text:p text:style-name="P225"/>
      <text:p text:style-name="P225">die console Ausgabe unterdrückt (Standard) bei Bedarf auf false umstellen, damit die Ausgabe auch wieder in der Produktion sichtbar 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2-03T17:05:13.749201343</dc:date>
    <meta:editing-duration>P31DT17H47M3S</meta:editing-duration>
    <meta:editing-cycles>143</meta:editing-cycles>
    <meta:document-statistic meta:table-count="0" meta:image-count="0" meta:object-count="0" meta:page-count="55" meta:paragraph-count="1213" meta:word-count="9540" meta:character-count="89510" meta:non-whitespace-character-count="76861"/>
  </office:meta>
</office:document-meta>
</file>